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718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3.727cm"/>
    </style:style>
    <style:style style:name="co8" style:family="table-column">
      <style:table-column-properties fo:break-before="auto" style:column-width="6.712cm"/>
    </style:style>
    <style:style style:name="co9" style:family="table-column">
      <style:table-column-properties fo:break-before="auto" style:column-width="7.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te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deltaC13</text:p>
          </table:table-cell>
          <table:table-cell office:value-type="string" calcext:value-type="string">
            <text:p>deltaC13Erro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ayama</text:p>
          </table:table-cell>
          <table:table-cell office:value-type="float" office:value="40.819889" calcext:value-type="float">
            <text:p>40.819889</text:p>
          </table:table-cell>
          <table:table-cell office:value-type="float" office:value="140.788139" calcext:value-type="float">
            <text:p>140.788139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http://sitereports.nabunken.go.jp/1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yama</text:p>
          </table:table-cell>
          <table:table-cell office:value-type="float" office:value="40.819889" calcext:value-type="float">
            <text:p>40.819889</text:p>
          </table:table-cell>
          <table:table-cell office:value-type="float" office:value="140.788139" calcext:value-type="float">
            <text:p>140.788139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http://sitereports.nabunken.go.jp/1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yama</text:p>
          </table:table-cell>
          <table:table-cell office:value-type="float" office:value="40.819889" calcext:value-type="float">
            <text:p>40.819889</text:p>
          </table:table-cell>
          <table:table-cell office:value-type="float" office:value="140.788139" calcext:value-type="float">
            <text:p>140.788139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ayama</text:p>
          </table:table-cell>
          <table:table-cell office:value-type="float" office:value="40.819889" calcext:value-type="float">
            <text:p>40.819889</text:p>
          </table:table-cell>
          <table:table-cell office:value-type="float" office:value="140.788139" calcext:value-type="float">
            <text:p>140.788139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ashimichinokami</text:p>
          </table:table-cell>
          <table:table-cell office:value-type="float" office:value="40.6976" calcext:value-type="float">
            <text:p>40.6976</text:p>
          </table:table-cell>
          <table:table-cell office:value-type="float" office:value="141.266" calcext:value-type="float">
            <text:p>141.266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2.02" calcext:value-type="float">
            <text:p>-32.02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77" calcext:value-type="float">
            <text:p>-28.7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55" calcext:value-type="float">
            <text:p>-28.5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9.1" calcext:value-type="float">
            <text:p>-2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08" calcext:value-type="float">
            <text:p>-27.0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62" calcext:value-type="float">
            <text:p>-26.6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6" calcext:value-type="float">
            <text:p>-26.7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03" calcext:value-type="float">
            <text:p>-27.0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38" calcext:value-type="float">
            <text:p>-27.3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24" calcext:value-type="float">
            <text:p>-28.2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14" calcext:value-type="float">
            <text:p>-27.1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04" calcext:value-type="float">
            <text:p>-26.0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8.16" calcext:value-type="float">
            <text:p>-38.16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8" calcext:value-type="float">
            <text:p>-26.4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3" calcext:value-type="float">
            <text:p>-28.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1.75" calcext:value-type="float">
            <text:p>-31.7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26" calcext:value-type="float">
            <text:p>-28.26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68" calcext:value-type="float">
            <text:p>-28.68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52" calcext:value-type="float">
            <text:p>-27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0.2" calcext:value-type="float">
            <text:p>-30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0.8" calcext:value-type="float">
            <text:p>-30.8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1.3" calcext:value-type="float">
            <text:p>-31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2.1" calcext:value-type="float">
            <text:p>-32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61" calcext:value-type="float">
            <text:p>-28.6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table:number-columns-repeated="2"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34" calcext:value-type="float">
            <text:p>-26.3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table:number-columns-repeated="2"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1.6" calcext:value-type="float">
            <text:p>-31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2.5" calcext:value-type="float">
            <text:p>-32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table:number-columns-repeated="2"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table:number-columns-repeated="2"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9.6" calcext:value-type="float">
            <text:p>-2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table:number-columns-repeated="2"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8.5" calcext:value-type="float">
            <text:p>-2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table:number-columns-repeated="2"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table:number-columns-repeated="2"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nden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141.492" calcext:value-type="float">
            <text:p>141.492</text:p>
          </table:table-cell>
          <table:table-cell office:value-type="string" calcext:value-type="string">
            <text:p>Aomori</text:p>
          </table:table-cell>
          <table:table-cell office:value-type="float" office:value="-31.46" calcext:value-type="float">
            <text:p>-31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den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141.492" calcext:value-type="float">
            <text:p>141.492</text:p>
          </table:table-cell>
          <table:table-cell office:value-type="string" calcext:value-type="string">
            <text:p>Aomori</text:p>
          </table:table-cell>
          <table:table-cell office:value-type="float" office:value="-27.76" calcext:value-type="float">
            <text:p>-27.7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den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141.492" calcext:value-type="float">
            <text:p>141.492</text:p>
          </table:table-cell>
          <table:table-cell office:value-type="string" calcext:value-type="string">
            <text:p>Aomori</text:p>
          </table:table-cell>
          <table:table-cell office:value-type="float" office:value="-26.15" calcext:value-type="float">
            <text:p>-26.1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den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141.492" calcext:value-type="float">
            <text:p>141.492</text:p>
          </table:table-cell>
          <table:table-cell office:value-type="string" calcext:value-type="string">
            <text:p>Aomori</text:p>
          </table:table-cell>
          <table:table-cell office:value-type="float" office:value="-26.11" calcext:value-type="float">
            <text:p>-26.1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den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141.492" calcext:value-type="float">
            <text:p>141.492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25" calcext:value-type="float">
            <text:p>-28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6.37" calcext:value-type="float">
            <text:p>-26.3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6.32" calcext:value-type="float">
            <text:p>-26.3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30.34" calcext:value-type="float">
            <text:p>-30.3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06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9.18" calcext:value-type="float">
            <text:p>-29.1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11" calcext:value-type="float">
            <text:p>-28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77" calcext:value-type="float">
            <text:p>-28.7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31" calcext:value-type="float">
            <text:p>-28.31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06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6.66" calcext:value-type="float">
            <text:p>-26.6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32" calcext:value-type="float">
            <text:p>-28.3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7.54" calcext:value-type="float">
            <text:p>-27.5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06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38" calcext:value-type="float">
            <text:p>-28.3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06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30.06" calcext:value-type="float">
            <text:p>-30.0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06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7.73" calcext:value-type="float">
            <text:p>-27.7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9.2" calcext:value-type="float">
            <text:p>-29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38.1" calcext:value-type="float">
            <text:p>-3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9.8" calcext:value-type="float">
            <text:p>-29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31.3" calcext:value-type="float">
            <text:p>-31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9.9" calcext:value-type="float">
            <text:p>-29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7.19" calcext:value-type="float">
            <text:p>-27.1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6.95" calcext:value-type="float">
            <text:p>-26.95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6.9" calcext:value-type="float">
            <text:p>-26.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6.73" calcext:value-type="float">
            <text:p>-26.7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9.1" calcext:value-type="float">
            <text:p>-2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neyama(2)</text:p>
          </table:table-cell>
          <table:table-cell office:value-type="float" office:value="40.8427" calcext:value-type="float">
            <text:p>40.8427</text:p>
          </table:table-cell>
          <table:table-cell office:value-type="float" office:value="140.848" calcext:value-type="float">
            <text:p>140.848</text:p>
          </table:table-cell>
          <table:table-cell office:value-type="string" calcext:value-type="string">
            <text:p>Aomori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34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neyama(2)</text:p>
          </table:table-cell>
          <table:table-cell office:value-type="float" office:value="40.8427" calcext:value-type="float">
            <text:p>40.8427</text:p>
          </table:table-cell>
          <table:table-cell office:value-type="float" office:value="140.848" calcext:value-type="float">
            <text:p>140.848</text:p>
          </table:table-cell>
          <table:table-cell office:value-type="string" calcext:value-type="string">
            <text:p>Aomori</text:p>
          </table:table-cell>
          <table:table-cell office:value-type="float" office:value="-26.63" calcext:value-type="float">
            <text:p>-26.6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sawabe(3)</text:p>
          </table:table-cell>
          <table:table-cell office:value-type="float" office:value="40.8157" calcext:value-type="float">
            <text:p>40.8157</text:p>
          </table:table-cell>
          <table:table-cell office:value-type="float" office:value="140.691" calcext:value-type="float">
            <text:p>140.691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sawabe(3)</text:p>
          </table:table-cell>
          <table:table-cell office:value-type="float" office:value="40.8157" calcext:value-type="float">
            <text:p>40.8157</text:p>
          </table:table-cell>
          <table:table-cell office:value-type="float" office:value="140.691" calcext:value-type="float">
            <text:p>140.691</text:p>
          </table:table-cell>
          <table:table-cell office:value-type="string" calcext:value-type="string">
            <text:p>Aomori</text:p>
          </table:table-cell>
          <table:table-cell office:value-type="float" office:value="-29.3" calcext:value-type="float">
            <text:p>-2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sawabe(3)</text:p>
          </table:table-cell>
          <table:table-cell office:value-type="float" office:value="40.8157" calcext:value-type="float">
            <text:p>40.8157</text:p>
          </table:table-cell>
          <table:table-cell office:value-type="float" office:value="140.691" calcext:value-type="float">
            <text:p>140.691</text:p>
          </table:table-cell>
          <table:table-cell office:value-type="string" calcext:value-type="string">
            <text:p>Aomori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sawabe(3)</text:p>
          </table:table-cell>
          <table:table-cell office:value-type="float" office:value="40.8157" calcext:value-type="float">
            <text:p>40.8157</text:p>
          </table:table-cell>
          <table:table-cell office:value-type="float" office:value="140.691" calcext:value-type="float">
            <text:p>140.691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sawabe(3)</text:p>
          </table:table-cell>
          <table:table-cell office:value-type="float" office:value="40.8157" calcext:value-type="float">
            <text:p>40.8157</text:p>
          </table:table-cell>
          <table:table-cell office:value-type="float" office:value="140.691" calcext:value-type="float">
            <text:p>140.691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ratai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0.226" calcext:value-type="float">
            <text:p>140.226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ratai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0.226" calcext:value-type="float">
            <text:p>140.226</text:p>
          </table:table-cell>
          <table:table-cell office:value-type="string" calcext:value-type="string">
            <text:p>Aomori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ratai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0.226" calcext:value-type="float">
            <text:p>140.226</text:p>
          </table:table-cell>
          <table:table-cell office:value-type="string" calcext:value-type="string">
            <text:p>Aomori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ratai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0.226" calcext:value-type="float">
            <text:p>140.226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7.7" calcext:value-type="float">
            <text:p>-27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31.5" calcext:value-type="float">
            <text:p>-31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8.4" calcext:value-type="float">
            <text:p>-28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9.8" calcext:value-type="float">
            <text:p>-29.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9.4" calcext:value-type="float">
            <text:p>-29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2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table:number-columns-repeated="2"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no</text:p>
          </table:table-cell>
          <table:table-cell office:value-type="float" office:value="40.4784" calcext:value-type="float">
            <text:p>40.4784</text:p>
          </table:table-cell>
          <table:table-cell office:value-type="float" office:value="141.488" calcext:value-type="float">
            <text:p>141.488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no</text:p>
          </table:table-cell>
          <table:table-cell office:value-type="float" office:value="40.4784" calcext:value-type="float">
            <text:p>40.4784</text:p>
          </table:table-cell>
          <table:table-cell office:value-type="float" office:value="141.488" calcext:value-type="float">
            <text:p>141.488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412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no</text:p>
          </table:table-cell>
          <table:table-cell office:value-type="float" office:value="40.4784" calcext:value-type="float">
            <text:p>40.4784</text:p>
          </table:table-cell>
          <table:table-cell office:value-type="float" office:value="141.488" calcext:value-type="float">
            <text:p>141.488</text:p>
          </table:table-cell>
          <table:table-cell office:value-type="string" calcext:value-type="string">
            <text:p>Aomori</text:p>
          </table:table-cell>
          <table:table-cell office:value-type="float" office:value="-31.4" calcext:value-type="float">
            <text:p>-31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inuma(3)</text:p>
          </table:table-cell>
          <table:table-cell office:value-type="float" office:value="40.7521" calcext:value-type="float">
            <text:p>40.7521</text:p>
          </table:table-cell>
          <table:table-cell office:value-type="float" office:value="141.369" calcext:value-type="float">
            <text:p>141.369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inuma(3)</text:p>
          </table:table-cell>
          <table:table-cell office:value-type="float" office:value="40.7521" calcext:value-type="float">
            <text:p>40.7521</text:p>
          </table:table-cell>
          <table:table-cell office:value-type="float" office:value="141.369" calcext:value-type="float">
            <text:p>141.369</text:p>
          </table:table-cell>
          <table:table-cell office:value-type="string" calcext:value-type="string">
            <text:p>Aomori</text:p>
          </table:table-cell>
          <table:table-cell office:value-type="float" office:value="-27.7" calcext:value-type="float">
            <text:p>-2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inuma(3)</text:p>
          </table:table-cell>
          <table:table-cell office:value-type="float" office:value="40.7521" calcext:value-type="float">
            <text:p>40.7521</text:p>
          </table:table-cell>
          <table:table-cell office:value-type="float" office:value="141.369" calcext:value-type="float">
            <text:p>141.369</text:p>
          </table:table-cell>
          <table:table-cell office:value-type="string" calcext:value-type="string">
            <text:p>Aomori</text:p>
          </table:table-cell>
          <table:table-cell office:value-type="float" office:value="-30.3" calcext:value-type="float">
            <text:p>-3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awa</text:p>
          </table:table-cell>
          <table:table-cell office:value-type="float" office:value="40.7261" calcext:value-type="float">
            <text:p>40.7261</text:p>
          </table:table-cell>
          <table:table-cell office:value-type="float" office:value="140.396" calcext:value-type="float">
            <text:p>140.396</text:p>
          </table:table-cell>
          <table:table-cell office:value-type="string" calcext:value-type="string">
            <text:p>Aomori</text:p>
          </table:table-cell>
          <table:table-cell office:value-type="float" office:value="-27.31" calcext:value-type="float">
            <text:p>-27.3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awa</text:p>
          </table:table-cell>
          <table:table-cell office:value-type="float" office:value="40.7261" calcext:value-type="float">
            <text:p>40.7261</text:p>
          </table:table-cell>
          <table:table-cell office:value-type="float" office:value="140.396" calcext:value-type="float">
            <text:p>140.396</text:p>
          </table:table-cell>
          <table:table-cell office:value-type="string" calcext:value-type="string">
            <text:p>Aomori</text:p>
          </table:table-cell>
          <table:table-cell office:value-type="float" office:value="-29.3" calcext:value-type="float">
            <text:p>-29.3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7.93" calcext:value-type="float">
            <text:p>-27.9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7.23" calcext:value-type="float">
            <text:p>-27.23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6.05" calcext:value-type="float">
            <text:p>-26.0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6.62" calcext:value-type="float">
            <text:p>-26.6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7.62" calcext:value-type="float">
            <text:p>-27.6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8.26" calcext:value-type="float">
            <text:p>-28.2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ahari(1)</text:p>
          </table:table-cell>
          <table:table-cell office:value-type="float" office:value="40.4744" calcext:value-type="float">
            <text:p>40.4744</text:p>
          </table:table-cell>
          <table:table-cell office:value-type="float" office:value="141.501" calcext:value-type="float">
            <text:p>141.501</text:p>
          </table:table-cell>
          <table:table-cell office:value-type="string" calcext:value-type="string">
            <text:p>Aomori</text:p>
          </table:table-cell>
          <table:table-cell office:value-type="float" office:value="-27.85" calcext:value-type="float">
            <text:p>-27.8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enichi Kobayashi <text:s/>2009</text:p>
          </table:table-cell>
          <table:table-cell office:value-type="string" calcext:value-type="string">
            <text:p>Kobayashi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makino</text:p>
          </table:table-cell>
          <table:table-cell office:value-type="float" office:value="40.7341" calcext:value-type="float">
            <text:p>40.7341</text:p>
          </table:table-cell>
          <table:table-cell office:value-type="float" office:value="140.731" calcext:value-type="float">
            <text:p>140.731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http://sitereports.nabunken.go.jp/en/1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makino</text:p>
          </table:table-cell>
          <table:table-cell office:value-type="float" office:value="40.7341" calcext:value-type="float">
            <text:p>40.7341</text:p>
          </table:table-cell>
          <table:table-cell office:value-type="float" office:value="140.731" calcext:value-type="float">
            <text:p>140.731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makino</text:p>
          </table:table-cell>
          <table:table-cell office:value-type="float" office:value="40.7341" calcext:value-type="float">
            <text:p>40.7341</text:p>
          </table:table-cell>
          <table:table-cell office:value-type="float" office:value="140.731" calcext:value-type="float">
            <text:p>140.731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http://sitereports.nabunken.go.jp/en/1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makino</text:p>
          </table:table-cell>
          <table:table-cell office:value-type="float" office:value="40.7341" calcext:value-type="float">
            <text:p>40.7341</text:p>
          </table:table-cell>
          <table:table-cell office:value-type="float" office:value="140.731" calcext:value-type="float">
            <text:p>140.731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http://sitereports.nabunken.go.jp/en/1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mizu(3)</text:p>
          </table:table-cell>
          <table:table-cell office:value-type="float" office:value="40.8416" calcext:value-type="float">
            <text:p>40.8416</text:p>
          </table:table-cell>
          <table:table-cell office:value-type="float" office:value="140.838" calcext:value-type="float">
            <text:p>140.838</text:p>
          </table:table-cell>
          <table:table-cell office:value-type="string" calcext:value-type="string">
            <text:p>Aomori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http://sitereports.nabunken.go.jp/1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naimaruyama(6)</text:p>
          </table:table-cell>
          <table:table-cell office:value-type="float" office:value="40.0389" calcext:value-type="float">
            <text:p>40.0389</text:p>
          </table:table-cell>
          <table:table-cell office:value-type="float" office:value="140.7" calcext:value-type="float">
            <text:p>140.7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(6)</text:p>
          </table:table-cell>
          <table:table-cell office:value-type="float" office:value="40.0389" calcext:value-type="float">
            <text:p>40.0389</text:p>
          </table:table-cell>
          <table:table-cell office:value-type="float" office:value="140.7" calcext:value-type="float">
            <text:p>140.7</text:p>
          </table:table-cell>
          <table:table-cell office:value-type="string" calcext:value-type="string">
            <text:p>Aomori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naimaruyama(6)</text:p>
          </table:table-cell>
          <table:table-cell office:value-type="float" office:value="40.0389" calcext:value-type="float">
            <text:p>40.0389</text:p>
          </table:table-cell>
          <table:table-cell office:value-type="float" office:value="140.7" calcext:value-type="float">
            <text:p>140.7</text:p>
          </table:table-cell>
          <table:table-cell office:value-type="string" calcext:value-type="string">
            <text:p>Aomori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edo</text:p>
          </table:table-cell>
          <table:table-cell office:value-type="float" office:value="40.5257" calcext:value-type="float">
            <text:p>40.5257</text:p>
          </table:table-cell>
          <table:table-cell office:value-type="float" office:value="141.218" calcext:value-type="float">
            <text:p>141.218</text:p>
          </table:table-cell>
          <table:table-cell office:value-type="string" calcext:value-type="string">
            <text:p>Aomori</text:p>
          </table:table-cell>
          <table:table-cell office:value-type="float" office:value="-26.03" calcext:value-type="float">
            <text:p>-26.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8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baritai</text:p>
          </table:table-cell>
          <table:table-cell office:value-type="float" office:value="40.4724" calcext:value-type="float">
            <text:p>40.4724</text:p>
          </table:table-cell>
          <table:table-cell office:value-type="float" office:value="141.219" calcext:value-type="float">
            <text:p>141.219</text:p>
          </table:table-cell>
          <table:table-cell office:value-type="string" calcext:value-type="string">
            <text:p>Aomori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shibaritai</text:p>
          </table:table-cell>
          <table:table-cell office:value-type="float" office:value="40.4724" calcext:value-type="float">
            <text:p>40.4724</text:p>
          </table:table-cell>
          <table:table-cell office:value-type="float" office:value="141.219" calcext:value-type="float">
            <text:p>141.219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nojiri</text:p>
          </table:table-cell>
          <table:table-cell office:value-type="float" office:value="40.8438" calcext:value-type="float">
            <text:p>40.8438</text:p>
          </table:table-cell>
          <table:table-cell office:value-type="float" office:value="140.846" calcext:value-type="float">
            <text:p>140.846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nojiri</text:p>
          </table:table-cell>
          <table:table-cell office:value-type="float" office:value="40.8438" calcext:value-type="float">
            <text:p>40.8438</text:p>
          </table:table-cell>
          <table:table-cell office:value-type="float" office:value="140.846" calcext:value-type="float">
            <text:p>140.846</text:p>
          </table:table-cell>
          <table:table-cell office:value-type="string" calcext:value-type="string">
            <text:p>Aomori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nojiri</text:p>
          </table:table-cell>
          <table:table-cell office:value-type="float" office:value="40.8438" calcext:value-type="float">
            <text:p>40.8438</text:p>
          </table:table-cell>
          <table:table-cell office:value-type="float" office:value="140.846" calcext:value-type="float">
            <text:p>140.846</text:p>
          </table:table-cell>
          <table:table-cell office:value-type="string" calcext:value-type="string">
            <text:p>Aomori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nojiri</text:p>
          </table:table-cell>
          <table:table-cell office:value-type="float" office:value="40.8438" calcext:value-type="float">
            <text:p>40.8438</text:p>
          </table:table-cell>
          <table:table-cell office:value-type="float" office:value="140.846" calcext:value-type="float">
            <text:p>140.846</text:p>
          </table:table-cell>
          <table:table-cell office:value-type="string" calcext:value-type="string">
            <text:p>Aomori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nojiri</text:p>
          </table:table-cell>
          <table:table-cell office:value-type="float" office:value="40.8438" calcext:value-type="float">
            <text:p>40.8438</text:p>
          </table:table-cell>
          <table:table-cell office:value-type="float" office:value="140.846" calcext:value-type="float">
            <text:p>140.846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ahiyama(2)</text:p>
          </table:table-cell>
          <table:table-cell office:value-type="float" office:value="40.7138" calcext:value-type="float">
            <text:p>40.7138</text:p>
          </table:table-cell>
          <table:table-cell office:value-type="float" office:value="140.709" calcext:value-type="float">
            <text:p>140.709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jiri(1)</text:p>
          </table:table-cell>
          <table:table-cell office:value-type="float" office:value="40.7457" calcext:value-type="float">
            <text:p>40.7457</text:p>
          </table:table-cell>
          <table:table-cell office:value-type="float" office:value="140.581" calcext:value-type="float">
            <text:p>140.581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351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jiri(1)</text:p>
          </table:table-cell>
          <table:table-cell office:value-type="float" office:value="40.7457" calcext:value-type="float">
            <text:p>40.7457</text:p>
          </table:table-cell>
          <table:table-cell office:value-type="float" office:value="140.581" calcext:value-type="float">
            <text:p>140.581</text:p>
          </table:table-cell>
          <table:table-cell office:value-type="string" calcext:value-type="string">
            <text:p>Aomori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351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shigami</text:p>
          </table:table-cell>
          <table:table-cell office:value-type="float" office:value="40.4747" calcext:value-type="float">
            <text:p>40.4747</text:p>
          </table:table-cell>
          <table:table-cell office:value-type="float" office:value="141.185" calcext:value-type="float">
            <text:p>141.185</text:p>
          </table:table-cell>
          <table:table-cell office:value-type="string" calcext:value-type="string">
            <text:p>Aomori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unikita et al 2008 table 3</text:p>
          </table:table-cell>
          <table:table-cell office:value-type="string" calcext:value-type="string">
            <text:p>Kunikita et al 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9.15" calcext:value-type="float">
            <text:p>-29.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http://sitereports.nabunken.go.jp/1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6.55" calcext:value-type="float">
            <text:p>-26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http://sitereports.nabunken.go.jp/1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6.23" calcext:value-type="float">
            <text:p>-26.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http://sitereports.nabunken.go.jp/1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6.59" calcext:value-type="float">
            <text:p>-26.5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http://sitereports.nabunken.go.jp/1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8.65" calcext:value-type="float">
            <text:p>-28.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http://sitereports.nabunken.go.jp/1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9.07" calcext:value-type="float">
            <text:p>-29.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ttp://sitereports.nabunken.go.jp/1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aya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1.217" calcext:value-type="float">
            <text:p>141.217</text:p>
          </table:table-cell>
          <table:table-cell office:value-type="string" calcext:value-type="string">
            <text:p>Aomori</text:p>
          </table:table-cell>
          <table:table-cell office:value-type="float" office:value="-27.05" calcext:value-type="float">
            <text:p>-27.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青森県文化財調査報告書第488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aya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1.217" calcext:value-type="float">
            <text:p>141.217</text:p>
          </table:table-cell>
          <table:table-cell office:value-type="string" calcext:value-type="string">
            <text:p>Aomori</text:p>
          </table:table-cell>
          <table:table-cell office:value-type="float" office:value="-29.74" calcext:value-type="float">
            <text:p>-29.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青森県文化財調査報告書第488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2)</text:p>
          </table:table-cell>
          <table:table-cell office:value-type="float" office:value="41.005" calcext:value-type="float">
            <text:p>41.005</text:p>
          </table:table-cell>
          <table:table-cell office:value-type="float" office:value="140.643" calcext:value-type="float">
            <text:p>140.643</text:p>
          </table:table-cell>
          <table:table-cell office:value-type="string" calcext:value-type="string">
            <text:p>Aomori</text:p>
          </table:table-cell>
          <table:table-cell office:value-type="float" office:value="-29.15" calcext:value-type="float">
            <text:p>-29.1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08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2)</text:p>
          </table:table-cell>
          <table:table-cell office:value-type="float" office:value="41.005" calcext:value-type="float">
            <text:p>41.005</text:p>
          </table:table-cell>
          <table:table-cell office:value-type="float" office:value="140.643" calcext:value-type="float">
            <text:p>140.643</text:p>
          </table:table-cell>
          <table:table-cell office:value-type="string" calcext:value-type="string">
            <text:p>Aomori</text:p>
          </table:table-cell>
          <table:table-cell office:value-type="float" office:value="-27.67" calcext:value-type="float">
            <text:p>-27.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69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2)</text:p>
          </table:table-cell>
          <table:table-cell office:value-type="float" office:value="41.005" calcext:value-type="float">
            <text:p>41.005</text:p>
          </table:table-cell>
          <table:table-cell office:value-type="float" office:value="140.643" calcext:value-type="float">
            <text:p>140.643</text:p>
          </table:table-cell>
          <table:table-cell office:value-type="string" calcext:value-type="string">
            <text:p>Aomori</text:p>
          </table:table-cell>
          <table:table-cell office:value-type="float" office:value="-30.36" calcext:value-type="float">
            <text:p>-30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69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2)</text:p>
          </table:table-cell>
          <table:table-cell office:value-type="float" office:value="41.005" calcext:value-type="float">
            <text:p>41.005</text:p>
          </table:table-cell>
          <table:table-cell office:value-type="float" office:value="140.643" calcext:value-type="float">
            <text:p>140.643</text:p>
          </table:table-cell>
          <table:table-cell office:value-type="string" calcext:value-type="string">
            <text:p>Aomori</text:p>
          </table:table-cell>
          <table:table-cell office:value-type="float" office:value="-27.17" calcext:value-type="float">
            <text:p>-27.1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08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kadaira</text:p>
          </table:table-cell>
          <table:table-cell office:value-type="float" office:value="40.7224" calcext:value-type="float">
            <text:p>40.7224</text:p>
          </table:table-cell>
          <table:table-cell office:value-type="float" office:value="140.551" calcext:value-type="float">
            <text:p>140.551</text:p>
          </table:table-cell>
          <table:table-cell office:value-type="string" calcext:value-type="string">
            <text:p>Aomori</text:p>
          </table:table-cell>
          <table:table-cell office:value-type="float" office:value="-26.16" calcext:value-type="float">
            <text:p>-26.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青森県文化財調査報告書第47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kadaira</text:p>
          </table:table-cell>
          <table:table-cell office:value-type="float" office:value="40.7224" calcext:value-type="float">
            <text:p>40.7224</text:p>
          </table:table-cell>
          <table:table-cell office:value-type="float" office:value="140.551" calcext:value-type="float">
            <text:p>140.551</text:p>
          </table:table-cell>
          <table:table-cell office:value-type="string" calcext:value-type="string">
            <text:p>Aomori</text:p>
          </table:table-cell>
          <table:table-cell office:value-type="float" office:value="-27.41" calcext:value-type="float">
            <text:p>-27.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青森県文化財調査報告書第47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kadaira</text:p>
          </table:table-cell>
          <table:table-cell office:value-type="float" office:value="40.7224" calcext:value-type="float">
            <text:p>40.7224</text:p>
          </table:table-cell>
          <table:table-cell office:value-type="float" office:value="140.551" calcext:value-type="float">
            <text:p>140.551</text:p>
          </table:table-cell>
          <table:table-cell office:value-type="string" calcext:value-type="string">
            <text:p>Aomori</text:p>
          </table:table-cell>
          <table:table-cell office:value-type="float" office:value="-27.05" calcext:value-type="float">
            <text:p>-27.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青森県文化財調査報告書第47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ujuhara A</text:p>
          </table:table-cell>
          <table:table-cell office:value-type="float" office:value="36.0668" calcext:value-type="float">
            <text:p>36.0668</text:p>
          </table:table-cell>
          <table:table-cell office:value-type="float" office:value="140.192" calcext:value-type="float">
            <text:p>140.192</text:p>
          </table:table-cell>
          <table:table-cell office:value-type="string" calcext:value-type="string">
            <text:p>Ibaragi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ashimine</text:p>
          </table:table-cell>
          <table:table-cell office:value-type="float" office:value="36.5" calcext:value-type="float">
            <text:p>36.5</text:p>
          </table:table-cell>
          <table:table-cell office:value-type="float" office:value="139.04" calcext:value-type="float">
            <text:p>139.04</text:p>
          </table:table-cell>
          <table:table-cell office:value-type="string" calcext:value-type="string">
            <text:p>Gunma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anda</text:p>
          </table:table-cell>
          <table:table-cell office:value-type="float" office:value="36.268" calcext:value-type="float">
            <text:p>36.268</text:p>
          </table:table-cell>
          <table:table-cell office:value-type="float" office:value="139.294" calcext:value-type="float">
            <text:p>139.294</text:p>
          </table:table-cell>
          <table:table-cell office:value-type="string" calcext:value-type="string">
            <text:p>Gunma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ahikubo C</text:p>
          </table:table-cell>
          <table:table-cell office:value-type="float" office:value="36.44" calcext:value-type="float">
            <text:p>36.44</text:p>
          </table:table-cell>
          <table:table-cell office:value-type="float" office:value="139.06" calcext:value-type="float">
            <text:p>139.06</text:p>
          </table:table-cell>
          <table:table-cell office:value-type="string" calcext:value-type="string">
            <text:p>Gunma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ahikubo C</text:p>
          </table:table-cell>
          <table:table-cell office:value-type="float" office:value="36.44" calcext:value-type="float">
            <text:p>36.44</text:p>
          </table:table-cell>
          <table:table-cell office:value-type="float" office:value="139.06" calcext:value-type="float">
            <text:p>139.06</text:p>
          </table:table-cell>
          <table:table-cell office:value-type="string" calcext:value-type="string">
            <text:p>Gunm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oharaoohara</text:p>
          </table:table-cell>
          <table:table-cell office:value-type="float" office:value="35.5" calcext:value-type="float">
            <text:p>35.5</text:p>
          </table:table-cell>
          <table:table-cell office:value-type="float" office:value="139.62" calcext:value-type="float">
            <text:p>139.62</text:p>
          </table:table-cell>
          <table:table-cell office:value-type="string" calcext:value-type="string">
            <text:p>Kanagaw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oharaoohara</text:p>
          </table:table-cell>
          <table:table-cell office:value-type="float" office:value="35.5" calcext:value-type="float">
            <text:p>35.5</text:p>
          </table:table-cell>
          <table:table-cell office:value-type="float" office:value="139.62" calcext:value-type="float">
            <text:p>139.62</text:p>
          </table:table-cell>
          <table:table-cell office:value-type="string" calcext:value-type="string">
            <text:p>Kanagaw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oharaoohara</text:p>
          </table:table-cell>
          <table:table-cell office:value-type="float" office:value="35.5" calcext:value-type="float">
            <text:p>35.5</text:p>
          </table:table-cell>
          <table:table-cell office:value-type="float" office:value="139.62" calcext:value-type="float">
            <text:p>139.62</text:p>
          </table:table-cell>
          <table:table-cell office:value-type="string" calcext:value-type="string">
            <text:p>Kanagawa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hoku New Town - Takayama</text:p>
          </table:table-cell>
          <table:table-cell office:value-type="float" office:value="35.494" calcext:value-type="float">
            <text:p>35.494</text:p>
          </table:table-cell>
          <table:table-cell office:value-type="float" office:value="139.498" calcext:value-type="float">
            <text:p>139.498</text:p>
          </table:table-cell>
          <table:table-cell office:value-type="string" calcext:value-type="string">
            <text:p>Kanagaw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hoku New Town - Takayama</text:p>
          </table:table-cell>
          <table:table-cell office:value-type="float" office:value="35.494" calcext:value-type="float">
            <text:p>35.494</text:p>
          </table:table-cell>
          <table:table-cell office:value-type="float" office:value="139.498" calcext:value-type="float">
            <text:p>139.498</text:p>
          </table:table-cell>
          <table:table-cell office:value-type="string" calcext:value-type="string">
            <text:p>Kanagawa</text:p>
          </table:table-cell>
          <table:table-cell office:value-type="float" office:value="-29.5" calcext:value-type="float">
            <text:p>-29.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hoku New Town - Takayama</text:p>
          </table:table-cell>
          <table:table-cell office:value-type="float" office:value="35.494" calcext:value-type="float">
            <text:p>35.494</text:p>
          </table:table-cell>
          <table:table-cell office:value-type="float" office:value="139.498" calcext:value-type="float">
            <text:p>139.498</text:p>
          </table:table-cell>
          <table:table-cell office:value-type="string" calcext:value-type="string">
            <text:p>Kanagawa</text:p>
          </table:table-cell>
          <table:table-cell office:value-type="float" office:value="-28.53" calcext:value-type="float">
            <text:p>-28.53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hoku New Town - Takayama</text:p>
          </table:table-cell>
          <table:table-cell office:value-type="float" office:value="35.494" calcext:value-type="float">
            <text:p>35.494</text:p>
          </table:table-cell>
          <table:table-cell office:value-type="float" office:value="139.498" calcext:value-type="float">
            <text:p>139.498</text:p>
          </table:table-cell>
          <table:table-cell office:value-type="string" calcext:value-type="string">
            <text:p>Kanagawa</text:p>
          </table:table-cell>
          <table:table-cell office:value-type="float" office:value="-26.26" calcext:value-type="float">
            <text:p>-26.2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uratsubo</text:p>
          </table:table-cell>
          <table:table-cell office:value-type="float" office:value="35.1598" calcext:value-type="float">
            <text:p>35.1598</text:p>
          </table:table-cell>
          <table:table-cell office:value-type="float" office:value="139.61808" calcext:value-type="float">
            <text:p>139.61808</text:p>
          </table:table-cell>
          <table:table-cell office:value-type="string" calcext:value-type="string">
            <text:p>Kanagaw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ahigashi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139.312" calcext:value-type="float">
            <text:p>139.312</text:p>
          </table:table-cell>
          <table:table-cell office:value-type="string" calcext:value-type="string">
            <text:p>Kanagawa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ahigashi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139.312" calcext:value-type="float">
            <text:p>139.312</text:p>
          </table:table-cell>
          <table:table-cell office:value-type="string" calcext:value-type="string">
            <text:p>Kanagawa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ifurusawaminami I</text:p>
          </table:table-cell>
          <table:table-cell office:value-type="float" office:value="35.7094" calcext:value-type="float">
            <text:p>35.7094</text:p>
          </table:table-cell>
          <table:table-cell office:value-type="float" office:value="140.286" calcext:value-type="float">
            <text:p>140.286</text:p>
          </table:table-cell>
          <table:table-cell office:value-type="string" calcext:value-type="string">
            <text:p>Chiba</text:p>
          </table:table-cell>
          <table:table-cell office:value-type="float" office:value="-29.7" calcext:value-type="float">
            <text:p>-2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ori</text:p>
          </table:table-cell>
          <table:table-cell office:value-type="float" office:value="35.6239" calcext:value-type="float">
            <text:p>35.6239</text:p>
          </table:table-cell>
          <table:table-cell office:value-type="float" office:value="140.164" calcext:value-type="float">
            <text:p>140.164</text:p>
          </table:table-cell>
          <table:table-cell office:value-type="string" calcext:value-type="string">
            <text:p>Chiba</text:p>
          </table:table-cell>
          <table:table-cell office:value-type="float" office:value="-26.9" calcext:value-type="float">
            <text:p>-26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ori</text:p>
          </table:table-cell>
          <table:table-cell office:value-type="float" office:value="35.6239" calcext:value-type="float">
            <text:p>35.6239</text:p>
          </table:table-cell>
          <table:table-cell office:value-type="float" office:value="140.164" calcext:value-type="float">
            <text:p>140.164</text:p>
          </table:table-cell>
          <table:table-cell office:value-type="string" calcext:value-type="string">
            <text:p>Chiba</text:p>
          </table:table-cell>
          <table:table-cell office:value-type="float" office:value="-28.2" calcext:value-type="float">
            <text:p>-28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ashimadai</text:p>
          </table:table-cell>
          <table:table-cell office:value-type="float" office:value="35.7199" calcext:value-type="float">
            <text:p>35.7199</text:p>
          </table:table-cell>
          <table:table-cell office:value-type="float" office:value="140.838" calcext:value-type="float">
            <text:p>140.838</text:p>
          </table:table-cell>
          <table:table-cell office:value-type="string" calcext:value-type="string">
            <text:p>Chiba</text:p>
          </table:table-cell>
          <table:table-cell office:value-type="float" office:value="-26.9" calcext:value-type="float">
            <text:p>-26.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ashimadai</text:p>
          </table:table-cell>
          <table:table-cell office:value-type="float" office:value="35.7199" calcext:value-type="float">
            <text:p>35.7199</text:p>
          </table:table-cell>
          <table:table-cell office:value-type="float" office:value="140.838" calcext:value-type="float">
            <text:p>140.838</text:p>
          </table:table-cell>
          <table:table-cell office:value-type="string" calcext:value-type="string">
            <text:p>Chiba</text:p>
          </table:table-cell>
          <table:table-cell office:value-type="float" office:value="-26.28" calcext:value-type="float">
            <text:p>-26.28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ashinokokubunji</text:p>
          </table:table-cell>
          <table:table-cell office:value-type="float" office:value="35.6949" calcext:value-type="float">
            <text:p>35.6949</text:p>
          </table:table-cell>
          <table:table-cell office:value-type="float" office:value="139.477" calcext:value-type="float">
            <text:p>139.477</text:p>
          </table:table-cell>
          <table:table-cell office:value-type="string" calcext:value-type="string">
            <text:p>Tokyo</text:p>
          </table:table-cell>
          <table:table-cell office:value-type="float" office:value="-30.59" calcext:value-type="float">
            <text:p>-30.5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aegota</text:p>
          </table:table-cell>
          <table:table-cell office:value-type="float" office:value="35.726" calcext:value-type="float">
            <text:p>35.726</text:p>
          </table:table-cell>
          <table:table-cell office:value-type="float" office:value="139.669" calcext:value-type="float">
            <text:p>139.669</text:p>
          </table:table-cell>
          <table:table-cell office:value-type="string" calcext:value-type="string">
            <text:p>Toky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 New Town N. 520</text:p>
          </table:table-cell>
          <table:table-cell office:value-type="float" office:value="35.6269" calcext:value-type="float">
            <text:p>35.6269</text:p>
          </table:table-cell>
          <table:table-cell office:value-type="float" office:value="139.465" calcext:value-type="float">
            <text:p>139.465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 New Town N. 520</text:p>
          </table:table-cell>
          <table:table-cell office:value-type="float" office:value="35.6269" calcext:value-type="float">
            <text:p>35.6269</text:p>
          </table:table-cell>
          <table:table-cell office:value-type="float" office:value="139.465" calcext:value-type="float">
            <text:p>139.465</text:p>
          </table:table-cell>
          <table:table-cell office:value-type="string" calcext:value-type="string">
            <text:p>Toky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 New Town N. 520</text:p>
          </table:table-cell>
          <table:table-cell office:value-type="float" office:value="35.6269" calcext:value-type="float">
            <text:p>35.6269</text:p>
          </table:table-cell>
          <table:table-cell office:value-type="float" office:value="139.465" calcext:value-type="float">
            <text:p>139.465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ao</text:p>
          </table:table-cell>
          <table:table-cell office:value-type="float" office:value="35.569" calcext:value-type="float">
            <text:p>35.569</text:p>
          </table:table-cell>
          <table:table-cell office:value-type="float" office:value="139.413" calcext:value-type="float">
            <text:p>139.413</text:p>
          </table:table-cell>
          <table:table-cell office:value-type="string" calcext:value-type="string">
            <text:p>Toky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ao</text:p>
          </table:table-cell>
          <table:table-cell office:value-type="float" office:value="35.569" calcext:value-type="float">
            <text:p>35.569</text:p>
          </table:table-cell>
          <table:table-cell office:value-type="float" office:value="139.413" calcext:value-type="float">
            <text:p>139.413</text:p>
          </table:table-cell>
          <table:table-cell office:value-type="string" calcext:value-type="string">
            <text:p>Toky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89" calcext:value-type="float">
            <text:p>-26.8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kaigo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139.423" calcext:value-type="float">
            <text:p>139.423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kaigo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139.423" calcext:value-type="float">
            <text:p>139.423</text:p>
          </table:table-cell>
          <table:table-cell office:value-type="string" calcext:value-type="string">
            <text:p>Tokyo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kaigo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139.423" calcext:value-type="float">
            <text:p>139.423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kaigo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139.423" calcext:value-type="float">
            <text:p>139.423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kaigo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139.423" calcext:value-type="float">
            <text:p>139.423</text:p>
          </table:table-cell>
          <table:table-cell office:value-type="string" calcext:value-type="string">
            <text:p>Tokyo</text:p>
          </table:table-cell>
          <table:table-cell office:value-type="float" office:value="-29.2" calcext:value-type="float">
            <text:p>-29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zenkubo</text:p>
          </table:table-cell>
          <table:table-cell office:value-type="float" office:value="36.29" calcext:value-type="float">
            <text:p>36.29</text:p>
          </table:table-cell>
          <table:table-cell office:value-type="float" office:value="138.88" calcext:value-type="float">
            <text:p>138.88</text:p>
          </table:table-cell>
          <table:table-cell office:value-type="string" calcext:value-type="string">
            <text:p>Gunma</text:p>
          </table:table-cell>
          <table:table-cell office:value-type="float" office:value="-29.28" calcext:value-type="float">
            <text:p>-29.2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nba</text:p>
          </table:table-cell>
          <table:table-cell office:value-type="float" office:value="36.4" calcext:value-type="float">
            <text:p>36.4</text:p>
          </table:table-cell>
          <table:table-cell office:value-type="float" office:value="138.83" calcext:value-type="float">
            <text:p>138.83</text:p>
          </table:table-cell>
          <table:table-cell office:value-type="string" calcext:value-type="string">
            <text:p>Gunma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hiroya</text:p>
          </table:table-cell>
          <table:table-cell office:value-type="float" office:value="36.031664" calcext:value-type="float">
            <text:p>36.031664</text:p>
          </table:table-cell>
          <table:table-cell office:value-type="float" office:value="139.565932" calcext:value-type="float">
            <text:p>139.565932</text:p>
          </table:table-cell>
          <table:table-cell office:value-type="string" calcext:value-type="string">
            <text:p>Saitama</text:p>
          </table:table-cell>
          <table:table-cell office:value-type="float" office:value="-29.6" calcext:value-type="float">
            <text:p>-29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hiroya</text:p>
          </table:table-cell>
          <table:table-cell office:value-type="float" office:value="36.031664" calcext:value-type="float">
            <text:p>36.031664</text:p>
          </table:table-cell>
          <table:table-cell office:value-type="float" office:value="139.565932" calcext:value-type="float">
            <text:p>139.565932</text:p>
          </table:table-cell>
          <table:table-cell office:value-type="string" calcext:value-type="string">
            <text:p>Saitama</text:p>
          </table:table-cell>
          <table:table-cell office:value-type="float" office:value="-29.6" calcext:value-type="float">
            <text:p>-29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hiroya</text:p>
          </table:table-cell>
          <table:table-cell office:value-type="float" office:value="36.031664" calcext:value-type="float">
            <text:p>36.031664</text:p>
          </table:table-cell>
          <table:table-cell office:value-type="float" office:value="139.565932" calcext:value-type="float">
            <text:p>139.565932</text:p>
          </table:table-cell>
          <table:table-cell office:value-type="string" calcext:value-type="string">
            <text:p>Saitama</text:p>
          </table:table-cell>
          <table:table-cell office:value-type="float" office:value="-29.7" calcext:value-type="float">
            <text:p>-29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tsuchidanaminami</text:p>
          </table:table-cell>
          <table:table-cell office:value-type="float" office:value="35.4155" calcext:value-type="float">
            <text:p>35.4155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Kanagawa</text:p>
          </table:table-cell>
          <table:table-cell office:value-type="float" office:value="-27.41" calcext:value-type="float">
            <text:p>-27.41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tsuchidanaminami</text:p>
          </table:table-cell>
          <table:table-cell office:value-type="float" office:value="35.4155" calcext:value-type="float">
            <text:p>35.4155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Kanagawa</text:p>
          </table:table-cell>
          <table:table-cell office:value-type="float" office:value="-26.82" calcext:value-type="float">
            <text:p>-26.8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tsuchidanaminami</text:p>
          </table:table-cell>
          <table:table-cell office:value-type="float" office:value="35.4155" calcext:value-type="float">
            <text:p>35.4155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Kanagawa</text:p>
          </table:table-cell>
          <table:table-cell office:value-type="float" office:value="-26.38" calcext:value-type="float">
            <text:p>-26.3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31.5" calcext:value-type="float">
            <text:p>-31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9.4" calcext:value-type="float">
            <text:p>-29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9.3" calcext:value-type="float">
            <text:p>-2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8.6" calcext:value-type="float">
            <text:p>-28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31.5" calcext:value-type="float">
            <text:p>-31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30.8" calcext:value-type="float">
            <text:p>-30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69" calcext:value-type="float">
            <text:p>-26.6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91" calcext:value-type="float">
            <text:p>-26.9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81" calcext:value-type="float">
            <text:p>-26.8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7.38" calcext:value-type="float">
            <text:p>-27.3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97" calcext:value-type="float">
            <text:p>-26.9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7.5" calcext:value-type="float">
            <text:p>-27.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37" calcext:value-type="float">
            <text:p>-26.3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63" calcext:value-type="float">
            <text:p>-26.6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99" calcext:value-type="float">
            <text:p>-26.9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7.29" calcext:value-type="float">
            <text:p>-27.2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7.13" calcext:value-type="float">
            <text:p>-27.1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78" calcext:value-type="float">
            <text:p>-26.7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9" calcext:value-type="float">
            <text:p>-26.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7.16" calcext:value-type="float">
            <text:p>-27.1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7" calcext:value-type="float">
            <text:p>-26.7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1.4" calcext:value-type="float">
            <text:p>-31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9.2" calcext:value-type="float">
            <text:p>-29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0.2" calcext:value-type="float">
            <text:p>-30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2.1" calcext:value-type="float">
            <text:p>-32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8.5" calcext:value-type="float">
            <text:p>-2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9.64" calcext:value-type="float">
            <text:p>-29.6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9.5" calcext:value-type="float">
            <text:p>-2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8.8" calcext:value-type="float">
            <text:p>-28.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1.36" calcext:value-type="float">
            <text:p>-31.3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9.5" calcext:value-type="float">
            <text:p>-2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mekiyatsu</text:p>
          </table:table-cell>
          <table:table-cell office:value-type="float" office:value="35.75" calcext:value-type="float">
            <text:p>35.75</text:p>
          </table:table-cell>
          <table:table-cell office:value-type="float" office:value="139.91" calcext:value-type="float">
            <text:p>139.91</text:p>
          </table:table-cell>
          <table:table-cell office:value-type="string" calcext:value-type="string">
            <text:p>Chib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mekiyatsu</text:p>
          </table:table-cell>
          <table:table-cell office:value-type="float" office:value="35.75" calcext:value-type="float">
            <text:p>35.75</text:p>
          </table:table-cell>
          <table:table-cell office:value-type="float" office:value="139.91" calcext:value-type="float">
            <text:p>139.91</text:p>
          </table:table-cell>
          <table:table-cell office:value-type="string" calcext:value-type="string">
            <text:p>Chiba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28.48" calcext:value-type="float">
            <text:p>-28.4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28.39" calcext:value-type="float">
            <text:p>-28.3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47.15" calcext:value-type="float">
            <text:p>-47.1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27.97" calcext:value-type="float">
            <text:p>-27.9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27.7" calcext:value-type="float">
            <text:p>-27.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30.16" calcext:value-type="float">
            <text:p>-30.1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30.2" calcext:value-type="float">
            <text:p>-3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38" calcext:value-type="float">
            <text:p>-29.38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7.12" calcext:value-type="float">
            <text:p>-27.1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01" calcext:value-type="float">
            <text:p>-26.0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43" calcext:value-type="float">
            <text:p>-29.4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8.86" calcext:value-type="float">
            <text:p>-28.86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83" calcext:value-type="float">
            <text:p>-26.8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8.49" calcext:value-type="float">
            <text:p>-28.4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8.62" calcext:value-type="float">
            <text:p>-28.6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8.13" calcext:value-type="float">
            <text:p>-28.13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23" calcext:value-type="float">
            <text:p>-29.2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31" calcext:value-type="float">
            <text:p>-26.3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85" calcext:value-type="float">
            <text:p>-29.8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63" calcext:value-type="float">
            <text:p>-29.6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7.66" calcext:value-type="float">
            <text:p>-27.66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4" calcext:value-type="float">
            <text:p>-26.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31.22" calcext:value-type="float">
            <text:p>-31.22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18" calcext:value-type="float">
            <text:p>-29.1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06" calcext:value-type="float">
            <text:p>-26.06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45" calcext:value-type="float">
            <text:p>-29.4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75" calcext:value-type="float">
            <text:p>-26.7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7.83" calcext:value-type="float">
            <text:p>-27.83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30.54" calcext:value-type="float">
            <text:p>-30.5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82" calcext:value-type="float">
            <text:p>-26.82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79" calcext:value-type="float">
            <text:p>-29.79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 New Town N. 243</text:p>
          </table:table-cell>
          <table:table-cell office:value-type="float" office:value="35.5975" calcext:value-type="float">
            <text:p>35.5975</text:p>
          </table:table-cell>
          <table:table-cell office:value-type="float" office:value="139.366" calcext:value-type="float">
            <text:p>139.366</text:p>
          </table:table-cell>
          <table:table-cell office:value-type="string" calcext:value-type="string">
            <text:p>Tokyo</text:p>
          </table:table-cell>
          <table:table-cell office:value-type="float" office:value="-30.7" calcext:value-type="float">
            <text:p>-30.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 New Town N. 243</text:p>
          </table:table-cell>
          <table:table-cell office:value-type="float" office:value="35.5975" calcext:value-type="float">
            <text:p>35.5975</text:p>
          </table:table-cell>
          <table:table-cell office:value-type="float" office:value="139.366" calcext:value-type="float">
            <text:p>139.366</text:p>
          </table:table-cell>
          <table:table-cell office:value-type="string" calcext:value-type="string">
            <text:p>Tokyo</text:p>
          </table:table-cell>
          <table:table-cell office:value-type="float" office:value="-27.34" calcext:value-type="float">
            <text:p>-27.3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 New Town N. 243</text:p>
          </table:table-cell>
          <table:table-cell office:value-type="float" office:value="35.5975" calcext:value-type="float">
            <text:p>35.5975</text:p>
          </table:table-cell>
          <table:table-cell office:value-type="float" office:value="139.366" calcext:value-type="float">
            <text:p>139.366</text:p>
          </table:table-cell>
          <table:table-cell office:value-type="string" calcext:value-type="string">
            <text:p>Toky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 New Town N. 243</text:p>
          </table:table-cell>
          <table:table-cell office:value-type="float" office:value="35.5975" calcext:value-type="float">
            <text:p>35.5975</text:p>
          </table:table-cell>
          <table:table-cell office:value-type="float" office:value="139.366" calcext:value-type="float">
            <text:p>139.366</text:p>
          </table:table-cell>
          <table:table-cell office:value-type="string" calcext:value-type="string">
            <text:p>Tokyo</text:p>
          </table:table-cell>
          <table:table-cell office:value-type="float" office:value="-28.44" calcext:value-type="float">
            <text:p>-28.4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9.7" calcext:value-type="float">
            <text:p>-2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8" calcext:value-type="float">
            <text:p>-30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2" calcext:value-type="float">
            <text:p>-30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3.3" calcext:value-type="float">
            <text:p>-3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2.4" calcext:value-type="float">
            <text:p>-32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9.7" calcext:value-type="float">
            <text:p>-2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9.8" calcext:value-type="float">
            <text:p>-29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9.2" calcext:value-type="float">
            <text:p>-29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7" calcext:value-type="float">
            <text:p>-30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1" calcext:value-type="float">
            <text:p>-26.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9.9" calcext:value-type="float">
            <text:p>-29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nohigashi</text:p>
          </table:table-cell>
          <table:table-cell office:value-type="float" office:value="36.3281" calcext:value-type="float">
            <text:p>36.3281</text:p>
          </table:table-cell>
          <table:table-cell office:value-type="float" office:value="139.88" calcext:value-type="float">
            <text:p>139.88</text:p>
          </table:table-cell>
          <table:table-cell office:value-type="string" calcext:value-type="string">
            <text:p>Tochigi</text:p>
          </table:table-cell>
          <table:table-cell office:value-type="float" office:value="-26.26" calcext:value-type="float">
            <text:p>-26.2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iana</text:p>
          </table:table-cell>
          <table:table-cell office:value-type="float" office:value="35.7684" calcext:value-type="float">
            <text:p>35.7684</text:p>
          </table:table-cell>
          <table:table-cell office:value-type="float" office:value="140.104" calcext:value-type="float">
            <text:p>140.104</text:p>
          </table:table-cell>
          <table:table-cell office:value-type="string" calcext:value-type="string">
            <text:p>Chiba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iana</text:p>
          </table:table-cell>
          <table:table-cell office:value-type="float" office:value="35.7684" calcext:value-type="float">
            <text:p>35.7684</text:p>
          </table:table-cell>
          <table:table-cell office:value-type="float" office:value="140.104" calcext:value-type="float">
            <text:p>140.104</text:p>
          </table:table-cell>
          <table:table-cell office:value-type="string" calcext:value-type="string">
            <text:p>Chiba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tsubo</text:p>
          </table:table-cell>
          <table:table-cell office:value-type="float" office:value="35.258885" calcext:value-type="float">
            <text:p>35.258885</text:p>
          </table:table-cell>
          <table:table-cell office:value-type="float" office:value="139.874332" calcext:value-type="float">
            <text:p>139.874332</text:p>
          </table:table-cell>
          <table:table-cell office:value-type="string" calcext:value-type="string">
            <text:p>Chiba</text:p>
          </table:table-cell>
          <table:table-cell office:value-type="float" office:value="-27.23" calcext:value-type="float">
            <text:p>-27.2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tsubo</text:p>
          </table:table-cell>
          <table:table-cell office:value-type="float" office:value="35.258885" calcext:value-type="float">
            <text:p>35.258885</text:p>
          </table:table-cell>
          <table:table-cell office:value-type="float" office:value="139.874332" calcext:value-type="float">
            <text:p>139.874332</text:p>
          </table:table-cell>
          <table:table-cell office:value-type="string" calcext:value-type="string">
            <text:p>Chiba</text:p>
          </table:table-cell>
          <table:table-cell office:value-type="float" office:value="-37.32" calcext:value-type="float">
            <text:p>-37.3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kaihara</text:p>
          </table:table-cell>
          <table:table-cell office:value-type="float" office:value="36.54" calcext:value-type="float">
            <text:p>36.54</text:p>
          </table:table-cell>
          <table:table-cell office:value-type="float" office:value="138.64" calcext:value-type="float">
            <text:p>138.64</text:p>
          </table:table-cell>
          <table:table-cell office:value-type="string" calcext:value-type="string">
            <text:p>Gunma</text:p>
          </table:table-cell>
          <table:table-cell office:value-type="float" office:value="-28.22" calcext:value-type="float">
            <text:p>-28.2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kaihara</text:p>
          </table:table-cell>
          <table:table-cell office:value-type="float" office:value="36.54" calcext:value-type="float">
            <text:p>36.54</text:p>
          </table:table-cell>
          <table:table-cell office:value-type="float" office:value="138.64" calcext:value-type="float">
            <text:p>138.64</text:p>
          </table:table-cell>
          <table:table-cell office:value-type="string" calcext:value-type="string">
            <text:p>Gunma</text:p>
          </table:table-cell>
          <table:table-cell office:value-type="float" office:value="-28.74" calcext:value-type="float">
            <text:p>-28.7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hoku New Town – Ninzakimachi</text:p>
          </table:table-cell>
          <table:table-cell office:value-type="float" office:value="35.54" calcext:value-type="float">
            <text:p>35.54</text:p>
          </table:table-cell>
          <table:table-cell office:value-type="float" office:value="139.56" calcext:value-type="float">
            <text:p>139.56</text:p>
          </table:table-cell>
          <table:table-cell office:value-type="string" calcext:value-type="string">
            <text:p>Kanagawa</text:p>
          </table:table-cell>
          <table:table-cell office:value-type="float" office:value="-27.47" calcext:value-type="float">
            <text:p>-27.47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02" calcext:value-type="float">
            <text:p>-26.0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6" calcext:value-type="float">
            <text:p>-26.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8.29" calcext:value-type="float">
            <text:p>-28.2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9.02" calcext:value-type="float">
            <text:p>-29.0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7.15" calcext:value-type="float">
            <text:p>-27.1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8.5" calcext:value-type="float">
            <text:p>-2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19" calcext:value-type="float">
            <text:p>-26.1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2" calcext:value-type="float">
            <text:p>-26.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94" calcext:value-type="float">
            <text:p>-26.9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6" calcext:value-type="float">
            <text:p>-26.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9.9" calcext:value-type="float">
            <text:p>-29.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28" calcext:value-type="float">
            <text:p>-26.2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9.39" calcext:value-type="float">
            <text:p>-29.3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1" calcext:value-type="float">
            <text:p>-26.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99" calcext:value-type="float">
            <text:p>-26.9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8.16" calcext:value-type="float">
            <text:p>-28.1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25" calcext:value-type="float">
            <text:p>-26.2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05" calcext:value-type="float">
            <text:p>-26.0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7" calcext:value-type="float">
            <text:p>-26.7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98" calcext:value-type="float">
            <text:p>-26.9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18" calcext:value-type="float">
            <text:p>-26.1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8.93" calcext:value-type="float">
            <text:p>-28.9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91" calcext:value-type="float">
            <text:p>-26.9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8.79" calcext:value-type="float">
            <text:p>-28.79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7" calcext:value-type="float">
            <text:p>-2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77" calcext:value-type="float">
            <text:p>-26.7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7" calcext:value-type="float">
            <text:p>-26.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67" calcext:value-type="float">
            <text:p>-26.6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Kobayashi 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adaira</text:p>
          </table:table-cell>
          <table:table-cell office:value-type="float" office:value="36.0139" calcext:value-type="float">
            <text:p>36.013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Ibaragi</text:p>
          </table:table-cell>
          <table:table-cell office:value-type="float" office:value="-30.3" calcext:value-type="float">
            <text:p>-30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http://sitereports.nabunken.go.jp/10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adaira</text:p>
          </table:table-cell>
          <table:table-cell office:value-type="float" office:value="36.0139" calcext:value-type="float">
            <text:p>36.013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Ibarag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http://sitereports.nabunken.go.jp/10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adaira</text:p>
          </table:table-cell>
          <table:table-cell office:value-type="float" office:value="36.0139" calcext:value-type="float">
            <text:p>36.013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Ibaragi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http://sitereports.nabunken.go.jp/10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adaira</text:p>
          </table:table-cell>
          <table:table-cell office:value-type="float" office:value="36.0139" calcext:value-type="float">
            <text:p>36.013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Ibaragi</text:p>
          </table:table-cell>
          <table:table-cell office:value-type="float" office:value="-30.6" calcext:value-type="float">
            <text:p>-30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http://sitereports.nabunken.go.jp/10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adaira</text:p>
          </table:table-cell>
          <table:table-cell office:value-type="float" office:value="36.0139" calcext:value-type="float">
            <text:p>36.013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Ibaragi</text:p>
          </table:table-cell>
          <table:table-cell office:value-type="float" office:value="-31.3" calcext:value-type="float">
            <text:p>-31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http://sitereports.nabunken.go.jp/10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oodoo</text:p>
          </table:table-cell>
          <table:table-cell office:value-type="float" office:value="36.5575" calcext:value-type="float">
            <text:p>36.5575</text:p>
          </table:table-cell>
          <table:table-cell office:value-type="float" office:value="140.619" calcext:value-type="float">
            <text:p>140.619</text:p>
          </table:table-cell>
          <table:table-cell office:value-type="string" calcext:value-type="string">
            <text:p>Ibaragi</text:p>
          </table:table-cell>
          <table:table-cell office:value-type="float" office:value="-30.64" calcext:value-type="float">
            <text:p>-30.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http://sitereports.nabunken.go.jp/11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kawazoe(3)</text:p>
          </table:table-cell>
          <table:table-cell office:value-type="float" office:value="40.5261" calcext:value-type="float">
            <text:p>40.5261</text:p>
          </table:table-cell>
          <table:table-cell office:value-type="float" office:value="140.217" calcext:value-type="float">
            <text:p>140.217</text:p>
          </table:table-cell>
          <table:table-cell office:value-type="string" calcext:value-type="string">
            <text:p>Aomori</text:p>
          </table:table-cell>
          <table:table-cell office:value-type="float" office:value="-28.58" calcext:value-type="float">
            <text:p>-28.5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44集</text:p>
          </table:table-cell>
          <table:table-cell office:value-type="string" calcext:value-type="string">
            <text:p>Aomori-ken Bunkazaichousahoukokusho vol. 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kawazoe(4)</text:p>
          </table:table-cell>
          <table:table-cell office:value-type="float" office:value="40.5239" calcext:value-type="float">
            <text:p>40.5239</text:p>
          </table:table-cell>
          <table:table-cell office:value-type="float" office:value="140.216" calcext:value-type="float">
            <text:p>140.216</text:p>
          </table:table-cell>
          <table:table-cell office:value-type="string" calcext:value-type="string">
            <text:p>Aomori</text:p>
          </table:table-cell>
          <table:table-cell office:value-type="float" office:value="-26.98" calcext:value-type="float">
            <text:p>-26.9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42集</text:p>
          </table:table-cell>
          <table:table-cell office:value-type="string" calcext:value-type="string">
            <text:p>Aomori-ken Bunkazaichousahoukokusho vol. 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izawa(2)</text:p>
          </table:table-cell>
          <table:table-cell office:value-type="float" office:value="40.5272" calcext:value-type="float">
            <text:p>40.5272</text:p>
          </table:table-cell>
          <table:table-cell office:value-type="float" office:value="140.236" calcext:value-type="float">
            <text:p>140.236</text:p>
          </table:table-cell>
          <table:table-cell office:value-type="string" calcext:value-type="string">
            <text:p>Aomori</text:p>
          </table:table-cell>
          <table:table-cell office:value-type="float" office:value="-27.48" calcext:value-type="float">
            <text:p>-27.4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40集</text:p>
          </table:table-cell>
          <table:table-cell office:value-type="string" calcext:value-type="string">
            <text:p>Aomori-ken Bunkazaichousahoukokusho vol. 5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bara(2)</text:p>
          </table:table-cell>
          <table:table-cell office:value-type="float" office:value="40.7078" calcext:value-type="float">
            <text:p>40.7078</text:p>
          </table:table-cell>
          <table:table-cell office:value-type="float" office:value="140.4" calcext:value-type="float">
            <text:p>140.4</text:p>
          </table:table-cell>
          <table:table-cell office:value-type="string" calcext:value-type="string">
            <text:p>Aomori</text:p>
          </table:table-cell>
          <table:table-cell office:value-type="float" office:value="-27.71" calcext:value-type="float">
            <text:p>-27.71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30集</text:p>
          </table:table-cell>
          <table:table-cell office:value-type="string" calcext:value-type="string">
            <text:p>Aomori-ken Bunkazaichousahoukokusho vol. 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haratai(4)</text:p>
          </table:table-cell>
          <table:table-cell office:value-type="float" office:value="40.5281" calcext:value-type="float">
            <text:p>40.5281</text:p>
          </table:table-cell>
          <table:table-cell office:value-type="float" office:value="140.228" calcext:value-type="float">
            <text:p>140.228</text:p>
          </table:table-cell>
          <table:table-cell office:value-type="string" calcext:value-type="string">
            <text:p>Aomori</text:p>
          </table:table-cell>
          <table:table-cell office:value-type="float" office:value="-28.49" calcext:value-type="float">
            <text:p>-28.49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27集</text:p>
          </table:table-cell>
          <table:table-cell office:value-type="string" calcext:value-type="string">
            <text:p>Aomori-ken Bunkazaichousahoukokusho vol. 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haratai(4)</text:p>
          </table:table-cell>
          <table:table-cell office:value-type="float" office:value="40.5281" calcext:value-type="float">
            <text:p>40.5281</text:p>
          </table:table-cell>
          <table:table-cell office:value-type="float" office:value="140.228" calcext:value-type="float">
            <text:p>140.228</text:p>
          </table:table-cell>
          <table:table-cell office:value-type="string" calcext:value-type="string">
            <text:p>Aomori</text:p>
          </table:table-cell>
          <table:table-cell office:value-type="float" office:value="-26.96" calcext:value-type="float">
            <text:p>-26.9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27集</text:p>
          </table:table-cell>
          <table:table-cell office:value-type="string" calcext:value-type="string">
            <text:p>Aomori-ken Bunkazaichousahoukokusho vol. 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nmachino</text:p>
          </table:table-cell>
          <table:table-cell office:value-type="float" office:value="40.7832" calcext:value-type="float">
            <text:p>40.7832</text:p>
          </table:table-cell>
          <table:table-cell office:value-type="float" office:value="140.751" calcext:value-type="float">
            <text:p>140.751</text:p>
          </table:table-cell>
          <table:table-cell office:value-type="string" calcext:value-type="string">
            <text:p>Aomori</text:p>
          </table:table-cell>
          <table:table-cell office:value-type="float" office:value="-26.81" calcext:value-type="float">
            <text:p>-26.8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青森県文化財調査報告書第98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ekawa</text:p>
          </table:table-cell>
          <table:table-cell office:value-type="float" office:value="40.6297" calcext:value-type="float">
            <text:p>40.6297</text:p>
          </table:table-cell>
          <table:table-cell office:value-type="float" office:value="140.546" calcext:value-type="float">
            <text:p>140.546</text:p>
          </table:table-cell>
          <table:table-cell office:value-type="string" calcext:value-type="string">
            <text:p>Aomori</text:p>
          </table:table-cell>
          <table:table-cell office:value-type="float" office:value="-26.46" calcext:value-type="float">
            <text:p>-26.4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75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sako(2)</text:p>
          </table:table-cell>
          <table:table-cell office:value-type="float" office:value="40.4691666666667" calcext:value-type="float">
            <text:p>40.4691666667</text:p>
          </table:table-cell>
          <table:table-cell office:value-type="float" office:value="141.466944444444" calcext:value-type="float">
            <text:p>141.4669444444</text:p>
          </table:table-cell>
          <table:table-cell office:value-type="string" calcext:value-type="string">
            <text:p>Aomori</text:p>
          </table:table-cell>
          <table:table-cell office:value-type="float" office:value="-28.78" calcext:value-type="float">
            <text:p>-28.78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0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sako(2)</text:p>
          </table:table-cell>
          <table:table-cell office:value-type="float" office:value="40.4691666666667" calcext:value-type="float">
            <text:p>40.4691666667</text:p>
          </table:table-cell>
          <table:table-cell office:value-type="float" office:value="141.466944444444" calcext:value-type="float">
            <text:p>141.4669444444</text:p>
          </table:table-cell>
          <table:table-cell office:value-type="string" calcext:value-type="string">
            <text:p>Aomori</text:p>
          </table:table-cell>
          <table:table-cell office:value-type="float" office:value="-32.15" calcext:value-type="float">
            <text:p>-32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0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sako(2)</text:p>
          </table:table-cell>
          <table:table-cell office:value-type="float" office:value="40.4691666666667" calcext:value-type="float">
            <text:p>40.4691666667</text:p>
          </table:table-cell>
          <table:table-cell office:value-type="float" office:value="141.466944444444" calcext:value-type="float">
            <text:p>141.4669444444</text:p>
          </table:table-cell>
          <table:table-cell office:value-type="string" calcext:value-type="string">
            <text:p>Aomori</text:p>
          </table:table-cell>
          <table:table-cell office:value-type="float" office:value="-26.81" calcext:value-type="float">
            <text:p>-26.8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0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7.17" calcext:value-type="float">
            <text:p>-27.17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6.55" calcext:value-type="float">
            <text:p>-26.5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青森県文化財調査報告書第48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8.55" calcext:value-type="float">
            <text:p>-28.5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8.48" calcext:value-type="float">
            <text:p>-28.4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7.93" calcext:value-type="float">
            <text:p>-27.93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8.62" calcext:value-type="float">
            <text:p>-28.6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青森県文化財調査報告書第48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7.69" calcext:value-type="float">
            <text:p>-27.6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31.14" calcext:value-type="float">
            <text:p>-31.1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31.4" calcext:value-type="float">
            <text:p>-31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484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jisawa(2)</text:p>
          </table:table-cell>
          <table:table-cell office:value-type="float" office:value="40.4522" calcext:value-type="float">
            <text:p>40.4522</text:p>
          </table:table-cell>
          <table:table-cell office:value-type="float" office:value="141.643" calcext:value-type="float">
            <text:p>141.643</text:p>
          </table:table-cell>
          <table:table-cell office:value-type="string" calcext:value-type="string">
            <text:p>Aomori</text:p>
          </table:table-cell>
          <table:table-cell office:value-type="float" office:value="-27.02" calcext:value-type="float">
            <text:p>-27.0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499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ami(4)</text:p>
          </table:table-cell>
          <table:table-cell office:value-type="float" office:value="40.538" calcext:value-type="float">
            <text:p>40.538</text:p>
          </table:table-cell>
          <table:table-cell office:value-type="float" office:value="140.2483" calcext:value-type="float">
            <text:p>140.2483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青森県文化財調査報告書第500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zukami(4)</text:p>
          </table:table-cell>
          <table:table-cell office:value-type="float" office:value="40.538" calcext:value-type="float">
            <text:p>40.538</text:p>
          </table:table-cell>
          <table:table-cell office:value-type="float" office:value="140.2483" calcext:value-type="float">
            <text:p>140.2483</text:p>
          </table:table-cell>
          <table:table-cell office:value-type="string" calcext:value-type="string">
            <text:p>Aomori</text:p>
          </table:table-cell>
          <table:table-cell office:value-type="float" office:value="-28.53" calcext:value-type="float">
            <text:p>-28.53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青森県文化財調査報告書第500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kawazoe(1)</text:p>
          </table:table-cell>
          <table:table-cell office:value-type="float" office:value="40.5291" calcext:value-type="float">
            <text:p>40.5291</text:p>
          </table:table-cell>
          <table:table-cell office:value-type="float" office:value="140.2161" calcext:value-type="float">
            <text:p>140.2161</text:p>
          </table:table-cell>
          <table:table-cell office:value-type="string" calcext:value-type="string">
            <text:p>Aomori</text:p>
          </table:table-cell>
          <table:table-cell office:value-type="float" office:value="-27.36" calcext:value-type="float">
            <text:p>-27.3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00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kawazoe(1)</text:p>
          </table:table-cell>
          <table:table-cell office:value-type="float" office:value="40.5291" calcext:value-type="float">
            <text:p>40.5291</text:p>
          </table:table-cell>
          <table:table-cell office:value-type="float" office:value="140.2161" calcext:value-type="float">
            <text:p>140.2161</text:p>
          </table:table-cell>
          <table:table-cell office:value-type="string" calcext:value-type="string">
            <text:p>Aomori</text:p>
          </table:table-cell>
          <table:table-cell office:value-type="float" office:value="-28.66" calcext:value-type="float">
            <text:p>-28.6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00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kawazoe(1)</text:p>
          </table:table-cell>
          <table:table-cell office:value-type="float" office:value="40.5291" calcext:value-type="float">
            <text:p>40.5291</text:p>
          </table:table-cell>
          <table:table-cell office:value-type="float" office:value="140.2161" calcext:value-type="float">
            <text:p>140.2161</text:p>
          </table:table-cell>
          <table:table-cell office:value-type="string" calcext:value-type="string">
            <text:p>Aomori</text:p>
          </table:table-cell>
          <table:table-cell office:value-type="float" office:value="-26.58" calcext:value-type="float">
            <text:p>-26.5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00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ikirizawa(2)</text:p>
          </table:table-cell>
          <table:table-cell office:value-type="float" office:value="40.6497" calcext:value-type="float">
            <text:p>40.6497</text:p>
          </table:table-cell>
          <table:table-cell office:value-type="float" office:value="141.353" calcext:value-type="float">
            <text:p>141.353</text:p>
          </table:table-cell>
          <table:table-cell office:value-type="string" calcext:value-type="string">
            <text:p>Aomori</text:p>
          </table:table-cell>
          <table:table-cell office:value-type="float" office:value="-27.58" calcext:value-type="float">
            <text:p>-27.5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11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tobashitomita</text:p>
          </table:table-cell>
          <table:table-cell office:value-type="float" office:value="40.9425" calcext:value-type="float">
            <text:p>40.9425</text:p>
          </table:table-cell>
          <table:table-cell office:value-type="float" office:value="140.633" calcext:value-type="float">
            <text:p>140.633</text:p>
          </table:table-cell>
          <table:table-cell office:value-type="string" calcext:value-type="string">
            <text:p>Aomori</text:p>
          </table:table-cell>
          <table:table-cell office:value-type="float" office:value="-26.34" calcext:value-type="float">
            <text:p>-26.34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12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hirogata(1)</text:p>
          </table:table-cell>
          <table:table-cell office:value-type="float" office:value="40.9408" calcext:value-type="float">
            <text:p>40.9408</text:p>
          </table:table-cell>
          <table:table-cell office:value-type="float" office:value="140.6339" calcext:value-type="float">
            <text:p>140.6339</text:p>
          </table:table-cell>
          <table:table-cell office:value-type="string" calcext:value-type="string">
            <text:p>Aomori</text:p>
          </table:table-cell>
          <table:table-cell office:value-type="float" office:value="-29.36" calcext:value-type="float">
            <text:p>-29.3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12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hirogata(1)</text:p>
          </table:table-cell>
          <table:table-cell office:value-type="float" office:value="40.9408" calcext:value-type="float">
            <text:p>40.9408</text:p>
          </table:table-cell>
          <table:table-cell office:value-type="float" office:value="140.6339" calcext:value-type="float">
            <text:p>140.6339</text:p>
          </table:table-cell>
          <table:table-cell office:value-type="string" calcext:value-type="string">
            <text:p>Aomori</text:p>
          </table:table-cell>
          <table:table-cell office:value-type="float" office:value="-27.49" calcext:value-type="float">
            <text:p>-27.4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12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akose</text:p>
          </table:table-cell>
          <table:table-cell office:value-type="float" office:value="40.53" calcext:value-type="float">
            <text:p>40.53</text:p>
          </table:table-cell>
          <table:table-cell office:value-type="float" office:value="140.2433" calcext:value-type="float">
            <text:p>140.2433</text:p>
          </table:table-cell>
          <table:table-cell office:value-type="string" calcext:value-type="string">
            <text:p>Aomori</text:p>
          </table:table-cell>
          <table:table-cell office:value-type="float" office:value="-27.51" calcext:value-type="float">
            <text:p>-27.5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13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akose</text:p>
          </table:table-cell>
          <table:table-cell office:value-type="float" office:value="40.53" calcext:value-type="float">
            <text:p>40.53</text:p>
          </table:table-cell>
          <table:table-cell office:value-type="float" office:value="140.2433" calcext:value-type="float">
            <text:p>140.2433</text:p>
          </table:table-cell>
          <table:table-cell office:value-type="string" calcext:value-type="string">
            <text:p>Aomori</text:p>
          </table:table-cell>
          <table:table-cell office:value-type="float" office:value="-26.12" calcext:value-type="float">
            <text:p>-26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13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akose</text:p>
          </table:table-cell>
          <table:table-cell office:value-type="float" office:value="40.53" calcext:value-type="float">
            <text:p>40.53</text:p>
          </table:table-cell>
          <table:table-cell office:value-type="float" office:value="140.2433" calcext:value-type="float">
            <text:p>140.2433</text:p>
          </table:table-cell>
          <table:table-cell office:value-type="string" calcext:value-type="string">
            <text:p>Aomori</text:p>
          </table:table-cell>
          <table:table-cell office:value-type="float" office:value="-27.04" calcext:value-type="float">
            <text:p>-27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13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akose</text:p>
          </table:table-cell>
          <table:table-cell office:value-type="float" office:value="40.53" calcext:value-type="float">
            <text:p>40.53</text:p>
          </table:table-cell>
          <table:table-cell office:value-type="float" office:value="140.2433" calcext:value-type="float">
            <text:p>140.2433</text:p>
          </table:table-cell>
          <table:table-cell office:value-type="string" calcext:value-type="string">
            <text:p>Aomori</text:p>
          </table:table-cell>
          <table:table-cell office:value-type="float" office:value="-26.75" calcext:value-type="float">
            <text:p>-26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青森県文化財調査報告書第513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kawazoe(2)</text:p>
          </table:table-cell>
          <table:table-cell office:value-type="float" office:value="40.52444" calcext:value-type="float">
            <text:p>40.52444</text:p>
          </table:table-cell>
          <table:table-cell office:value-type="float" office:value="140.2219" calcext:value-type="float">
            <text:p>140.2219</text:p>
          </table:table-cell>
          <table:table-cell office:value-type="string" calcext:value-type="string">
            <text:p>Aomori</text:p>
          </table:table-cell>
          <table:table-cell office:value-type="float" office:value="-26.72" calcext:value-type="float">
            <text:p>-26.7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青森県文化財調査報告書第515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kawazoe(2)</text:p>
          </table:table-cell>
          <table:table-cell office:value-type="float" office:value="40.52444" calcext:value-type="float">
            <text:p>40.52444</text:p>
          </table:table-cell>
          <table:table-cell office:value-type="float" office:value="140.2219" calcext:value-type="float">
            <text:p>140.2219</text:p>
          </table:table-cell>
          <table:table-cell office:value-type="string" calcext:value-type="string">
            <text:p>Aomori</text:p>
          </table:table-cell>
          <table:table-cell office:value-type="float" office:value="-26.57" calcext:value-type="float">
            <text:p>-26.5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青森県文化財調査報告書第515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7.79" calcext:value-type="float">
            <text:p>-27.7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8.5" calcext:value-type="float">
            <text:p>-2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9.8" calcext:value-type="float">
            <text:p>-29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9.5" calcext:value-type="float">
            <text:p>-2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2005 北海道石狩市教育委員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nehara 4</text:p>
          </table:table-cell>
          <table:table-cell office:value-type="float" office:value="42.564485" calcext:value-type="float">
            <text:p>42.564485</text:p>
          </table:table-cell>
          <table:table-cell office:value-type="float" office:value="141.980581" calcext:value-type="float">
            <text:p>141.980581</text:p>
          </table:table-cell>
          <table:table-cell office:value-type="string" calcext:value-type="string">
            <text:p>Hokkaido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yato 4</text:p>
          </table:table-cell>
          <table:table-cell office:value-type="float" office:value="42.565685" calcext:value-type="float">
            <text:p>42.565685</text:p>
          </table:table-cell>
          <table:table-cell office:value-type="float" office:value="141.978623" calcext:value-type="float">
            <text:p>141.978623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gawaugan</text:p>
          </table:table-cell>
          <table:table-cell office:value-type="float" office:value="43.310493" calcext:value-type="float">
            <text:p>43.310493</text:p>
          </table:table-cell>
          <table:table-cell office:value-type="float" office:value="145.541785" calcext:value-type="float">
            <text:p>145.541785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1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gawaugan</text:p>
          </table:table-cell>
          <table:table-cell office:value-type="float" office:value="43.310493" calcext:value-type="float">
            <text:p>43.310493</text:p>
          </table:table-cell>
          <table:table-cell office:value-type="float" office:value="145.541785" calcext:value-type="float">
            <text:p>145.541785</text:p>
          </table:table-cell>
          <table:table-cell office:value-type="string" calcext:value-type="string">
            <text:p>Hokkaido</text:p>
          </table:table-cell>
          <table:table-cell office:value-type="float" office:value="-27.44" calcext:value-type="float">
            <text:p>-27.44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1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gawaugan</text:p>
          </table:table-cell>
          <table:table-cell office:value-type="float" office:value="43.310493" calcext:value-type="float">
            <text:p>43.310493</text:p>
          </table:table-cell>
          <table:table-cell office:value-type="float" office:value="145.541785" calcext:value-type="float">
            <text:p>145.541785</text:p>
          </table:table-cell>
          <table:table-cell office:value-type="string" calcext:value-type="string">
            <text:p>Hokkaido</text:p>
          </table:table-cell>
          <table:table-cell office:value-type="float" office:value="-26.83" calcext:value-type="float">
            <text:p>-26.8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1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gawaugan</text:p>
          </table:table-cell>
          <table:table-cell office:value-type="float" office:value="43.310493" calcext:value-type="float">
            <text:p>43.310493</text:p>
          </table:table-cell>
          <table:table-cell office:value-type="float" office:value="145.541785" calcext:value-type="float">
            <text:p>145.541785</text:p>
          </table:table-cell>
          <table:table-cell office:value-type="string" calcext:value-type="string">
            <text:p>Hokkaido</text:p>
          </table:table-cell>
          <table:table-cell office:value-type="float" office:value="-27.01" calcext:value-type="float">
            <text:p>-27.0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1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2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9.5" calcext:value-type="float">
            <text:p>-29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2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2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2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2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43" calcext:value-type="float">
            <text:p>-26.4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2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2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91" calcext:value-type="float">
            <text:p>-26.9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2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machi2</text:p>
          </table:table-cell>
          <table:table-cell office:value-type="float" office:value="42.769097" calcext:value-type="float">
            <text:p>42.769097</text:p>
          </table:table-cell>
          <table:table-cell office:value-type="float" office:value="141.819696" calcext:value-type="float">
            <text:p>141.819696</text:p>
          </table:table-cell>
          <table:table-cell office:value-type="string" calcext:value-type="string">
            <text:p>Hokkaido</text:p>
          </table:table-cell>
          <table:table-cell office:value-type="float" office:value="-26.24" calcext:value-type="float">
            <text:p>-26.24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2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machi2</text:p>
          </table:table-cell>
          <table:table-cell office:value-type="float" office:value="42.769097" calcext:value-type="float">
            <text:p>42.769097</text:p>
          </table:table-cell>
          <table:table-cell office:value-type="float" office:value="141.819696" calcext:value-type="float">
            <text:p>141.819696</text:p>
          </table:table-cell>
          <table:table-cell office:value-type="string" calcext:value-type="string">
            <text:p>Hokkaido</text:p>
          </table:table-cell>
          <table:table-cell office:value-type="float" office:value="-27.53" calcext:value-type="float">
            <text:p>-27.5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2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千歳市文化財調査報告書XX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5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千歳市文化財調査報告書XX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5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千歳市文化財調査報告書XX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北埋調報18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18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18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18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johama2</text:p>
          </table:table-cell>
          <table:table-cell office:value-type="float" office:value="42.45819" calcext:value-type="float">
            <text:p>42.45819</text:p>
          </table:table-cell>
          <table:table-cell office:value-type="float" office:value="141.19457" calcext:value-type="float">
            <text:p>141.19457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5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johama2</text:p>
          </table:table-cell>
          <table:table-cell office:value-type="float" office:value="42.45819" calcext:value-type="float">
            <text:p>42.45819</text:p>
          </table:table-cell>
          <table:table-cell office:value-type="float" office:value="141.19457" calcext:value-type="float">
            <text:p>141.19457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15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johama2</text:p>
          </table:table-cell>
          <table:table-cell office:value-type="float" office:value="42.45819" calcext:value-type="float">
            <text:p>42.45819</text:p>
          </table:table-cell>
          <table:table-cell office:value-type="float" office:value="141.19457" calcext:value-type="float">
            <text:p>141.19457</text:p>
          </table:table-cell>
          <table:table-cell office:value-type="string" calcext:value-type="string">
            <text:p>Hokkaido</text:p>
          </table:table-cell>
          <table:table-cell office:value-type="float" office:value="-29.9" calcext:value-type="float">
            <text:p>-29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5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koshi2</text:p>
          </table:table-cell>
          <table:table-cell office:value-type="float" office:value="42.22426" calcext:value-type="float">
            <text:p>42.22426</text:p>
          </table:table-cell>
          <table:table-cell office:value-type="float" office:value="140.33724" calcext:value-type="float">
            <text:p>140.33724</text:p>
          </table:table-cell>
          <table:table-cell office:value-type="string" calcext:value-type="string">
            <text:p>Hokkaido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koshi2</text:p>
          </table:table-cell>
          <table:table-cell office:value-type="float" office:value="42.22426" calcext:value-type="float">
            <text:p>42.22426</text:p>
          </table:table-cell>
          <table:table-cell office:value-type="float" office:value="140.33724" calcext:value-type="float">
            <text:p>140.33724</text:p>
          </table:table-cell>
          <table:table-cell office:value-type="string" calcext:value-type="string">
            <text:p>Hokkaido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koshi2</text:p>
          </table:table-cell>
          <table:table-cell office:value-type="float" office:value="42.22426" calcext:value-type="float">
            <text:p>42.22426</text:p>
          </table:table-cell>
          <table:table-cell office:value-type="float" office:value="140.33724" calcext:value-type="float">
            <text:p>140.33724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koshi2</text:p>
          </table:table-cell>
          <table:table-cell office:value-type="float" office:value="42.22426" calcext:value-type="float">
            <text:p>42.22426</text:p>
          </table:table-cell>
          <table:table-cell office:value-type="float" office:value="140.33724" calcext:value-type="float">
            <text:p>140.33724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kanboshi E2</text:p>
          </table:table-cell>
          <table:table-cell office:value-type="float" office:value="42.87234" calcext:value-type="float">
            <text:p>42.87234</text:p>
          </table:table-cell>
          <table:table-cell office:value-type="float" office:value="141.59402" calcext:value-type="float">
            <text:p>141.59402</text:p>
          </table:table-cell>
          <table:table-cell office:value-type="string" calcext:value-type="string">
            <text:p>Hokkaido</text:p>
          </table:table-cell>
          <table:table-cell office:value-type="float" office:value="-26.34" calcext:value-type="float">
            <text:p>-26.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恵庭市教育委員会,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kanboshi E2</text:p>
          </table:table-cell>
          <table:table-cell office:value-type="float" office:value="42.87234" calcext:value-type="float">
            <text:p>42.87234</text:p>
          </table:table-cell>
          <table:table-cell office:value-type="float" office:value="141.59402" calcext:value-type="float">
            <text:p>141.59402</text:p>
          </table:table-cell>
          <table:table-cell office:value-type="string" calcext:value-type="string">
            <text:p>Hokkaido</text:p>
          </table:table-cell>
          <table:table-cell office:value-type="float" office:value="-26.35" calcext:value-type="float">
            <text:p>-26.3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恵庭市教育委員会,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kanboshi E11</text:p>
          </table:table-cell>
          <table:table-cell office:value-type="float" office:value="42.87308" calcext:value-type="float">
            <text:p>42.87308</text:p>
          </table:table-cell>
          <table:table-cell office:value-type="float" office:value="141.59702" calcext:value-type="float">
            <text:p>141.59702</text:p>
          </table:table-cell>
          <table:table-cell office:value-type="string" calcext:value-type="string">
            <text:p>Hokkaido</text:p>
          </table:table-cell>
          <table:table-cell office:value-type="float" office:value="-27.87" calcext:value-type="float">
            <text:p>-27.87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12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shimamatsu5</text:p>
          </table:table-cell>
          <table:table-cell office:value-type="float" office:value="42.9078" calcext:value-type="float">
            <text:p>42.9078</text:p>
          </table:table-cell>
          <table:table-cell office:value-type="float" office:value="141.56772" calcext:value-type="float">
            <text:p>141.56772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北埋調報179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shimamatsu5</text:p>
          </table:table-cell>
          <table:table-cell office:value-type="float" office:value="42.9078" calcext:value-type="float">
            <text:p>42.9078</text:p>
          </table:table-cell>
          <table:table-cell office:value-type="float" office:value="141.56772" calcext:value-type="float">
            <text:p>141.56772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7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shimamatsu5</text:p>
          </table:table-cell>
          <table:table-cell office:value-type="float" office:value="42.9078" calcext:value-type="float">
            <text:p>42.9078</text:p>
          </table:table-cell>
          <table:table-cell office:value-type="float" office:value="141.56772" calcext:value-type="float">
            <text:p>141.56772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7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hishimamatsu5</text:p>
          </table:table-cell>
          <table:table-cell office:value-type="float" office:value="42.9078" calcext:value-type="float">
            <text:p>42.9078</text:p>
          </table:table-cell>
          <table:table-cell office:value-type="float" office:value="141.56772" calcext:value-type="float">
            <text:p>141.56772</text:p>
          </table:table-cell>
          <table:table-cell office:value-type="string" calcext:value-type="string">
            <text:p>Hokkaido</text:p>
          </table:table-cell>
          <table:table-cell office:value-type="float" office:value="-29.1" calcext:value-type="float">
            <text:p>-2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北埋調報179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3tateanagun</text:p>
          </table:table-cell>
          <table:table-cell office:value-type="float" office:value="43.30622" calcext:value-type="float">
            <text:p>43.30622</text:p>
          </table:table-cell>
          <table:table-cell office:value-type="float" office:value="145.53906" calcext:value-type="float">
            <text:p>145.53906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9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3tateanagun</text:p>
          </table:table-cell>
          <table:table-cell office:value-type="float" office:value="43.30622" calcext:value-type="float">
            <text:p>43.30622</text:p>
          </table:table-cell>
          <table:table-cell office:value-type="float" office:value="145.53906" calcext:value-type="float">
            <text:p>145.53906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9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3tateanagun</text:p>
          </table:table-cell>
          <table:table-cell office:value-type="float" office:value="43.30622" calcext:value-type="float">
            <text:p>43.30622</text:p>
          </table:table-cell>
          <table:table-cell office:value-type="float" office:value="145.53906" calcext:value-type="float">
            <text:p>145.53906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9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3tateanagun</text:p>
          </table:table-cell>
          <table:table-cell office:value-type="float" office:value="43.30622" calcext:value-type="float">
            <text:p>43.30622</text:p>
          </table:table-cell>
          <table:table-cell office:value-type="float" office:value="145.53906" calcext:value-type="float">
            <text:p>145.53906</text:p>
          </table:table-cell>
          <table:table-cell office:value-type="string" calcext:value-type="string">
            <text:p>Hokkaid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9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punii 2</text:p>
          </table:table-cell>
          <table:table-cell office:value-type="float" office:value="42.86847" calcext:value-type="float">
            <text:p>42.86847</text:p>
          </table:table-cell>
          <table:table-cell office:value-type="float" office:value="141.7153" calcext:value-type="float">
            <text:p>141.7153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0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24</text:p>
          </table:table-cell>
          <table:table-cell office:value-type="float" office:value="43.07417" calcext:value-type="float">
            <text:p>43.07417</text:p>
          </table:table-cell>
          <table:table-cell office:value-type="float" office:value="141.32118" calcext:value-type="float">
            <text:p>141.32118</text:p>
          </table:table-cell>
          <table:table-cell office:value-type="string" calcext:value-type="string">
            <text:p>Hokkaido</text:p>
          </table:table-cell>
          <table:table-cell office:value-type="float" office:value="-26.85" calcext:value-type="float">
            <text:p>-26.8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札幌市文化財調査報告書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24</text:p>
          </table:table-cell>
          <table:table-cell office:value-type="float" office:value="43.07417" calcext:value-type="float">
            <text:p>43.07417</text:p>
          </table:table-cell>
          <table:table-cell office:value-type="float" office:value="141.32118" calcext:value-type="float">
            <text:p>141.32118</text:p>
          </table:table-cell>
          <table:table-cell office:value-type="string" calcext:value-type="string">
            <text:p>Hokkaido</text:p>
          </table:table-cell>
          <table:table-cell office:value-type="float" office:value="-31.26" calcext:value-type="float">
            <text:p>-31.26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札幌市文化財調査報告書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24</text:p>
          </table:table-cell>
          <table:table-cell office:value-type="float" office:value="43.07417" calcext:value-type="float">
            <text:p>43.07417</text:p>
          </table:table-cell>
          <table:table-cell office:value-type="float" office:value="141.32118" calcext:value-type="float">
            <text:p>141.32118</text:p>
          </table:table-cell>
          <table:table-cell office:value-type="string" calcext:value-type="string">
            <text:p>Hokkaido</text:p>
          </table:table-cell>
          <table:table-cell office:value-type="float" office:value="-26.27" calcext:value-type="float">
            <text:p>-26.2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札幌市文化財調査報告書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atakidai30chiten</text:p>
          </table:table-cell>
          <table:table-cell office:value-type="float" office:value="43.87433" calcext:value-type="float">
            <text:p>43.87433</text:p>
          </table:table-cell>
          <table:table-cell office:value-type="float" office:value="143.16965" calcext:value-type="float">
            <text:p>143.16965</text:p>
          </table:table-cell>
          <table:table-cell office:value-type="string" calcext:value-type="string">
            <text:p>Hokkaido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9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atakidai30chiten</text:p>
          </table:table-cell>
          <table:table-cell office:value-type="float" office:value="43.87433" calcext:value-type="float">
            <text:p>43.87433</text:p>
          </table:table-cell>
          <table:table-cell office:value-type="float" office:value="143.16965" calcext:value-type="float">
            <text:p>143.16965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9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7.11" calcext:value-type="float">
            <text:p>-27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2004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.1" calcext:value-type="float">
            <text:p>-29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2004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2004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2004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2004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2004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.6" calcext:value-type="float">
            <text:p>-2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2003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30.1" calcext:value-type="float">
            <text:p>-30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2003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.3" calcext:value-type="float">
            <text:p>-2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2003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.9" calcext:value-type="float">
            <text:p>-29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2003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6.84" calcext:value-type="float">
            <text:p>-26.8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2003 北海道恵庭市発掘調査報告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oshibe1</text:p>
          </table:table-cell>
          <table:table-cell office:value-type="float" office:value="42.18428" calcext:value-type="float">
            <text:p>42.18428</text:p>
          </table:table-cell>
          <table:table-cell office:value-type="float" office:value="140.42395" calcext:value-type="float">
            <text:p>140.42395</text:p>
          </table:table-cell>
          <table:table-cell office:value-type="string" calcext:value-type="string">
            <text:p>Hokkaid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北埋調報18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oshibe1</text:p>
          </table:table-cell>
          <table:table-cell office:value-type="float" office:value="42.18428" calcext:value-type="float">
            <text:p>42.18428</text:p>
          </table:table-cell>
          <table:table-cell office:value-type="float" office:value="140.42395" calcext:value-type="float">
            <text:p>140.42395</text:p>
          </table:table-cell>
          <table:table-cell office:value-type="string" calcext:value-type="string">
            <text:p>Hokkaido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2tateanagun</text:p>
          </table:table-cell>
          <table:table-cell office:value-type="float" office:value="43.31462" calcext:value-type="float">
            <text:p>43.31462</text:p>
          </table:table-cell>
          <table:table-cell office:value-type="float" office:value="145.55463" calcext:value-type="float">
            <text:p>145.55463</text:p>
          </table:table-cell>
          <table:table-cell office:value-type="string" calcext:value-type="string">
            <text:p>Hokkaido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2tateanagun</text:p>
          </table:table-cell>
          <table:table-cell office:value-type="float" office:value="43.31462" calcext:value-type="float">
            <text:p>43.31462</text:p>
          </table:table-cell>
          <table:table-cell office:value-type="float" office:value="145.55463" calcext:value-type="float">
            <text:p>145.55463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2tateanagun</text:p>
          </table:table-cell>
          <table:table-cell office:value-type="float" office:value="43.31462" calcext:value-type="float">
            <text:p>43.31462</text:p>
          </table:table-cell>
          <table:table-cell office:value-type="float" office:value="145.55463" calcext:value-type="float">
            <text:p>145.55463</text:p>
          </table:table-cell>
          <table:table-cell office:value-type="string" calcext:value-type="string">
            <text:p>Hokkaid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2tateanagun</text:p>
          </table:table-cell>
          <table:table-cell office:value-type="float" office:value="43.31462" calcext:value-type="float">
            <text:p>43.31462</text:p>
          </table:table-cell>
          <table:table-cell office:value-type="float" office:value="145.55463" calcext:value-type="float">
            <text:p>145.55463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ioi2tateanagun</text:p>
          </table:table-cell>
          <table:table-cell office:value-type="float" office:value="43.31462" calcext:value-type="float">
            <text:p>43.31462</text:p>
          </table:table-cell>
          <table:table-cell office:value-type="float" office:value="145.55463" calcext:value-type="float">
            <text:p>145.55463</text:p>
          </table:table-cell>
          <table:table-cell office:value-type="string" calcext:value-type="string">
            <text:p>Hokkaido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uika1</text:p>
          </table:table-cell>
          <table:table-cell office:value-type="float" office:value="42.85899" calcext:value-type="float">
            <text:p>42.85899</text:p>
          </table:table-cell>
          <table:table-cell office:value-type="float" office:value="141.70862" calcext:value-type="float">
            <text:p>141.70862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8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2</text:p>
          </table:table-cell>
          <table:table-cell office:value-type="float" office:value="42.15728" calcext:value-type="float">
            <text:p>42.15728</text:p>
          </table:table-cell>
          <table:table-cell office:value-type="float" office:value="140.46915" calcext:value-type="float">
            <text:p>140.46915</text:p>
          </table:table-cell>
          <table:table-cell office:value-type="string" calcext:value-type="string">
            <text:p>Hokkaid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9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2</text:p>
          </table:table-cell>
          <table:table-cell office:value-type="float" office:value="42.15728" calcext:value-type="float">
            <text:p>42.15728</text:p>
          </table:table-cell>
          <table:table-cell office:value-type="float" office:value="140.46915" calcext:value-type="float">
            <text:p>140.46915</text:p>
          </table:table-cell>
          <table:table-cell office:value-type="string" calcext:value-type="string">
            <text:p>Hokkaid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9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2</text:p>
          </table:table-cell>
          <table:table-cell office:value-type="float" office:value="42.15728" calcext:value-type="float">
            <text:p>42.15728</text:p>
          </table:table-cell>
          <table:table-cell office:value-type="float" office:value="140.46915" calcext:value-type="float">
            <text:p>140.46915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9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2</text:p>
          </table:table-cell>
          <table:table-cell office:value-type="float" office:value="42.15728" calcext:value-type="float">
            <text:p>42.15728</text:p>
          </table:table-cell>
          <table:table-cell office:value-type="float" office:value="140.46915" calcext:value-type="float">
            <text:p>140.46915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9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16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16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6" calcext:value-type="float">
            <text:p>-28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16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9.1" calcext:value-type="float">
            <text:p>-2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31" calcext:value-type="float">
            <text:p>-26.3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31.95" calcext:value-type="float">
            <text:p>-31.9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2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84" calcext:value-type="float">
            <text:p>-26.8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2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32.23" calcext:value-type="float">
            <text:p>-32.23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2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7.74" calcext:value-type="float">
            <text:p>-27.74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2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30.4" calcext:value-type="float">
            <text:p>-3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16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1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49" calcext:value-type="float">
            <text:p>-26.4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7.26" calcext:value-type="float">
            <text:p>-27.2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91" calcext:value-type="float">
            <text:p>-26.9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42" calcext:value-type="float">
            <text:p>-28.4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99" calcext:value-type="float">
            <text:p>-26.9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84" calcext:value-type="float">
            <text:p>-26.8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03" calcext:value-type="float">
            <text:p>-26.0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23" calcext:value-type="float">
            <text:p>-26.2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9.07" calcext:value-type="float">
            <text:p>-29.0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16" calcext:value-type="float">
            <text:p>-26.1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16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5" calcext:value-type="float">
            <text:p>-2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16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16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abuchi 2</text:p>
          </table:table-cell>
          <table:table-cell office:value-type="float" office:value="42.38584" calcext:value-type="float">
            <text:p>42.38584</text:p>
          </table:table-cell>
          <table:table-cell office:value-type="float" office:value="139.82859" calcext:value-type="float">
            <text:p>139.82859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1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abuchi 2</text:p>
          </table:table-cell>
          <table:table-cell office:value-type="float" office:value="42.38584" calcext:value-type="float">
            <text:p>42.38584</text:p>
          </table:table-cell>
          <table:table-cell office:value-type="float" office:value="139.82859" calcext:value-type="float">
            <text:p>139.82859</text:p>
          </table:table-cell>
          <table:table-cell office:value-type="string" calcext:value-type="string">
            <text:p>Hokkaid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1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abuchi 2</text:p>
          </table:table-cell>
          <table:table-cell office:value-type="float" office:value="42.38584" calcext:value-type="float">
            <text:p>42.38584</text:p>
          </table:table-cell>
          <table:table-cell office:value-type="float" office:value="139.82859" calcext:value-type="float">
            <text:p>139.82859</text:p>
          </table:table-cell>
          <table:table-cell office:value-type="string" calcext:value-type="string">
            <text:p>Hokkaid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1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abuchi 2</text:p>
          </table:table-cell>
          <table:table-cell office:value-type="float" office:value="42.38584" calcext:value-type="float">
            <text:p>42.38584</text:p>
          </table:table-cell>
          <table:table-cell office:value-type="float" office:value="139.82859" calcext:value-type="float">
            <text:p>139.82859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1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abuchi 2</text:p>
          </table:table-cell>
          <table:table-cell office:value-type="float" office:value="42.38584" calcext:value-type="float">
            <text:p>42.38584</text:p>
          </table:table-cell>
          <table:table-cell office:value-type="float" office:value="139.82859" calcext:value-type="float">
            <text:p>139.82859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1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 7</text:p>
          </table:table-cell>
          <table:table-cell office:value-type="float" office:value="42.87759" calcext:value-type="float">
            <text:p>42.87759</text:p>
          </table:table-cell>
          <table:table-cell office:value-type="float" office:value="141.72736" calcext:value-type="float">
            <text:p>141.72736</text:p>
          </table:table-cell>
          <table:table-cell office:value-type="string" calcext:value-type="string">
            <text:p>Hokkaid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2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 7</text:p>
          </table:table-cell>
          <table:table-cell office:value-type="float" office:value="42.87759" calcext:value-type="float">
            <text:p>42.87759</text:p>
          </table:table-cell>
          <table:table-cell office:value-type="float" office:value="141.72736" calcext:value-type="float">
            <text:p>141.72736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2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 7</text:p>
          </table:table-cell>
          <table:table-cell office:value-type="float" office:value="42.87759" calcext:value-type="float">
            <text:p>42.87759</text:p>
          </table:table-cell>
          <table:table-cell office:value-type="float" office:value="141.72736" calcext:value-type="float">
            <text:p>141.72736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2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 7</text:p>
          </table:table-cell>
          <table:table-cell office:value-type="float" office:value="42.87759" calcext:value-type="float">
            <text:p>42.87759</text:p>
          </table:table-cell>
          <table:table-cell office:value-type="float" office:value="141.72736" calcext:value-type="float">
            <text:p>141.72736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2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 5</text:p>
          </table:table-cell>
          <table:table-cell office:value-type="float" office:value="42.87984" calcext:value-type="float">
            <text:p>42.87984</text:p>
          </table:table-cell>
          <table:table-cell office:value-type="float" office:value="141.72077" calcext:value-type="float">
            <text:p>141.72077</text:p>
          </table:table-cell>
          <table:table-cell office:value-type="string" calcext:value-type="string">
            <text:p>Hokkaid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2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usu 5</text:p>
          </table:table-cell>
          <table:table-cell office:value-type="float" office:value="42.87984" calcext:value-type="float">
            <text:p>42.87984</text:p>
          </table:table-cell>
          <table:table-cell office:value-type="float" office:value="141.72077" calcext:value-type="float">
            <text:p>141.72077</text:p>
          </table:table-cell>
          <table:table-cell office:value-type="string" calcext:value-type="string">
            <text:p>Hokkaido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12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43.07862" calcext:value-type="float">
            <text:p>43.07862</text:p>
          </table:table-cell>
          <table:table-cell office:value-type="float" office:value="141.31143" calcext:value-type="float">
            <text:p>141.31143</text:p>
          </table:table-cell>
          <table:table-cell office:value-type="string" calcext:value-type="string">
            <text:p>Hokkaido</text:p>
          </table:table-cell>
          <table:table-cell office:value-type="float" office:value="-29.3" calcext:value-type="float">
            <text:p>-2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札幌市文化財調査報告書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43.07862" calcext:value-type="float">
            <text:p>43.07862</text:p>
          </table:table-cell>
          <table:table-cell office:value-type="float" office:value="141.31143" calcext:value-type="float">
            <text:p>141.31143</text:p>
          </table:table-cell>
          <table:table-cell office:value-type="string" calcext:value-type="string">
            <text:p>Hokkaido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札幌市文化財調査報告書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aoka 2</text:p>
          </table:table-cell>
          <table:table-cell office:value-type="float" office:value="42.46229" calcext:value-type="float">
            <text:p>42.46229</text:p>
          </table:table-cell>
          <table:table-cell office:value-type="float" office:value="140.33066" calcext:value-type="float">
            <text:p>140.33066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39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aoka 2</text:p>
          </table:table-cell>
          <table:table-cell office:value-type="float" office:value="42.46229" calcext:value-type="float">
            <text:p>42.46229</text:p>
          </table:table-cell>
          <table:table-cell office:value-type="float" office:value="140.33066" calcext:value-type="float">
            <text:p>140.33066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39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shirataki 7</text:p>
          </table:table-cell>
          <table:table-cell office:value-type="float" office:value="43.8707" calcext:value-type="float">
            <text:p>43.8707</text:p>
          </table:table-cell>
          <table:table-cell office:value-type="float" office:value="143.15095" calcext:value-type="float">
            <text:p>143.15095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shirataki 7</text:p>
          </table:table-cell>
          <table:table-cell office:value-type="float" office:value="43.8707" calcext:value-type="float">
            <text:p>43.8707</text:p>
          </table:table-cell>
          <table:table-cell office:value-type="float" office:value="143.15095" calcext:value-type="float">
            <text:p>143.15095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4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ashimachi</text:p>
          </table:table-cell>
          <table:table-cell office:value-type="float" office:value="44.02909" calcext:value-type="float">
            <text:p>44.02909</text:p>
          </table:table-cell>
          <table:table-cell office:value-type="float" office:value="142.41811" calcext:value-type="float">
            <text:p>142.41811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15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4</text:p>
          </table:table-cell>
          <table:table-cell office:value-type="float" office:value="42.33129" calcext:value-type="float">
            <text:p>42.33129</text:p>
          </table:table-cell>
          <table:table-cell office:value-type="float" office:value="140.27437" calcext:value-type="float">
            <text:p>140.27437</text:p>
          </table:table-cell>
          <table:table-cell office:value-type="string" calcext:value-type="string">
            <text:p>Hokkaid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4</text:p>
          </table:table-cell>
          <table:table-cell office:value-type="float" office:value="42.33129" calcext:value-type="float">
            <text:p>42.33129</text:p>
          </table:table-cell>
          <table:table-cell office:value-type="float" office:value="140.27437" calcext:value-type="float">
            <text:p>140.27437</text:p>
          </table:table-cell>
          <table:table-cell office:value-type="string" calcext:value-type="string">
            <text:p>Hokkaido</text:p>
          </table:table-cell>
          <table:table-cell office:value-type="float" office:value="-29.6" calcext:value-type="float">
            <text:p>-2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4</text:p>
          </table:table-cell>
          <table:table-cell office:value-type="float" office:value="42.33129" calcext:value-type="float">
            <text:p>42.33129</text:p>
          </table:table-cell>
          <table:table-cell office:value-type="float" office:value="140.27437" calcext:value-type="float">
            <text:p>140.27437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4</text:p>
          </table:table-cell>
          <table:table-cell office:value-type="float" office:value="42.33129" calcext:value-type="float">
            <text:p>42.33129</text:p>
          </table:table-cell>
          <table:table-cell office:value-type="float" office:value="140.27437" calcext:value-type="float">
            <text:p>140.27437</text:p>
          </table:table-cell>
          <table:table-cell office:value-type="string" calcext:value-type="string">
            <text:p>Hokkaid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4</text:p>
          </table:table-cell>
          <table:table-cell office:value-type="float" office:value="42.33129" calcext:value-type="float">
            <text:p>42.33129</text:p>
          </table:table-cell>
          <table:table-cell office:value-type="float" office:value="140.27437" calcext:value-type="float">
            <text:p>140.27437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 2</text:p>
          </table:table-cell>
          <table:table-cell office:value-type="float" office:value="42.22059" calcext:value-type="float">
            <text:p>42.2205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 2</text:p>
          </table:table-cell>
          <table:table-cell office:value-type="float" office:value="42.22059" calcext:value-type="float">
            <text:p>42.2205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 2</text:p>
          </table:table-cell>
          <table:table-cell office:value-type="float" office:value="42.22059" calcext:value-type="float">
            <text:p>42.2205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 2</text:p>
          </table:table-cell>
          <table:table-cell office:value-type="float" office:value="42.22059" calcext:value-type="float">
            <text:p>42.2205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6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 4</text:p>
          </table:table-cell>
          <table:table-cell office:value-type="float" office:value="42.22149" calcext:value-type="float">
            <text:p>42.22149</text:p>
          </table:table-cell>
          <table:table-cell office:value-type="float" office:value="140.35661" calcext:value-type="float">
            <text:p>140.35661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7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 4</text:p>
          </table:table-cell>
          <table:table-cell office:value-type="float" office:value="42.22149" calcext:value-type="float">
            <text:p>42.22149</text:p>
          </table:table-cell>
          <table:table-cell office:value-type="float" office:value="140.35661" calcext:value-type="float">
            <text:p>140.35661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7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aoi 4</text:p>
          </table:table-cell>
          <table:table-cell office:value-type="float" office:value="42.22149" calcext:value-type="float">
            <text:p>42.22149</text:p>
          </table:table-cell>
          <table:table-cell office:value-type="float" office:value="140.35661" calcext:value-type="float">
            <text:p>140.35661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7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</text:p>
          </table:table-cell>
          <table:table-cell office:value-type="float" office:value="41.76556" calcext:value-type="float">
            <text:p>41.76556</text:p>
          </table:table-cell>
          <table:table-cell office:value-type="float" office:value="140.84495" calcext:value-type="float">
            <text:p>140.84495</text:p>
          </table:table-cell>
          <table:table-cell office:value-type="string" calcext:value-type="string">
            <text:p>Hokkaido</text:p>
          </table:table-cell>
          <table:table-cell office:value-type="float" office:value="-28.6" calcext:value-type="float">
            <text:p>-28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函館市教育委員会 199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</text:p>
          </table:table-cell>
          <table:table-cell office:value-type="float" office:value="41.76556" calcext:value-type="float">
            <text:p>41.76556</text:p>
          </table:table-cell>
          <table:table-cell office:value-type="float" office:value="140.84495" calcext:value-type="float">
            <text:p>140.84495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函館市教育委員会 199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</text:p>
          </table:table-cell>
          <table:table-cell office:value-type="float" office:value="41.76556" calcext:value-type="float">
            <text:p>41.76556</text:p>
          </table:table-cell>
          <table:table-cell office:value-type="float" office:value="140.84495" calcext:value-type="float">
            <text:p>140.84495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函館市教育委員会 199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akumai N</text:p>
          </table:table-cell>
          <table:table-cell office:value-type="float" office:value="42.81459" calcext:value-type="float">
            <text:p>42.81459</text:p>
          </table:table-cell>
          <table:table-cell office:value-type="float" office:value="141.59364" calcext:value-type="float">
            <text:p>141.59364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5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no 3</text:p>
          </table:table-cell>
          <table:table-cell office:value-type="float" office:value="42.51803" calcext:value-type="float">
            <text:p>42.51803</text:p>
          </table:table-cell>
          <table:table-cell office:value-type="float" office:value="140.36179" calcext:value-type="float">
            <text:p>140.36179</text:p>
          </table:table-cell>
          <table:table-cell office:value-type="string" calcext:value-type="string">
            <text:p>Hokkaido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3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no 3</text:p>
          </table:table-cell>
          <table:table-cell office:value-type="float" office:value="42.51803" calcext:value-type="float">
            <text:p>42.51803</text:p>
          </table:table-cell>
          <table:table-cell office:value-type="float" office:value="140.36179" calcext:value-type="float">
            <text:p>140.36179</text:p>
          </table:table-cell>
          <table:table-cell office:value-type="string" calcext:value-type="string">
            <text:p>Hokkaido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3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no 3</text:p>
          </table:table-cell>
          <table:table-cell office:value-type="float" office:value="42.51803" calcext:value-type="float">
            <text:p>42.51803</text:p>
          </table:table-cell>
          <table:table-cell office:value-type="float" office:value="140.36179" calcext:value-type="float">
            <text:p>140.36179</text:p>
          </table:table-cell>
          <table:table-cell office:value-type="string" calcext:value-type="string">
            <text:p>Hokkaido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3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no 3</text:p>
          </table:table-cell>
          <table:table-cell office:value-type="float" office:value="42.51803" calcext:value-type="float">
            <text:p>42.51803</text:p>
          </table:table-cell>
          <table:table-cell office:value-type="float" office:value="140.36179" calcext:value-type="float">
            <text:p>140.36179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3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no 3</text:p>
          </table:table-cell>
          <table:table-cell office:value-type="float" office:value="42.51803" calcext:value-type="float">
            <text:p>42.51803</text:p>
          </table:table-cell>
          <table:table-cell office:value-type="float" office:value="140.36179" calcext:value-type="float">
            <text:p>140.36179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13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amigaoka 4</text:p>
          </table:table-cell>
          <table:table-cell office:value-type="float" office:value="43.78083" calcext:value-type="float">
            <text:p>43.78083</text:p>
          </table:table-cell>
          <table:table-cell office:value-type="float" office:value="143.90863" calcext:value-type="float">
            <text:p>143.90863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海道北見市教育委員会 200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9.23" calcext:value-type="float">
            <text:p>-29.2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71" calcext:value-type="float">
            <text:p>-26.7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7.58" calcext:value-type="float">
            <text:p>-27.5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7.24" calcext:value-type="float">
            <text:p>-27.2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9.16" calcext:value-type="float">
            <text:p>-29.1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30.27" calcext:value-type="float">
            <text:p>-30.27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64" calcext:value-type="float">
            <text:p>-26.6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35" calcext:value-type="float">
            <text:p>-26.3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8.72" calcext:value-type="float">
            <text:p>-28.7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07" calcext:value-type="float">
            <text:p>-26.07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35" calcext:value-type="float">
            <text:p>-26.3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8.63" calcext:value-type="float">
            <text:p>-28.63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9.56" calcext:value-type="float">
            <text:p>-29.56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7.29" calcext:value-type="float">
            <text:p>-27.2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北埋調報2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82" calcext:value-type="float">
            <text:p>-26.82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8.12" calcext:value-type="float">
            <text:p>-28.1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36" calcext:value-type="float">
            <text:p>-26.36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36" calcext:value-type="float">
            <text:p>-28.36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6.98" calcext:value-type="float">
            <text:p>-26.9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89" calcext:value-type="float">
            <text:p>-28.8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32.17" calcext:value-type="float">
            <text:p>-32.17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69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66" calcext:value-type="float">
            <text:p>-28.66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69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4" calcext:value-type="float">
            <text:p>-28.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69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7.44" calcext:value-type="float">
            <text:p>-27.4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69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7.57" calcext:value-type="float">
            <text:p>-27.57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6.23" calcext:value-type="float">
            <text:p>-26.23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9.57" calcext:value-type="float">
            <text:p>-29.5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7.68" calcext:value-type="float">
            <text:p>-27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34.1" calcext:value-type="float">
            <text:p>-34.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01" calcext:value-type="float">
            <text:p>-28.0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6.44" calcext:value-type="float">
            <text:p>-26.4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04" calcext:value-type="float">
            <text:p>-28.0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30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6.54" calcext:value-type="float">
            <text:p>-26.54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69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omai 2</text:p>
          </table:table-cell>
          <table:table-cell office:value-type="float" office:value="42.4625" calcext:value-type="float">
            <text:p>42.4625</text:p>
          </table:table-cell>
          <table:table-cell office:value-type="float" office:value="142.17341" calcext:value-type="float">
            <text:p>142.17341</text:p>
          </table:table-cell>
          <table:table-cell office:value-type="string" calcext:value-type="string">
            <text:p>Hokkaido</text:p>
          </table:table-cell>
          <table:table-cell office:value-type="float" office:value="-26.64" calcext:value-type="float">
            <text:p>-26.64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Seed/Nut</text:p>
          </table:table-cell>
          <table:table-cell office:value-type="string" calcext:value-type="string">
            <text:p>日高町教育委員会、平成２６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amatsu B Chashi Shimamatsusawa 8</text:p>
          </table:table-cell>
          <table:table-cell office:value-type="float" office:value="42.92141" calcext:value-type="float">
            <text:p>42.92141</text:p>
          </table:table-cell>
          <table:table-cell office:value-type="float" office:value="141.53848" calcext:value-type="float">
            <text:p>141.53848</text:p>
          </table:table-cell>
          <table:table-cell office:value-type="string" calcext:value-type="string">
            <text:p>Hokkaido</text:p>
          </table:table-cell>
          <table:table-cell office:value-type="float" office:value="-27.57" calcext:value-type="float">
            <text:p>-27.5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恵庭市教育委員会,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amatsu B Chashi Shimamatsusawa 8</text:p>
          </table:table-cell>
          <table:table-cell office:value-type="float" office:value="42.92141" calcext:value-type="float">
            <text:p>42.92141</text:p>
          </table:table-cell>
          <table:table-cell office:value-type="float" office:value="141.53848" calcext:value-type="float">
            <text:p>141.53848</text:p>
          </table:table-cell>
          <table:table-cell office:value-type="string" calcext:value-type="string">
            <text:p>Hokkaido</text:p>
          </table:table-cell>
          <table:table-cell office:value-type="float" office:value="-26.25" calcext:value-type="float">
            <text:p>-26.2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恵庭市教育委員会,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amatsu B Chashi Shimamatsusawa 8</text:p>
          </table:table-cell>
          <table:table-cell office:value-type="float" office:value="42.92141" calcext:value-type="float">
            <text:p>42.92141</text:p>
          </table:table-cell>
          <table:table-cell office:value-type="float" office:value="141.53848" calcext:value-type="float">
            <text:p>141.53848</text:p>
          </table:table-cell>
          <table:table-cell office:value-type="string" calcext:value-type="string">
            <text:p>Hokkaido</text:p>
          </table:table-cell>
          <table:table-cell office:value-type="float" office:value="-30.28" calcext:value-type="float">
            <text:p>-30.2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恵庭市教育委員会,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amatsu B Chashi Shimamatsusawa 8</text:p>
          </table:table-cell>
          <table:table-cell office:value-type="float" office:value="42.92141" calcext:value-type="float">
            <text:p>42.92141</text:p>
          </table:table-cell>
          <table:table-cell office:value-type="float" office:value="141.53848" calcext:value-type="float">
            <text:p>141.53848</text:p>
          </table:table-cell>
          <table:table-cell office:value-type="string" calcext:value-type="string">
            <text:p>Hokkaido</text:p>
          </table:table-cell>
          <table:table-cell office:value-type="float" office:value="-26.23" calcext:value-type="float">
            <text:p>-26.2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恵庭市教育委員会,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amatsu B Chashi Shimamatsusawa 8</text:p>
          </table:table-cell>
          <table:table-cell office:value-type="float" office:value="42.92141" calcext:value-type="float">
            <text:p>42.92141</text:p>
          </table:table-cell>
          <table:table-cell office:value-type="float" office:value="141.53848" calcext:value-type="float">
            <text:p>141.53848</text:p>
          </table:table-cell>
          <table:table-cell office:value-type="string" calcext:value-type="string">
            <text:p>Hokkaido</text:p>
          </table:table-cell>
          <table:table-cell office:value-type="float" office:value="-27.19" calcext:value-type="float">
            <text:p>-27.1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恵庭市教育委員会,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akogane 2</text:p>
          </table:table-cell>
          <table:table-cell office:value-type="float" office:value="42.40455" calcext:value-type="float">
            <text:p>42.40455</text:p>
          </table:table-cell>
          <table:table-cell office:value-type="float" office:value="140.91221" calcext:value-type="float">
            <text:p>140.91221</text:p>
          </table:table-cell>
          <table:table-cell office:value-type="string" calcext:value-type="string">
            <text:p>Hokkaido</text:p>
          </table:table-cell>
          <table:table-cell office:value-type="float" office:value="-27.75" calcext:value-type="float">
            <text:p>-27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伊達市噴火湾文化研究所, 2011.3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eji 4</text:p>
          </table:table-cell>
          <table:table-cell office:value-type="float" office:value="41.76346" calcext:value-type="float">
            <text:p>41.76346</text:p>
          </table:table-cell>
          <table:table-cell office:value-type="float" office:value="140.58826" calcext:value-type="float">
            <text:p>140.58826</text:p>
          </table:table-cell>
          <table:table-cell office:value-type="string" calcext:value-type="string">
            <text:p>Hokkaido</text:p>
          </table:table-cell>
          <table:table-cell office:value-type="float" office:value="-26.12" calcext:value-type="float">
            <text:p>-26.1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斗市教育委員会社会教育課 , 函館市埋蔵文化財事業団 2012.3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kanboshi E1</text:p>
          </table:table-cell>
          <table:table-cell office:value-type="float" office:value="42.86802" calcext:value-type="float">
            <text:p>42.86802</text:p>
          </table:table-cell>
          <table:table-cell office:value-type="float" office:value="141.58435" calcext:value-type="float">
            <text:p>141.58435</text:p>
          </table:table-cell>
          <table:table-cell office:value-type="string" calcext:value-type="string">
            <text:p>Hokkaido</text:p>
          </table:table-cell>
          <table:table-cell office:value-type="float" office:value="-30.84" calcext:value-type="float">
            <text:p>-30.8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恵庭市教育委員会, 2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kanboshi E1</text:p>
          </table:table-cell>
          <table:table-cell office:value-type="float" office:value="42.86802" calcext:value-type="float">
            <text:p>42.86802</text:p>
          </table:table-cell>
          <table:table-cell office:value-type="float" office:value="141.58435" calcext:value-type="float">
            <text:p>141.58435</text:p>
          </table:table-cell>
          <table:table-cell office:value-type="string" calcext:value-type="string">
            <text:p>Hokkaido</text:p>
          </table:table-cell>
          <table:table-cell office:value-type="float" office:value="-27.22" calcext:value-type="float">
            <text:p>-27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恵庭市教育委員会, 2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kanboshi E1</text:p>
          </table:table-cell>
          <table:table-cell office:value-type="float" office:value="42.86802" calcext:value-type="float">
            <text:p>42.86802</text:p>
          </table:table-cell>
          <table:table-cell office:value-type="float" office:value="141.58435" calcext:value-type="float">
            <text:p>141.58435</text:p>
          </table:table-cell>
          <table:table-cell office:value-type="string" calcext:value-type="string">
            <text:p>Hokkaido</text:p>
          </table:table-cell>
          <table:table-cell office:value-type="float" office:value="-29.47" calcext:value-type="float">
            <text:p>-29.4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恵庭市教育委員会, 2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betsugawaguchisagan 2</text:p>
          </table:table-cell>
          <table:table-cell office:value-type="float" office:value="43.67068" calcext:value-type="float">
            <text:p>43.67068</text:p>
          </table:table-cell>
          <table:table-cell office:value-type="float" office:value="145.11437" calcext:value-type="float">
            <text:p>145.11437</text:p>
          </table:table-cell>
          <table:table-cell office:value-type="string" calcext:value-type="string">
            <text:p>Hokkaido</text:p>
          </table:table-cell>
          <table:table-cell office:value-type="float" office:value="-31.05" calcext:value-type="float">
            <text:p>-31.05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標津町教育委員会, 201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betsugawaguchisagan 2</text:p>
          </table:table-cell>
          <table:table-cell office:value-type="float" office:value="43.67068" calcext:value-type="float">
            <text:p>43.67068</text:p>
          </table:table-cell>
          <table:table-cell office:value-type="float" office:value="145.11437" calcext:value-type="float">
            <text:p>145.11437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標津町教育委員会, 201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betsugawaguchisagan 2</text:p>
          </table:table-cell>
          <table:table-cell office:value-type="float" office:value="43.67068" calcext:value-type="float">
            <text:p>43.67068</text:p>
          </table:table-cell>
          <table:table-cell office:value-type="float" office:value="145.11437" calcext:value-type="float">
            <text:p>145.11437</text:p>
          </table:table-cell>
          <table:table-cell office:value-type="string" calcext:value-type="string">
            <text:p>Hokkaido</text:p>
          </table:table-cell>
          <table:table-cell office:value-type="float" office:value="-30.27" calcext:value-type="float">
            <text:p>-30.2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標津町教育委員会, 201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betsugawaguchisagan 2</text:p>
          </table:table-cell>
          <table:table-cell office:value-type="float" office:value="43.67068" calcext:value-type="float">
            <text:p>43.67068</text:p>
          </table:table-cell>
          <table:table-cell office:value-type="float" office:value="145.11437" calcext:value-type="float">
            <text:p>145.11437</text:p>
          </table:table-cell>
          <table:table-cell office:value-type="string" calcext:value-type="string">
            <text:p>Hokkaido</text:p>
          </table:table-cell>
          <table:table-cell office:value-type="float" office:value="-26.25" calcext:value-type="float">
            <text:p>-26.25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標津町教育委員会, 201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furai 7</text:p>
          </table:table-cell>
          <table:table-cell office:value-type="float" office:value="41.77475" calcext:value-type="float">
            <text:p>41.77475</text:p>
          </table:table-cell>
          <table:table-cell office:value-type="float" office:value="140.59926" calcext:value-type="float">
            <text:p>140.59926</text:p>
          </table:table-cell>
          <table:table-cell office:value-type="string" calcext:value-type="string">
            <text:p>Hokkaido</text:p>
          </table:table-cell>
          <table:table-cell office:value-type="float" office:value="-26.81" calcext:value-type="float">
            <text:p>-26.81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furai 7</text:p>
          </table:table-cell>
          <table:table-cell office:value-type="float" office:value="41.77475" calcext:value-type="float">
            <text:p>41.77475</text:p>
          </table:table-cell>
          <table:table-cell office:value-type="float" office:value="140.59926" calcext:value-type="float">
            <text:p>140.59926</text:p>
          </table:table-cell>
          <table:table-cell office:value-type="string" calcext:value-type="string">
            <text:p>Hokkaido</text:p>
          </table:table-cell>
          <table:table-cell office:value-type="float" office:value="-26.67" calcext:value-type="float">
            <text:p>-26.6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furai 7</text:p>
          </table:table-cell>
          <table:table-cell office:value-type="float" office:value="41.77475" calcext:value-type="float">
            <text:p>41.77475</text:p>
          </table:table-cell>
          <table:table-cell office:value-type="float" office:value="140.59926" calcext:value-type="float">
            <text:p>140.59926</text:p>
          </table:table-cell>
          <table:table-cell office:value-type="string" calcext:value-type="string">
            <text:p>Hokkaido</text:p>
          </table:table-cell>
          <table:table-cell office:value-type="float" office:value="-27.29" calcext:value-type="float">
            <text:p>-27.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furai 7</text:p>
          </table:table-cell>
          <table:table-cell office:value-type="float" office:value="41.77475" calcext:value-type="float">
            <text:p>41.77475</text:p>
          </table:table-cell>
          <table:table-cell office:value-type="float" office:value="140.59926" calcext:value-type="float">
            <text:p>140.59926</text:p>
          </table:table-cell>
          <table:table-cell office:value-type="string" calcext:value-type="string">
            <text:p>Hokkaido</text:p>
          </table:table-cell>
          <table:table-cell office:value-type="float" office:value="-27.28" calcext:value-type="float">
            <text:p>-27.2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furai 7</text:p>
          </table:table-cell>
          <table:table-cell office:value-type="float" office:value="41.77475" calcext:value-type="float">
            <text:p>41.77475</text:p>
          </table:table-cell>
          <table:table-cell office:value-type="float" office:value="140.59926" calcext:value-type="float">
            <text:p>140.59926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ikawa</text:p>
          </table:table-cell>
          <table:table-cell office:value-type="float" office:value="42.08459" calcext:value-type="float">
            <text:p>42.08459</text:p>
          </table:table-cell>
          <table:table-cell office:value-type="float" office:value="140.57053" calcext:value-type="float">
            <text:p>140.57053</text:p>
          </table:table-cell>
          <table:table-cell office:value-type="string" calcext:value-type="string">
            <text:p>Hokkaido</text:p>
          </table:table-cell>
          <table:table-cell office:value-type="float" office:value="-27.17" calcext:value-type="float">
            <text:p>-27.1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3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ikawa</text:p>
          </table:table-cell>
          <table:table-cell office:value-type="float" office:value="42.08459" calcext:value-type="float">
            <text:p>42.08459</text:p>
          </table:table-cell>
          <table:table-cell office:value-type="float" office:value="140.57053" calcext:value-type="float">
            <text:p>140.57053</text:p>
          </table:table-cell>
          <table:table-cell office:value-type="string" calcext:value-type="string">
            <text:p>Hokkaido</text:p>
          </table:table-cell>
          <table:table-cell office:value-type="float" office:value="-26.77" calcext:value-type="float">
            <text:p>-26.7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3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ikawa</text:p>
          </table:table-cell>
          <table:table-cell office:value-type="float" office:value="42.08459" calcext:value-type="float">
            <text:p>42.08459</text:p>
          </table:table-cell>
          <table:table-cell office:value-type="float" office:value="140.57053" calcext:value-type="float">
            <text:p>140.57053</text:p>
          </table:table-cell>
          <table:table-cell office:value-type="string" calcext:value-type="string">
            <text:p>Hokkaido</text:p>
          </table:table-cell>
          <table:table-cell office:value-type="float" office:value="-28.35" calcext:value-type="float">
            <text:p>-28.3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4</text:p>
          </table:table-cell>
          <table:table-cell office:value-type="float" office:value="41.79758" calcext:value-type="float">
            <text:p>41.79758</text:p>
          </table:table-cell>
          <table:table-cell office:value-type="float" office:value="140.61649" calcext:value-type="float">
            <text:p>140.61649</text:p>
          </table:table-cell>
          <table:table-cell office:value-type="string" calcext:value-type="string">
            <text:p>Hokkaido</text:p>
          </table:table-cell>
          <table:table-cell office:value-type="float" office:value="-27.72" calcext:value-type="float">
            <text:p>-27.7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4</text:p>
          </table:table-cell>
          <table:table-cell office:value-type="float" office:value="41.79758" calcext:value-type="float">
            <text:p>41.79758</text:p>
          </table:table-cell>
          <table:table-cell office:value-type="float" office:value="140.61649" calcext:value-type="float">
            <text:p>140.61649</text:p>
          </table:table-cell>
          <table:table-cell office:value-type="string" calcext:value-type="string">
            <text:p>Hokkaido</text:p>
          </table:table-cell>
          <table:table-cell office:value-type="float" office:value="-26.27" calcext:value-type="float">
            <text:p>-26.2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4</text:p>
          </table:table-cell>
          <table:table-cell office:value-type="float" office:value="41.79758" calcext:value-type="float">
            <text:p>41.79758</text:p>
          </table:table-cell>
          <table:table-cell office:value-type="float" office:value="140.61649" calcext:value-type="float">
            <text:p>140.61649</text:p>
          </table:table-cell>
          <table:table-cell office:value-type="string" calcext:value-type="string">
            <text:p>Hokkaido</text:p>
          </table:table-cell>
          <table:table-cell office:value-type="float" office:value="-28.31" calcext:value-type="float">
            <text:p>-28.31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4</text:p>
          </table:table-cell>
          <table:table-cell office:value-type="float" office:value="41.79758" calcext:value-type="float">
            <text:p>41.79758</text:p>
          </table:table-cell>
          <table:table-cell office:value-type="float" office:value="140.61649" calcext:value-type="float">
            <text:p>140.61649</text:p>
          </table:table-cell>
          <table:table-cell office:value-type="string" calcext:value-type="string">
            <text:p>Hokkaido</text:p>
          </table:table-cell>
          <table:table-cell office:value-type="float" office:value="-27.19" calcext:value-type="float">
            <text:p>-27.19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4</text:p>
          </table:table-cell>
          <table:table-cell office:value-type="float" office:value="41.79758" calcext:value-type="float">
            <text:p>41.79758</text:p>
          </table:table-cell>
          <table:table-cell office:value-type="float" office:value="140.61649" calcext:value-type="float">
            <text:p>140.61649</text:p>
          </table:table-cell>
          <table:table-cell office:value-type="string" calcext:value-type="string">
            <text:p>Hokkaido</text:p>
          </table:table-cell>
          <table:table-cell office:value-type="float" office:value="-29.14" calcext:value-type="float">
            <text:p>-29.1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3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asago</text:p>
          </table:table-cell>
          <table:table-cell office:value-type="float" office:value="42.54265" calcext:value-type="float">
            <text:p>42.54265</text:p>
          </table:table-cell>
          <table:table-cell office:value-type="float" office:value="140.77486" calcext:value-type="float">
            <text:p>140.77486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洞爺湖町文化財調査報告3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asago</text:p>
          </table:table-cell>
          <table:table-cell office:value-type="float" office:value="42.54265" calcext:value-type="float">
            <text:p>42.54265</text:p>
          </table:table-cell>
          <table:table-cell office:value-type="float" office:value="140.77486" calcext:value-type="float">
            <text:p>140.77486</text:p>
          </table:table-cell>
          <table:table-cell office:value-type="string" calcext:value-type="string">
            <text:p>Hokkaido</text:p>
          </table:table-cell>
          <table:table-cell office:value-type="float" office:value="-29.36" calcext:value-type="float">
            <text:p>-29.36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洞爺湖町文化財調査報告3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charo</text:p>
          </table:table-cell>
          <table:table-cell office:value-type="float" office:value="43.11593" calcext:value-type="float">
            <text:p>43.11593</text:p>
          </table:table-cell>
          <table:table-cell office:value-type="float" office:value="143.89723" calcext:value-type="float">
            <text:p>143.89723</text:p>
          </table:table-cell>
          <table:table-cell office:value-type="string" calcext:value-type="string">
            <text:p>Hokkaido</text:p>
          </table:table-cell>
          <table:table-cell office:value-type="float" office:value="-26.25" calcext:value-type="float">
            <text:p>-26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北埋調報24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8.26" calcext:value-type="float">
            <text:p>-28.2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6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7.25" calcext:value-type="float">
            <text:p>-27.2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6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8.24" calcext:value-type="float">
            <text:p>-28.2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6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6.33" calcext:value-type="float">
            <text:p>-26.33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6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7.18" calcext:value-type="float">
            <text:p>-27.1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6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7.01" calcext:value-type="float">
            <text:p>-27.0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6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okasawa I</text:p>
          </table:table-cell>
          <table:table-cell office:value-type="float" office:value="43.90889" calcext:value-type="float">
            <text:p>43.90889</text:p>
          </table:table-cell>
          <table:table-cell office:value-type="float" office:value="143.21414" calcext:value-type="float">
            <text:p>143.21414</text:p>
          </table:table-cell>
          <table:table-cell office:value-type="string" calcext:value-type="string">
            <text:p>Hokkaido</text:p>
          </table:table-cell>
          <table:table-cell office:value-type="float" office:value="-27.11" calcext:value-type="float">
            <text:p>-27.11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7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ru 1</text:p>
          </table:table-cell>
          <table:table-cell office:value-type="float" office:value="43.00763" calcext:value-type="float">
            <text:p>43.00763</text:p>
          </table:table-cell>
          <table:table-cell office:value-type="float" office:value="144.43184" calcext:value-type="float">
            <text:p>144.43184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7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ru 1</text:p>
          </table:table-cell>
          <table:table-cell office:value-type="float" office:value="43.00763" calcext:value-type="float">
            <text:p>43.00763</text:p>
          </table:table-cell>
          <table:table-cell office:value-type="float" office:value="144.43184" calcext:value-type="float">
            <text:p>144.43184</text:p>
          </table:table-cell>
          <table:table-cell office:value-type="string" calcext:value-type="string">
            <text:p>Hokkaido</text:p>
          </table:table-cell>
          <table:table-cell office:value-type="float" office:value="-26.15" calcext:value-type="float">
            <text:p>-26.1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7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ru 1</text:p>
          </table:table-cell>
          <table:table-cell office:value-type="float" office:value="43.00763" calcext:value-type="float">
            <text:p>43.00763</text:p>
          </table:table-cell>
          <table:table-cell office:value-type="float" office:value="144.43184" calcext:value-type="float">
            <text:p>144.43184</text:p>
          </table:table-cell>
          <table:table-cell office:value-type="string" calcext:value-type="string">
            <text:p>Hokkaido</text:p>
          </table:table-cell>
          <table:table-cell office:value-type="float" office:value="-30.22" calcext:value-type="float">
            <text:p>-30.22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7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ru 1</text:p>
          </table:table-cell>
          <table:table-cell office:value-type="float" office:value="43.00763" calcext:value-type="float">
            <text:p>43.00763</text:p>
          </table:table-cell>
          <table:table-cell office:value-type="float" office:value="144.43184" calcext:value-type="float">
            <text:p>144.43184</text:p>
          </table:table-cell>
          <table:table-cell office:value-type="string" calcext:value-type="string">
            <text:p>Hokkaido</text:p>
          </table:table-cell>
          <table:table-cell office:value-type="float" office:value="-26.58" calcext:value-type="float">
            <text:p>-26.58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7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akami 4</text:p>
          </table:table-cell>
          <table:table-cell office:value-type="float" office:value="43.76766" calcext:value-type="float">
            <text:p>43.76766</text:p>
          </table:table-cell>
          <table:table-cell office:value-type="float" office:value="143.85033" calcext:value-type="float">
            <text:p>143.85033</text:p>
          </table:table-cell>
          <table:table-cell office:value-type="string" calcext:value-type="string">
            <text:p>Hokkaido</text:p>
          </table:table-cell>
          <table:table-cell office:value-type="float" office:value="-27.82" calcext:value-type="float">
            <text:p>-27.8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7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ira</text:p>
          </table:table-cell>
          <table:table-cell office:value-type="float" office:value="41.6911" calcext:value-type="float">
            <text:p>41.6911</text:p>
          </table:table-cell>
          <table:table-cell office:value-type="float" office:value="140.44739" calcext:value-type="float">
            <text:p>140.44739</text:p>
          </table:table-cell>
          <table:table-cell office:value-type="string" calcext:value-type="string">
            <text:p>Hokkaido</text:p>
          </table:table-cell>
          <table:table-cell office:value-type="float" office:value="-26.47" calcext:value-type="float">
            <text:p>-26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ira</text:p>
          </table:table-cell>
          <table:table-cell office:value-type="float" office:value="41.6911" calcext:value-type="float">
            <text:p>41.6911</text:p>
          </table:table-cell>
          <table:table-cell office:value-type="float" office:value="140.44739" calcext:value-type="float">
            <text:p>140.44739</text:p>
          </table:table-cell>
          <table:table-cell office:value-type="string" calcext:value-type="string">
            <text:p>Hokkaido</text:p>
          </table:table-cell>
          <table:table-cell office:value-type="float" office:value="-26.51" calcext:value-type="float">
            <text:p>-26.51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hira</text:p>
          </table:table-cell>
          <table:table-cell office:value-type="float" office:value="41.6911" calcext:value-type="float">
            <text:p>41.6911</text:p>
          </table:table-cell>
          <table:table-cell office:value-type="float" office:value="140.44739" calcext:value-type="float">
            <text:p>140.44739</text:p>
          </table:table-cell>
          <table:table-cell office:value-type="string" calcext:value-type="string">
            <text:p>Hokkaido</text:p>
          </table:table-cell>
          <table:table-cell office:value-type="float" office:value="-26.38" calcext:value-type="float">
            <text:p>-26.3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27.02" calcext:value-type="float">
            <text:p>-27.0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8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26.18" calcext:value-type="float">
            <text:p>-26.1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8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27.08" calcext:value-type="float">
            <text:p>-27.08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30.33" calcext:value-type="float">
            <text:p>-30.33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26.03" calcext:value-type="float">
            <text:p>-26.0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28.28" calcext:value-type="float">
            <text:p>-28.2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1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amirokugousagan</text:p>
          </table:table-cell>
          <table:table-cell office:value-type="float" office:value="42.95079" calcext:value-type="float">
            <text:p>42.95079</text:p>
          </table:table-cell>
          <table:table-cell office:value-type="float" office:value="141.71428" calcext:value-type="float">
            <text:p>141.71428</text:p>
          </table:table-cell>
          <table:table-cell office:value-type="string" calcext:value-type="string">
            <text:p>Hokkaido</text:p>
          </table:table-cell>
          <table:table-cell office:value-type="float" office:value="-31.84" calcext:value-type="float">
            <text:p>-31.84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9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amirokugousagan</text:p>
          </table:table-cell>
          <table:table-cell office:value-type="float" office:value="42.95079" calcext:value-type="float">
            <text:p>42.95079</text:p>
          </table:table-cell>
          <table:table-cell office:value-type="float" office:value="141.71428" calcext:value-type="float">
            <text:p>141.71428</text:p>
          </table:table-cell>
          <table:table-cell office:value-type="string" calcext:value-type="string">
            <text:p>Hokkaido</text:p>
          </table:table-cell>
          <table:table-cell office:value-type="float" office:value="-28.75" calcext:value-type="float">
            <text:p>-28.7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9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amirokugousagan</text:p>
          </table:table-cell>
          <table:table-cell office:value-type="float" office:value="42.95079" calcext:value-type="float">
            <text:p>42.95079</text:p>
          </table:table-cell>
          <table:table-cell office:value-type="float" office:value="141.71428" calcext:value-type="float">
            <text:p>141.71428</text:p>
          </table:table-cell>
          <table:table-cell office:value-type="string" calcext:value-type="string">
            <text:p>Hokkaido</text:p>
          </table:table-cell>
          <table:table-cell office:value-type="float" office:value="-26.83" calcext:value-type="float">
            <text:p>-26.8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98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7.99" calcext:value-type="float">
            <text:p>-27.9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9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9.56" calcext:value-type="float">
            <text:p>-29.5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9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7.87" calcext:value-type="float">
            <text:p>-27.8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9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8.13" calcext:value-type="float">
            <text:p>-28.1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9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9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6.22" calcext:value-type="float">
            <text:p>-26.2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9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6.55" calcext:value-type="float">
            <text:p>-26.5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8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6.15" calcext:value-type="float">
            <text:p>-26.1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82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7.35" calcext:value-type="float">
            <text:p>-27.3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6.15" calcext:value-type="float">
            <text:p>-26.1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6.77" calcext:value-type="float">
            <text:p>-26.77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6.34" calcext:value-type="float">
            <text:p>-26.3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9.09" calcext:value-type="float">
            <text:p>-29.09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kubaigawaono</text:p>
          </table:table-cell>
          <table:table-cell office:value-type="float" office:value="42.83328" calcext:value-type="float">
            <text:p>42.83328</text:p>
          </table:table-cell>
          <table:table-cell office:value-type="float" office:value="141.69171" calcext:value-type="float">
            <text:p>141.69171</text:p>
          </table:table-cell>
          <table:table-cell office:value-type="string" calcext:value-type="string">
            <text:p>Hokkaido</text:p>
          </table:table-cell>
          <table:table-cell office:value-type="float" office:value="-26.09" calcext:value-type="float">
            <text:p>-26.0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8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kubaigawaono</text:p>
          </table:table-cell>
          <table:table-cell office:value-type="float" office:value="42.83328" calcext:value-type="float">
            <text:p>42.83328</text:p>
          </table:table-cell>
          <table:table-cell office:value-type="float" office:value="141.69171" calcext:value-type="float">
            <text:p>141.69171</text:p>
          </table:table-cell>
          <table:table-cell office:value-type="string" calcext:value-type="string">
            <text:p>Hokkaido</text:p>
          </table:table-cell>
          <table:table-cell office:value-type="float" office:value="-27" calcext:value-type="float">
            <text:p>-2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8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kubaigawaono</text:p>
          </table:table-cell>
          <table:table-cell office:value-type="float" office:value="42.83328" calcext:value-type="float">
            <text:p>42.83328</text:p>
          </table:table-cell>
          <table:table-cell office:value-type="float" office:value="141.69171" calcext:value-type="float">
            <text:p>141.69171</text:p>
          </table:table-cell>
          <table:table-cell office:value-type="string" calcext:value-type="string">
            <text:p>Hokkaido</text:p>
          </table:table-cell>
          <table:table-cell office:value-type="float" office:value="-26.94" calcext:value-type="float">
            <text:p>-26.9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8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kubaigawaono</text:p>
          </table:table-cell>
          <table:table-cell office:value-type="float" office:value="42.83328" calcext:value-type="float">
            <text:p>42.83328</text:p>
          </table:table-cell>
          <table:table-cell office:value-type="float" office:value="141.69171" calcext:value-type="float">
            <text:p>141.69171</text:p>
          </table:table-cell>
          <table:table-cell office:value-type="string" calcext:value-type="string">
            <text:p>Hokkaido</text:p>
          </table:table-cell>
          <table:table-cell office:value-type="float" office:value="-27.66" calcext:value-type="float">
            <text:p>-27.6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8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kubaigawaono</text:p>
          </table:table-cell>
          <table:table-cell office:value-type="float" office:value="42.83328" calcext:value-type="float">
            <text:p>42.83328</text:p>
          </table:table-cell>
          <table:table-cell office:value-type="float" office:value="141.69171" calcext:value-type="float">
            <text:p>141.69171</text:p>
          </table:table-cell>
          <table:table-cell office:value-type="string" calcext:value-type="string">
            <text:p>Hokkaido</text:p>
          </table:table-cell>
          <table:table-cell office:value-type="float" office:value="-26.58" calcext:value-type="float">
            <text:p>-26.58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8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7.49" calcext:value-type="float">
            <text:p>-27.49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18" calcext:value-type="float">
            <text:p>-26.18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44" calcext:value-type="float">
            <text:p>-26.4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77" calcext:value-type="float">
            <text:p>-26.7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35" calcext:value-type="float">
            <text:p>-26.3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7.12" calcext:value-type="float">
            <text:p>-27.1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8.28" calcext:value-type="float">
            <text:p>-28.28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44" calcext:value-type="float">
            <text:p>-26.44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01" calcext:value-type="float">
            <text:p>-26.0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62" calcext:value-type="float">
            <text:p>-26.6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7.03" calcext:value-type="float">
            <text:p>-27.0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28" calcext:value-type="float">
            <text:p>-26.2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8.24" calcext:value-type="float">
            <text:p>-28.2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94" calcext:value-type="float">
            <text:p>-26.94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8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sukari 5</text:p>
          </table:table-cell>
          <table:table-cell office:value-type="float" office:value="41.70362" calcext:value-type="float">
            <text:p>41.70362</text:p>
          </table:table-cell>
          <table:table-cell office:value-type="float" office:value="140.47212" calcext:value-type="float">
            <text:p>140.47212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9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sukari 5</text:p>
          </table:table-cell>
          <table:table-cell office:value-type="float" office:value="41.70362" calcext:value-type="float">
            <text:p>41.70362</text:p>
          </table:table-cell>
          <table:table-cell office:value-type="float" office:value="140.47212" calcext:value-type="float">
            <text:p>140.47212</text:p>
          </table:table-cell>
          <table:table-cell office:value-type="string" calcext:value-type="string">
            <text:p>Hokkaido</text:p>
          </table:table-cell>
          <table:table-cell office:value-type="float" office:value="-31.08" calcext:value-type="float">
            <text:p>-31.0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9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sukari 5</text:p>
          </table:table-cell>
          <table:table-cell office:value-type="float" office:value="41.70362" calcext:value-type="float">
            <text:p>41.70362</text:p>
          </table:table-cell>
          <table:table-cell office:value-type="float" office:value="140.47212" calcext:value-type="float">
            <text:p>140.47212</text:p>
          </table:table-cell>
          <table:table-cell office:value-type="string" calcext:value-type="string">
            <text:p>Hokkaido</text:p>
          </table:table-cell>
          <table:table-cell office:value-type="float" office:value="-27.41" calcext:value-type="float">
            <text:p>-27.41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29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aya 8</text:p>
          </table:table-cell>
          <table:table-cell office:value-type="float" office:value="41.72604" calcext:value-type="float">
            <text:p>41.72604</text:p>
          </table:table-cell>
          <table:table-cell office:value-type="float" office:value="140.53199" calcext:value-type="float">
            <text:p>140.53199</text:p>
          </table:table-cell>
          <table:table-cell office:value-type="string" calcext:value-type="string">
            <text:p>Hokkaido</text:p>
          </table:table-cell>
          <table:table-cell office:value-type="float" office:value="-31.31" calcext:value-type="float">
            <text:p>-31.3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aya 8</text:p>
          </table:table-cell>
          <table:table-cell office:value-type="float" office:value="41.72604" calcext:value-type="float">
            <text:p>41.72604</text:p>
          </table:table-cell>
          <table:table-cell office:value-type="float" office:value="140.53199" calcext:value-type="float">
            <text:p>140.53199</text:p>
          </table:table-cell>
          <table:table-cell office:value-type="string" calcext:value-type="string">
            <text:p>Hokkaido</text:p>
          </table:table-cell>
          <table:table-cell office:value-type="float" office:value="-27.02" calcext:value-type="float">
            <text:p>-27.02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aya 8</text:p>
          </table:table-cell>
          <table:table-cell office:value-type="float" office:value="41.72604" calcext:value-type="float">
            <text:p>41.72604</text:p>
          </table:table-cell>
          <table:table-cell office:value-type="float" office:value="140.53199" calcext:value-type="float">
            <text:p>140.53199</text:p>
          </table:table-cell>
          <table:table-cell office:value-type="string" calcext:value-type="string">
            <text:p>Hokkaido</text:p>
          </table:table-cell>
          <table:table-cell office:value-type="float" office:value="-29.69" calcext:value-type="float">
            <text:p>-29.69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05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betsugawasagan</text:p>
          </table:table-cell>
          <table:table-cell office:value-type="float" office:value="41.75948" calcext:value-type="float">
            <text:p>41.75948</text:p>
          </table:table-cell>
          <table:table-cell office:value-type="float" office:value="140.58364" calcext:value-type="float">
            <text:p>140.58364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1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betsugawasagan</text:p>
          </table:table-cell>
          <table:table-cell office:value-type="float" office:value="41.75948" calcext:value-type="float">
            <text:p>41.75948</text:p>
          </table:table-cell>
          <table:table-cell office:value-type="float" office:value="140.58364" calcext:value-type="float">
            <text:p>140.58364</text:p>
          </table:table-cell>
          <table:table-cell office:value-type="string" calcext:value-type="string">
            <text:p>Hokkaido</text:p>
          </table:table-cell>
          <table:table-cell office:value-type="float" office:value="-26.71" calcext:value-type="float">
            <text:p>-26.71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10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ahi</text:p>
          </table:table-cell>
          <table:table-cell office:value-type="float" office:value="42.73615" calcext:value-type="float">
            <text:p>42.73615</text:p>
          </table:table-cell>
          <table:table-cell office:value-type="float" office:value="141.90042" calcext:value-type="float">
            <text:p>141.90042</text:p>
          </table:table-cell>
          <table:table-cell office:value-type="string" calcext:value-type="string">
            <text:p>Hokkaido</text:p>
          </table:table-cell>
          <table:table-cell office:value-type="float" office:value="-28.57" calcext:value-type="float">
            <text:p>-28.5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31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ahi</text:p>
          </table:table-cell>
          <table:table-cell office:value-type="float" office:value="42.73615" calcext:value-type="float">
            <text:p>42.73615</text:p>
          </table:table-cell>
          <table:table-cell office:value-type="float" office:value="141.90042" calcext:value-type="float">
            <text:p>141.90042</text:p>
          </table:table-cell>
          <table:table-cell office:value-type="string" calcext:value-type="string">
            <text:p>Hokkaido</text:p>
          </table:table-cell>
          <table:table-cell office:value-type="float" office:value="-29.95" calcext:value-type="float">
            <text:p>-29.9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北埋調報313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yako</text:p>
          </table:table-cell>
          <table:table-cell office:value-type="float" office:value="42.22932" calcext:value-type="float">
            <text:p>42.22932</text:p>
          </table:table-cell>
          <table:table-cell office:value-type="float" office:value="139.81626" calcext:value-type="float">
            <text:p>139.81626</text:p>
          </table:table-cell>
          <table:table-cell office:value-type="string" calcext:value-type="string">
            <text:p>Hokkaido</text:p>
          </table:table-cell>
          <table:table-cell office:value-type="float" office:value="-26.37" calcext:value-type="float">
            <text:p>-26.3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31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yako</text:p>
          </table:table-cell>
          <table:table-cell office:value-type="float" office:value="42.22932" calcext:value-type="float">
            <text:p>42.22932</text:p>
          </table:table-cell>
          <table:table-cell office:value-type="float" office:value="139.81626" calcext:value-type="float">
            <text:p>139.81626</text:p>
          </table:table-cell>
          <table:table-cell office:value-type="string" calcext:value-type="string">
            <text:p>Hokkaido</text:p>
          </table:table-cell>
          <table:table-cell office:value-type="float" office:value="-27.13" calcext:value-type="float">
            <text:p>-27.1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31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yako</text:p>
          </table:table-cell>
          <table:table-cell office:value-type="float" office:value="42.22932" calcext:value-type="float">
            <text:p>42.22932</text:p>
          </table:table-cell>
          <table:table-cell office:value-type="float" office:value="139.81626" calcext:value-type="float">
            <text:p>139.81626</text:p>
          </table:table-cell>
          <table:table-cell office:value-type="string" calcext:value-type="string">
            <text:p>Hokkaido</text:p>
          </table:table-cell>
          <table:table-cell office:value-type="float" office:value="-26.63" calcext:value-type="float">
            <text:p>-26.6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harred Remain</text:p>
          </table:table-cell>
          <table:table-cell office:value-type="string" calcext:value-type="string">
            <text:p>北埋調報314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ubunoshinai 2</text:p>
          </table:table-cell>
          <table:table-cell office:value-type="float" office:value="44.23276" calcext:value-type="float">
            <text:p>44.23276</text:p>
          </table:table-cell>
          <table:table-cell office:value-type="float" office:value="143.53112" calcext:value-type="float">
            <text:p>143.53112</text:p>
          </table:table-cell>
          <table:table-cell office:value-type="string" calcext:value-type="string">
            <text:p>Hokkaido</text:p>
          </table:table-cell>
          <table:table-cell office:value-type="float" office:value="-27.36" calcext:value-type="float">
            <text:p>-27.3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Pottery Food Residue</text:p>
          </table:table-cell>
          <table:table-cell office:value-type="string" calcext:value-type="string">
            <text:p>北埋調報316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samuporokoshuhentateanagun</text:p>
          </table:table-cell>
          <table:table-cell office:value-type="float" office:value="43.38052" calcext:value-type="float">
            <text:p>43.38052</text:p>
          </table:table-cell>
          <table:table-cell office:value-type="float" office:value="145.75964" calcext:value-type="float">
            <text:p>145.75964</text:p>
          </table:table-cell>
          <table:table-cell office:value-type="string" calcext:value-type="string">
            <text:p>Hokkaido</text:p>
          </table:table-cell>
          <table:table-cell office:value-type="float" office:value="-27.14" calcext:value-type="float">
            <text:p>-27.1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1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samuporokoshuhentateanagun</text:p>
          </table:table-cell>
          <table:table-cell office:value-type="float" office:value="43.38052" calcext:value-type="float">
            <text:p>43.38052</text:p>
          </table:table-cell>
          <table:table-cell office:value-type="float" office:value="145.75964" calcext:value-type="float">
            <text:p>145.75964</text:p>
          </table:table-cell>
          <table:table-cell office:value-type="string" calcext:value-type="string">
            <text:p>Hokkaido</text:p>
          </table:table-cell>
          <table:table-cell office:value-type="float" office:value="-26.54" calcext:value-type="float">
            <text:p>-26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17　北海道埋蔵文化財セン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ikishibe 1</text:p>
          </table:table-cell>
          <table:table-cell office:value-type="float" office:value="42.76613" calcext:value-type="float">
            <text:p>42.76613</text:p>
          </table:table-cell>
          <table:table-cell office:value-type="float" office:value="142.00333" calcext:value-type="float">
            <text:p>142.00333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北埋調報318　北海道埋蔵文化財センター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te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deltaC13</text:p>
          </table:table-cell>
          <table:table-cell office:value-type="string" calcext:value-type="string">
            <text:p>deltaC13Error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Inayama</text:p>
          </table:table-cell>
          <table:table-cell office:value-type="float" office:value="40.819889" calcext:value-type="float">
            <text:p>40.819889</text:p>
          </table:table-cell>
          <table:table-cell office:value-type="float" office:value="140.788139" calcext:value-type="float">
            <text:p>140.788139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Inayama</text:p>
          </table:table-cell>
          <table:table-cell office:value-type="float" office:value="40.819889" calcext:value-type="float">
            <text:p>40.819889</text:p>
          </table:table-cell>
          <table:table-cell office:value-type="float" office:value="140.788139" calcext:value-type="float">
            <text:p>140.788139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Inayama</text:p>
          </table:table-cell>
          <table:table-cell office:value-type="float" office:value="40.819889" calcext:value-type="float">
            <text:p>40.819889</text:p>
          </table:table-cell>
          <table:table-cell office:value-type="float" office:value="140.788139" calcext:value-type="float">
            <text:p>140.788139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yama</text:p>
          </table:table-cell>
          <table:table-cell office:value-type="float" office:value="40.819889" calcext:value-type="float">
            <text:p>40.819889</text:p>
          </table:table-cell>
          <table:table-cell office:value-type="float" office:value="140.788139" calcext:value-type="float">
            <text:p>140.788139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igashimichinokami</text:p>
          </table:table-cell>
          <table:table-cell office:value-type="float" office:value="40.6976" calcext:value-type="float">
            <text:p>40.6976</text:p>
          </table:table-cell>
          <table:table-cell office:value-type="float" office:value="141.266" calcext:value-type="float">
            <text:p>141.266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2.02" calcext:value-type="float">
            <text:p>-32.02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77" calcext:value-type="float">
            <text:p>-28.7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55" calcext:value-type="float">
            <text:p>-28.5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9.1" calcext:value-type="float">
            <text:p>-2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08" calcext:value-type="float">
            <text:p>-27.0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62" calcext:value-type="float">
            <text:p>-26.6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6" calcext:value-type="float">
            <text:p>-26.7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03" calcext:value-type="float">
            <text:p>-27.0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38" calcext:value-type="float">
            <text:p>-27.3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24" calcext:value-type="float">
            <text:p>-28.2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14" calcext:value-type="float">
            <text:p>-27.1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04" calcext:value-type="float">
            <text:p>-26.0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8.16" calcext:value-type="float">
            <text:p>-38.16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8" calcext:value-type="float">
            <text:p>-26.4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3" calcext:value-type="float">
            <text:p>-28.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1.75" calcext:value-type="float">
            <text:p>-31.7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26" calcext:value-type="float">
            <text:p>-28.26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68" calcext:value-type="float">
            <text:p>-28.68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52" calcext:value-type="float">
            <text:p>-27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0.2" calcext:value-type="float">
            <text:p>-30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0.8" calcext:value-type="float">
            <text:p>-30.8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1.3" calcext:value-type="float">
            <text:p>-31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2.1" calcext:value-type="float">
            <text:p>-32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61" calcext:value-type="float">
            <text:p>-28.6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34" calcext:value-type="float">
            <text:p>-26.3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1.6" calcext:value-type="float">
            <text:p>-31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</text:p>
          </table:table-cell>
          <table:table-cell office:value-type="float" office:value="40.8111" calcext:value-type="float">
            <text:p>40.8111</text:p>
          </table:table-cell>
          <table:table-cell office:value-type="float" office:value="140.706" calcext:value-type="float">
            <text:p>140.706</text:p>
          </table:table-cell>
          <table:table-cell office:value-type="string" calcext:value-type="string">
            <text:p>Aomori</text:p>
          </table:table-cell>
          <table:table-cell office:value-type="float" office:value="-32.5" calcext:value-type="float">
            <text:p>-32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9.6" calcext:value-type="float">
            <text:p>-2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8.5" calcext:value-type="float">
            <text:p>-2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Chikano</text:p>
          </table:table-cell>
          <table:table-cell office:value-type="float" office:value="40.805" calcext:value-type="float">
            <text:p>40.805</text:p>
          </table:table-cell>
          <table:table-cell office:value-type="float" office:value="140.705" calcext:value-type="float">
            <text:p>140.705</text:p>
          </table:table-cell>
          <table:table-cell office:value-type="string" calcext:value-type="string">
            <text:p>Aomori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nden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141.492" calcext:value-type="float">
            <text:p>141.492</text:p>
          </table:table-cell>
          <table:table-cell office:value-type="string" calcext:value-type="string">
            <text:p>Aomori</text:p>
          </table:table-cell>
          <table:table-cell office:value-type="float" office:value="-31.46" calcext:value-type="float">
            <text:p>-31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nden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141.492" calcext:value-type="float">
            <text:p>141.492</text:p>
          </table:table-cell>
          <table:table-cell office:value-type="string" calcext:value-type="string">
            <text:p>Aomori</text:p>
          </table:table-cell>
          <table:table-cell office:value-type="float" office:value="-27.76" calcext:value-type="float">
            <text:p>-27.7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nden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141.492" calcext:value-type="float">
            <text:p>141.492</text:p>
          </table:table-cell>
          <table:table-cell office:value-type="string" calcext:value-type="string">
            <text:p>Aomori</text:p>
          </table:table-cell>
          <table:table-cell office:value-type="float" office:value="-26.15" calcext:value-type="float">
            <text:p>-26.1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nden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141.492" calcext:value-type="float">
            <text:p>141.492</text:p>
          </table:table-cell>
          <table:table-cell office:value-type="string" calcext:value-type="string">
            <text:p>Aomori</text:p>
          </table:table-cell>
          <table:table-cell office:value-type="float" office:value="-26.11" calcext:value-type="float">
            <text:p>-26.1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nden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141.492" calcext:value-type="float">
            <text:p>141.492</text:p>
          </table:table-cell>
          <table:table-cell office:value-type="string" calcext:value-type="string">
            <text:p>Aomori</text:p>
          </table:table-cell>
          <table:table-cell office:value-type="float" office:value="-26.1" calcext:value-type="float">
            <text:p>-26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25" calcext:value-type="float">
            <text:p>-28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6.37" calcext:value-type="float">
            <text:p>-26.3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6.32" calcext:value-type="float">
            <text:p>-26.3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30.34" calcext:value-type="float">
            <text:p>-30.3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9.18" calcext:value-type="float">
            <text:p>-29.1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11" calcext:value-type="float">
            <text:p>-28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77" calcext:value-type="float">
            <text:p>-28.7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31" calcext:value-type="float">
            <text:p>-28.31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6.66" calcext:value-type="float">
            <text:p>-26.6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32" calcext:value-type="float">
            <text:p>-28.3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7.54" calcext:value-type="float">
            <text:p>-27.5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8.38" calcext:value-type="float">
            <text:p>-28.3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30.06" calcext:value-type="float">
            <text:p>-30.0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7.73" calcext:value-type="float">
            <text:p>-27.7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shiro</text:p>
          </table:table-cell>
          <table:table-cell office:value-type="float" office:value="40.3934" calcext:value-type="float">
            <text:p>40.3934</text:p>
          </table:table-cell>
          <table:table-cell office:value-type="float" office:value="141.528" calcext:value-type="float">
            <text:p>141.528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9.2" calcext:value-type="float">
            <text:p>-29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38.1" calcext:value-type="float">
            <text:p>-3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9.8" calcext:value-type="float">
            <text:p>-29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31.3" calcext:value-type="float">
            <text:p>-31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9.9" calcext:value-type="float">
            <text:p>-29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sanosawa(3)</text:p>
          </table:table-cell>
          <table:table-cell office:value-type="float" office:value="40.5008" calcext:value-type="float">
            <text:p>40.5008</text:p>
          </table:table-cell>
          <table:table-cell office:value-type="float" office:value="141.148" calcext:value-type="float">
            <text:p>141.148</text:p>
          </table:table-cell>
          <table:table-cell office:value-type="string" calcext:value-type="string">
            <text:p>Aomori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7.19" calcext:value-type="float">
            <text:p>-27.1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6.95" calcext:value-type="float">
            <text:p>-26.95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6.9" calcext:value-type="float">
            <text:p>-26.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6.73" calcext:value-type="float">
            <text:p>-26.7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orekawanakai</text:p>
          </table:table-cell>
          <table:table-cell office:value-type="float" office:value="40.4719" calcext:value-type="float">
            <text:p>40.4719</text:p>
          </table:table-cell>
          <table:table-cell office:value-type="float" office:value="141.495" calcext:value-type="float">
            <text:p>141.495</text:p>
          </table:table-cell>
          <table:table-cell office:value-type="string" calcext:value-type="string">
            <text:p>Aomori</text:p>
          </table:table-cell>
          <table:table-cell office:value-type="float" office:value="-29.1" calcext:value-type="float">
            <text:p>-2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Yoneyama(2)</text:p>
          </table:table-cell>
          <table:table-cell office:value-type="float" office:value="40.8427" calcext:value-type="float">
            <text:p>40.8427</text:p>
          </table:table-cell>
          <table:table-cell office:value-type="float" office:value="140.848" calcext:value-type="float">
            <text:p>140.848</text:p>
          </table:table-cell>
          <table:table-cell office:value-type="string" calcext:value-type="string">
            <text:p>Aomori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oneyama(2)</text:p>
          </table:table-cell>
          <table:table-cell office:value-type="float" office:value="40.8427" calcext:value-type="float">
            <text:p>40.8427</text:p>
          </table:table-cell>
          <table:table-cell office:value-type="float" office:value="140.848" calcext:value-type="float">
            <text:p>140.848</text:p>
          </table:table-cell>
          <table:table-cell office:value-type="string" calcext:value-type="string">
            <text:p>Aomori</text:p>
          </table:table-cell>
          <table:table-cell office:value-type="float" office:value="-26.63" calcext:value-type="float">
            <text:p>-26.6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sawabe(3)</text:p>
          </table:table-cell>
          <table:table-cell office:value-type="float" office:value="40.8157" calcext:value-type="float">
            <text:p>40.8157</text:p>
          </table:table-cell>
          <table:table-cell office:value-type="float" office:value="140.691" calcext:value-type="float">
            <text:p>140.691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sawabe(3)</text:p>
          </table:table-cell>
          <table:table-cell office:value-type="float" office:value="40.8157" calcext:value-type="float">
            <text:p>40.8157</text:p>
          </table:table-cell>
          <table:table-cell office:value-type="float" office:value="140.691" calcext:value-type="float">
            <text:p>140.691</text:p>
          </table:table-cell>
          <table:table-cell office:value-type="string" calcext:value-type="string">
            <text:p>Aomori</text:p>
          </table:table-cell>
          <table:table-cell office:value-type="float" office:value="-29.3" calcext:value-type="float">
            <text:p>-2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sawabe(3)</text:p>
          </table:table-cell>
          <table:table-cell office:value-type="float" office:value="40.8157" calcext:value-type="float">
            <text:p>40.8157</text:p>
          </table:table-cell>
          <table:table-cell office:value-type="float" office:value="140.691" calcext:value-type="float">
            <text:p>140.691</text:p>
          </table:table-cell>
          <table:table-cell office:value-type="string" calcext:value-type="string">
            <text:p>Aomori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sawabe(3)</text:p>
          </table:table-cell>
          <table:table-cell office:value-type="float" office:value="40.8157" calcext:value-type="float">
            <text:p>40.8157</text:p>
          </table:table-cell>
          <table:table-cell office:value-type="float" office:value="140.691" calcext:value-type="float">
            <text:p>140.691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sawabe(3)</text:p>
          </table:table-cell>
          <table:table-cell office:value-type="float" office:value="40.8157" calcext:value-type="float">
            <text:p>40.8157</text:p>
          </table:table-cell>
          <table:table-cell office:value-type="float" office:value="140.691" calcext:value-type="float">
            <text:p>140.691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awaratai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0.226" calcext:value-type="float">
            <text:p>140.226</text:p>
          </table:table-cell>
          <table:table-cell office:value-type="string" calcext:value-type="string">
            <text:p>Aomori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awaratai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0.226" calcext:value-type="float">
            <text:p>140.226</text:p>
          </table:table-cell>
          <table:table-cell office:value-type="string" calcext:value-type="string">
            <text:p>Aomori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awaratai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0.226" calcext:value-type="float">
            <text:p>140.226</text:p>
          </table:table-cell>
          <table:table-cell office:value-type="string" calcext:value-type="string">
            <text:p>Aomori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awaratai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0.226" calcext:value-type="float">
            <text:p>140.226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7.7" calcext:value-type="float">
            <text:p>-27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31.5" calcext:value-type="float">
            <text:p>-31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8.4" calcext:value-type="float">
            <text:p>-28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9.8" calcext:value-type="float">
            <text:p>-29.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9.4" calcext:value-type="float">
            <text:p>-29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(9)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140.693" calcext:value-type="float">
            <text:p>140.693</text:p>
          </table:table-cell>
          <table:table-cell office:value-type="string" calcext:value-type="string">
            <text:p>Aomori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Katano</text:p>
          </table:table-cell>
          <table:table-cell office:value-type="float" office:value="40.4784" calcext:value-type="float">
            <text:p>40.4784</text:p>
          </table:table-cell>
          <table:table-cell office:value-type="float" office:value="141.488" calcext:value-type="float">
            <text:p>141.488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tano</text:p>
          </table:table-cell>
          <table:table-cell office:value-type="float" office:value="40.4784" calcext:value-type="float">
            <text:p>40.4784</text:p>
          </table:table-cell>
          <table:table-cell office:value-type="float" office:value="141.488" calcext:value-type="float">
            <text:p>141.488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tano</text:p>
          </table:table-cell>
          <table:table-cell office:value-type="float" office:value="40.4784" calcext:value-type="float">
            <text:p>40.4784</text:p>
          </table:table-cell>
          <table:table-cell office:value-type="float" office:value="141.488" calcext:value-type="float">
            <text:p>141.488</text:p>
          </table:table-cell>
          <table:table-cell office:value-type="string" calcext:value-type="string">
            <text:p>Aomori</text:p>
          </table:table-cell>
          <table:table-cell office:value-type="float" office:value="-31.4" calcext:value-type="float">
            <text:p>-31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einuma(3)</text:p>
          </table:table-cell>
          <table:table-cell office:value-type="float" office:value="40.7521" calcext:value-type="float">
            <text:p>40.7521</text:p>
          </table:table-cell>
          <table:table-cell office:value-type="float" office:value="141.369" calcext:value-type="float">
            <text:p>141.369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einuma(3)</text:p>
          </table:table-cell>
          <table:table-cell office:value-type="float" office:value="40.7521" calcext:value-type="float">
            <text:p>40.7521</text:p>
          </table:table-cell>
          <table:table-cell office:value-type="float" office:value="141.369" calcext:value-type="float">
            <text:p>141.369</text:p>
          </table:table-cell>
          <table:table-cell office:value-type="string" calcext:value-type="string">
            <text:p>Aomori</text:p>
          </table:table-cell>
          <table:table-cell office:value-type="float" office:value="-27.7" calcext:value-type="float">
            <text:p>-2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einuma(3)</text:p>
          </table:table-cell>
          <table:table-cell office:value-type="float" office:value="40.7521" calcext:value-type="float">
            <text:p>40.7521</text:p>
          </table:table-cell>
          <table:table-cell office:value-type="float" office:value="141.369" calcext:value-type="float">
            <text:p>141.369</text:p>
          </table:table-cell>
          <table:table-cell office:value-type="string" calcext:value-type="string">
            <text:p>Aomori</text:p>
          </table:table-cell>
          <table:table-cell office:value-type="float" office:value="-30.3" calcext:value-type="float">
            <text:p>-3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unawa</text:p>
          </table:table-cell>
          <table:table-cell office:value-type="float" office:value="40.7261" calcext:value-type="float">
            <text:p>40.7261</text:p>
          </table:table-cell>
          <table:table-cell office:value-type="float" office:value="140.396" calcext:value-type="float">
            <text:p>140.396</text:p>
          </table:table-cell>
          <table:table-cell office:value-type="string" calcext:value-type="string">
            <text:p>Aomori</text:p>
          </table:table-cell>
          <table:table-cell office:value-type="float" office:value="-27.31" calcext:value-type="float">
            <text:p>-27.3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unawa</text:p>
          </table:table-cell>
          <table:table-cell office:value-type="float" office:value="40.7261" calcext:value-type="float">
            <text:p>40.7261</text:p>
          </table:table-cell>
          <table:table-cell office:value-type="float" office:value="140.396" calcext:value-type="float">
            <text:p>140.396</text:p>
          </table:table-cell>
          <table:table-cell office:value-type="string" calcext:value-type="string">
            <text:p>Aomori</text:p>
          </table:table-cell>
          <table:table-cell office:value-type="float" office:value="-29.3" calcext:value-type="float">
            <text:p>-29.3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7.93" calcext:value-type="float">
            <text:p>-27.9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7.23" calcext:value-type="float">
            <text:p>-27.23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6.05" calcext:value-type="float">
            <text:p>-26.0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6.62" calcext:value-type="float">
            <text:p>-26.6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7.62" calcext:value-type="float">
            <text:p>-27.6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8.26" calcext:value-type="float">
            <text:p>-28.2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Futamata(2)</text:p>
          </table:table-cell>
          <table:table-cell office:value-type="float" office:value="40.7985" calcext:value-type="float">
            <text:p>40.7985</text:p>
          </table:table-cell>
          <table:table-cell office:value-type="float" office:value="140.676" calcext:value-type="float">
            <text:p>140.676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zahari(1)</text:p>
          </table:table-cell>
          <table:table-cell office:value-type="float" office:value="40.4744" calcext:value-type="float">
            <text:p>40.4744</text:p>
          </table:table-cell>
          <table:table-cell office:value-type="float" office:value="141.501" calcext:value-type="float">
            <text:p>141.501</text:p>
          </table:table-cell>
          <table:table-cell office:value-type="string" calcext:value-type="string">
            <text:p>Aomori</text:p>
          </table:table-cell>
          <table:table-cell office:value-type="float" office:value="-27.85" calcext:value-type="float">
            <text:p>-27.8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Komakino</text:p>
          </table:table-cell>
          <table:table-cell office:value-type="float" office:value="40.7341" calcext:value-type="float">
            <text:p>40.7341</text:p>
          </table:table-cell>
          <table:table-cell office:value-type="float" office:value="140.731" calcext:value-type="float">
            <text:p>140.731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omakino</text:p>
          </table:table-cell>
          <table:table-cell office:value-type="float" office:value="40.7341" calcext:value-type="float">
            <text:p>40.7341</text:p>
          </table:table-cell>
          <table:table-cell office:value-type="float" office:value="140.731" calcext:value-type="float">
            <text:p>140.731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omakino</text:p>
          </table:table-cell>
          <table:table-cell office:value-type="float" office:value="40.7341" calcext:value-type="float">
            <text:p>40.7341</text:p>
          </table:table-cell>
          <table:table-cell office:value-type="float" office:value="140.731" calcext:value-type="float">
            <text:p>140.731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omakino</text:p>
          </table:table-cell>
          <table:table-cell office:value-type="float" office:value="40.7341" calcext:value-type="float">
            <text:p>40.7341</text:p>
          </table:table-cell>
          <table:table-cell office:value-type="float" office:value="140.731" calcext:value-type="float">
            <text:p>140.731</text:p>
          </table:table-cell>
          <table:table-cell office:value-type="string" calcext:value-type="string">
            <text:p>Aomor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mamizu(3)</text:p>
          </table:table-cell>
          <table:table-cell office:value-type="float" office:value="40.8416" calcext:value-type="float">
            <text:p>40.8416</text:p>
          </table:table-cell>
          <table:table-cell office:value-type="float" office:value="140.838" calcext:value-type="float">
            <text:p>140.838</text:p>
          </table:table-cell>
          <table:table-cell office:value-type="string" calcext:value-type="string">
            <text:p>Aomori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(6)</text:p>
          </table:table-cell>
          <table:table-cell office:value-type="float" office:value="40.0389" calcext:value-type="float">
            <text:p>40.0389</text:p>
          </table:table-cell>
          <table:table-cell office:value-type="float" office:value="140.7" calcext:value-type="float">
            <text:p>140.7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naimaruyama(6)</text:p>
          </table:table-cell>
          <table:table-cell office:value-type="float" office:value="40.0389" calcext:value-type="float">
            <text:p>40.0389</text:p>
          </table:table-cell>
          <table:table-cell office:value-type="float" office:value="140.7" calcext:value-type="float">
            <text:p>140.7</text:p>
          </table:table-cell>
          <table:table-cell office:value-type="string" calcext:value-type="string">
            <text:p>Aomori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naimaruyama(6)</text:p>
          </table:table-cell>
          <table:table-cell office:value-type="float" office:value="40.0389" calcext:value-type="float">
            <text:p>40.0389</text:p>
          </table:table-cell>
          <table:table-cell office:value-type="float" office:value="140.7" calcext:value-type="float">
            <text:p>140.7</text:p>
          </table:table-cell>
          <table:table-cell office:value-type="string" calcext:value-type="string">
            <text:p>Aomori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Akedo</text:p>
          </table:table-cell>
          <table:table-cell office:value-type="float" office:value="40.5257" calcext:value-type="float">
            <text:p>40.5257</text:p>
          </table:table-cell>
          <table:table-cell office:value-type="float" office:value="141.218" calcext:value-type="float">
            <text:p>141.218</text:p>
          </table:table-cell>
          <table:table-cell office:value-type="string" calcext:value-type="string">
            <text:p>Aomori</text:p>
          </table:table-cell>
          <table:table-cell office:value-type="float" office:value="-26.03" calcext:value-type="float">
            <text:p>-26.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Nishibaritai</text:p>
          </table:table-cell>
          <table:table-cell office:value-type="float" office:value="40.4724" calcext:value-type="float">
            <text:p>40.4724</text:p>
          </table:table-cell>
          <table:table-cell office:value-type="float" office:value="141.219" calcext:value-type="float">
            <text:p>141.219</text:p>
          </table:table-cell>
          <table:table-cell office:value-type="string" calcext:value-type="string">
            <text:p>Aomori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ishibaritai</text:p>
          </table:table-cell>
          <table:table-cell office:value-type="float" office:value="40.4724" calcext:value-type="float">
            <text:p>40.4724</text:p>
          </table:table-cell>
          <table:table-cell office:value-type="float" office:value="141.219" calcext:value-type="float">
            <text:p>141.219</text:p>
          </table:table-cell>
          <table:table-cell office:value-type="string" calcext:value-type="string">
            <text:p>Aomor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minojiri</text:p>
          </table:table-cell>
          <table:table-cell office:value-type="float" office:value="40.8438" calcext:value-type="float">
            <text:p>40.8438</text:p>
          </table:table-cell>
          <table:table-cell office:value-type="float" office:value="140.846" calcext:value-type="float">
            <text:p>140.846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minojiri</text:p>
          </table:table-cell>
          <table:table-cell office:value-type="float" office:value="40.8438" calcext:value-type="float">
            <text:p>40.8438</text:p>
          </table:table-cell>
          <table:table-cell office:value-type="float" office:value="140.846" calcext:value-type="float">
            <text:p>140.846</text:p>
          </table:table-cell>
          <table:table-cell office:value-type="string" calcext:value-type="string">
            <text:p>Aomori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minojiri</text:p>
          </table:table-cell>
          <table:table-cell office:value-type="float" office:value="40.8438" calcext:value-type="float">
            <text:p>40.8438</text:p>
          </table:table-cell>
          <table:table-cell office:value-type="float" office:value="140.846" calcext:value-type="float">
            <text:p>140.846</text:p>
          </table:table-cell>
          <table:table-cell office:value-type="string" calcext:value-type="string">
            <text:p>Aomori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minojiri</text:p>
          </table:table-cell>
          <table:table-cell office:value-type="float" office:value="40.8438" calcext:value-type="float">
            <text:p>40.8438</text:p>
          </table:table-cell>
          <table:table-cell office:value-type="float" office:value="140.846" calcext:value-type="float">
            <text:p>140.846</text:p>
          </table:table-cell>
          <table:table-cell office:value-type="string" calcext:value-type="string">
            <text:p>Aomori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minojiri</text:p>
          </table:table-cell>
          <table:table-cell office:value-type="float" office:value="40.8438" calcext:value-type="float">
            <text:p>40.8438</text:p>
          </table:table-cell>
          <table:table-cell office:value-type="float" office:value="140.846" calcext:value-type="float">
            <text:p>140.846</text:p>
          </table:table-cell>
          <table:table-cell office:value-type="string" calcext:value-type="string">
            <text:p>Aomor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Asahiyama(2)</text:p>
          </table:table-cell>
          <table:table-cell office:value-type="float" office:value="40.7138" calcext:value-type="float">
            <text:p>40.7138</text:p>
          </table:table-cell>
          <table:table-cell office:value-type="float" office:value="140.709" calcext:value-type="float">
            <text:p>140.709</text:p>
          </table:table-cell>
          <table:table-cell office:value-type="string" calcext:value-type="string">
            <text:p>Aomor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jiri(1)</text:p>
          </table:table-cell>
          <table:table-cell office:value-type="float" office:value="40.7457" calcext:value-type="float">
            <text:p>40.7457</text:p>
          </table:table-cell>
          <table:table-cell office:value-type="float" office:value="140.581" calcext:value-type="float">
            <text:p>140.581</text:p>
          </table:table-cell>
          <table:table-cell office:value-type="string" calcext:value-type="string">
            <text:p>Aomori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jiri(1)</text:p>
          </table:table-cell>
          <table:table-cell office:value-type="float" office:value="40.7457" calcext:value-type="float">
            <text:p>40.7457</text:p>
          </table:table-cell>
          <table:table-cell office:value-type="float" office:value="140.581" calcext:value-type="float">
            <text:p>140.581</text:p>
          </table:table-cell>
          <table:table-cell office:value-type="string" calcext:value-type="string">
            <text:p>Aomori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shigami</text:p>
          </table:table-cell>
          <table:table-cell office:value-type="float" office:value="40.4747" calcext:value-type="float">
            <text:p>40.4747</text:p>
          </table:table-cell>
          <table:table-cell office:value-type="float" office:value="141.185" calcext:value-type="float">
            <text:p>141.185</text:p>
          </table:table-cell>
          <table:table-cell office:value-type="string" calcext:value-type="string">
            <text:p>Aomori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9.15" calcext:value-type="float">
            <text:p>-29.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6.55" calcext:value-type="float">
            <text:p>-26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6.23" calcext:value-type="float">
            <text:p>-26.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6.59" calcext:value-type="float">
            <text:p>-26.5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8.65" calcext:value-type="float">
            <text:p>-28.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njohiraoka(4)</text:p>
          </table:table-cell>
          <table:table-cell office:value-type="float" office:value="40.8313" calcext:value-type="float">
            <text:p>40.8313</text:p>
          </table:table-cell>
          <table:table-cell office:value-type="float" office:value="140.688" calcext:value-type="float">
            <text:p>140.688</text:p>
          </table:table-cell>
          <table:table-cell office:value-type="string" calcext:value-type="string">
            <text:p>Aomori</text:p>
          </table:table-cell>
          <table:table-cell office:value-type="float" office:value="-29.07" calcext:value-type="float">
            <text:p>-29.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Takaya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1.217" calcext:value-type="float">
            <text:p>141.217</text:p>
          </table:table-cell>
          <table:table-cell office:value-type="string" calcext:value-type="string">
            <text:p>Aomori</text:p>
          </table:table-cell>
          <table:table-cell office:value-type="float" office:value="-27.05" calcext:value-type="float">
            <text:p>-27.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Takaya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141.217" calcext:value-type="float">
            <text:p>141.217</text:p>
          </table:table-cell>
          <table:table-cell office:value-type="string" calcext:value-type="string">
            <text:p>Aomori</text:p>
          </table:table-cell>
          <table:table-cell office:value-type="float" office:value="-29.74" calcext:value-type="float">
            <text:p>-29.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Yamada(2)</text:p>
          </table:table-cell>
          <table:table-cell office:value-type="float" office:value="41.005" calcext:value-type="float">
            <text:p>41.005</text:p>
          </table:table-cell>
          <table:table-cell office:value-type="float" office:value="140.643" calcext:value-type="float">
            <text:p>140.643</text:p>
          </table:table-cell>
          <table:table-cell office:value-type="string" calcext:value-type="string">
            <text:p>Aomori</text:p>
          </table:table-cell>
          <table:table-cell office:value-type="float" office:value="-29.15" calcext:value-type="float">
            <text:p>-29.1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da(2)</text:p>
          </table:table-cell>
          <table:table-cell office:value-type="float" office:value="41.005" calcext:value-type="float">
            <text:p>41.005</text:p>
          </table:table-cell>
          <table:table-cell office:value-type="float" office:value="140.643" calcext:value-type="float">
            <text:p>140.643</text:p>
          </table:table-cell>
          <table:table-cell office:value-type="string" calcext:value-type="string">
            <text:p>Aomori</text:p>
          </table:table-cell>
          <table:table-cell office:value-type="float" office:value="-27.67" calcext:value-type="float">
            <text:p>-27.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da(2)</text:p>
          </table:table-cell>
          <table:table-cell office:value-type="float" office:value="41.005" calcext:value-type="float">
            <text:p>41.005</text:p>
          </table:table-cell>
          <table:table-cell office:value-type="float" office:value="140.643" calcext:value-type="float">
            <text:p>140.643</text:p>
          </table:table-cell>
          <table:table-cell office:value-type="string" calcext:value-type="string">
            <text:p>Aomori</text:p>
          </table:table-cell>
          <table:table-cell office:value-type="float" office:value="-30.36" calcext:value-type="float">
            <text:p>-30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da(2)</text:p>
          </table:table-cell>
          <table:table-cell office:value-type="float" office:value="41.005" calcext:value-type="float">
            <text:p>41.005</text:p>
          </table:table-cell>
          <table:table-cell office:value-type="float" office:value="140.643" calcext:value-type="float">
            <text:p>140.643</text:p>
          </table:table-cell>
          <table:table-cell office:value-type="string" calcext:value-type="string">
            <text:p>Aomori</text:p>
          </table:table-cell>
          <table:table-cell office:value-type="float" office:value="-27.17" calcext:value-type="float">
            <text:p>-27.1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Nakadaira</text:p>
          </table:table-cell>
          <table:table-cell office:value-type="float" office:value="40.7224" calcext:value-type="float">
            <text:p>40.7224</text:p>
          </table:table-cell>
          <table:table-cell office:value-type="float" office:value="140.551" calcext:value-type="float">
            <text:p>140.551</text:p>
          </table:table-cell>
          <table:table-cell office:value-type="string" calcext:value-type="string">
            <text:p>Aomori</text:p>
          </table:table-cell>
          <table:table-cell office:value-type="float" office:value="-26.16" calcext:value-type="float">
            <text:p>-26.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akadaira</text:p>
          </table:table-cell>
          <table:table-cell office:value-type="float" office:value="40.7224" calcext:value-type="float">
            <text:p>40.7224</text:p>
          </table:table-cell>
          <table:table-cell office:value-type="float" office:value="140.551" calcext:value-type="float">
            <text:p>140.551</text:p>
          </table:table-cell>
          <table:table-cell office:value-type="string" calcext:value-type="string">
            <text:p>Aomori</text:p>
          </table:table-cell>
          <table:table-cell office:value-type="float" office:value="-27.41" calcext:value-type="float">
            <text:p>-27.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akadaira</text:p>
          </table:table-cell>
          <table:table-cell office:value-type="float" office:value="40.7224" calcext:value-type="float">
            <text:p>40.7224</text:p>
          </table:table-cell>
          <table:table-cell office:value-type="float" office:value="140.551" calcext:value-type="float">
            <text:p>140.551</text:p>
          </table:table-cell>
          <table:table-cell office:value-type="string" calcext:value-type="string">
            <text:p>Aomori</text:p>
          </table:table-cell>
          <table:table-cell office:value-type="float" office:value="-27.05" calcext:value-type="float">
            <text:p>-27.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Rokujuhara A</text:p>
          </table:table-cell>
          <table:table-cell office:value-type="float" office:value="36.0668" calcext:value-type="float">
            <text:p>36.0668</text:p>
          </table:table-cell>
          <table:table-cell office:value-type="float" office:value="140.192" calcext:value-type="float">
            <text:p>140.192</text:p>
          </table:table-cell>
          <table:table-cell office:value-type="string" calcext:value-type="string">
            <text:p>Ibaragi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Higashimine</text:p>
          </table:table-cell>
          <table:table-cell office:value-type="float" office:value="36.5" calcext:value-type="float">
            <text:p>36.5</text:p>
          </table:table-cell>
          <table:table-cell office:value-type="float" office:value="139.04" calcext:value-type="float">
            <text:p>139.04</text:p>
          </table:table-cell>
          <table:table-cell office:value-type="string" calcext:value-type="string">
            <text:p>Gunma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float" office:value="36.268" calcext:value-type="float">
            <text:p>36.268</text:p>
          </table:table-cell>
          <table:table-cell office:value-type="float" office:value="139.294" calcext:value-type="float">
            <text:p>139.294</text:p>
          </table:table-cell>
          <table:table-cell office:value-type="string" calcext:value-type="string">
            <text:p>Gunma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Asahikubo C</text:p>
          </table:table-cell>
          <table:table-cell office:value-type="float" office:value="36.44" calcext:value-type="float">
            <text:p>36.44</text:p>
          </table:table-cell>
          <table:table-cell office:value-type="float" office:value="139.06" calcext:value-type="float">
            <text:p>139.06</text:p>
          </table:table-cell>
          <table:table-cell office:value-type="string" calcext:value-type="string">
            <text:p>Gunma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Asahikubo C</text:p>
          </table:table-cell>
          <table:table-cell office:value-type="float" office:value="36.44" calcext:value-type="float">
            <text:p>36.44</text:p>
          </table:table-cell>
          <table:table-cell office:value-type="float" office:value="139.06" calcext:value-type="float">
            <text:p>139.06</text:p>
          </table:table-cell>
          <table:table-cell office:value-type="string" calcext:value-type="string">
            <text:p>Gunm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noharaoohara</text:p>
          </table:table-cell>
          <table:table-cell office:value-type="float" office:value="35.5" calcext:value-type="float">
            <text:p>35.5</text:p>
          </table:table-cell>
          <table:table-cell office:value-type="float" office:value="139.62" calcext:value-type="float">
            <text:p>139.62</text:p>
          </table:table-cell>
          <table:table-cell office:value-type="string" calcext:value-type="string">
            <text:p>Kanagaw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noharaoohara</text:p>
          </table:table-cell>
          <table:table-cell office:value-type="float" office:value="35.5" calcext:value-type="float">
            <text:p>35.5</text:p>
          </table:table-cell>
          <table:table-cell office:value-type="float" office:value="139.62" calcext:value-type="float">
            <text:p>139.62</text:p>
          </table:table-cell>
          <table:table-cell office:value-type="string" calcext:value-type="string">
            <text:p>Kanagaw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noharaoohara</text:p>
          </table:table-cell>
          <table:table-cell office:value-type="float" office:value="35.5" calcext:value-type="float">
            <text:p>35.5</text:p>
          </table:table-cell>
          <table:table-cell office:value-type="float" office:value="139.62" calcext:value-type="float">
            <text:p>139.62</text:p>
          </table:table-cell>
          <table:table-cell office:value-type="string" calcext:value-type="string">
            <text:p>Kanagawa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ohoku New Town - Takayama</text:p>
          </table:table-cell>
          <table:table-cell office:value-type="float" office:value="35.494" calcext:value-type="float">
            <text:p>35.494</text:p>
          </table:table-cell>
          <table:table-cell office:value-type="float" office:value="139.498" calcext:value-type="float">
            <text:p>139.498</text:p>
          </table:table-cell>
          <table:table-cell office:value-type="string" calcext:value-type="string">
            <text:p>Kanagaw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ohoku New Town - Takayama</text:p>
          </table:table-cell>
          <table:table-cell office:value-type="float" office:value="35.494" calcext:value-type="float">
            <text:p>35.494</text:p>
          </table:table-cell>
          <table:table-cell office:value-type="float" office:value="139.498" calcext:value-type="float">
            <text:p>139.498</text:p>
          </table:table-cell>
          <table:table-cell office:value-type="string" calcext:value-type="string">
            <text:p>Kanagawa</text:p>
          </table:table-cell>
          <table:table-cell office:value-type="float" office:value="-29.5" calcext:value-type="float">
            <text:p>-29.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ohoku New Town - Takayama</text:p>
          </table:table-cell>
          <table:table-cell office:value-type="float" office:value="35.494" calcext:value-type="float">
            <text:p>35.494</text:p>
          </table:table-cell>
          <table:table-cell office:value-type="float" office:value="139.498" calcext:value-type="float">
            <text:p>139.498</text:p>
          </table:table-cell>
          <table:table-cell office:value-type="string" calcext:value-type="string">
            <text:p>Kanagawa</text:p>
          </table:table-cell>
          <table:table-cell office:value-type="float" office:value="-28.53" calcext:value-type="float">
            <text:p>-28.53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ohoku New Town - Takayama</text:p>
          </table:table-cell>
          <table:table-cell office:value-type="float" office:value="35.494" calcext:value-type="float">
            <text:p>35.494</text:p>
          </table:table-cell>
          <table:table-cell office:value-type="float" office:value="139.498" calcext:value-type="float">
            <text:p>139.498</text:p>
          </table:table-cell>
          <table:table-cell office:value-type="string" calcext:value-type="string">
            <text:p>Kanagawa</text:p>
          </table:table-cell>
          <table:table-cell office:value-type="float" office:value="-26.26" calcext:value-type="float">
            <text:p>-26.2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Aburatsubo</text:p>
          </table:table-cell>
          <table:table-cell office:value-type="float" office:value="35.1598" calcext:value-type="float">
            <text:p>35.1598</text:p>
          </table:table-cell>
          <table:table-cell office:value-type="float" office:value="139.61808" calcext:value-type="float">
            <text:p>139.61808</text:p>
          </table:table-cell>
          <table:table-cell office:value-type="string" calcext:value-type="string">
            <text:p>Kanagaw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rahigashi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139.312" calcext:value-type="float">
            <text:p>139.312</text:p>
          </table:table-cell>
          <table:table-cell office:value-type="string" calcext:value-type="string">
            <text:p>Kanagawa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Harahigashi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139.312" calcext:value-type="float">
            <text:p>139.312</text:p>
          </table:table-cell>
          <table:table-cell office:value-type="string" calcext:value-type="string">
            <text:p>Kanagawa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washirinakamura</text:p>
          </table:table-cell>
          <table:table-cell office:value-type="float" office:value="35.5908" calcext:value-type="float">
            <text:p>35.5908</text:p>
          </table:table-cell>
          <table:table-cell office:value-type="float" office:value="139.302" calcext:value-type="float">
            <text:p>139.302</text:p>
          </table:table-cell>
          <table:table-cell office:value-type="string" calcext:value-type="string">
            <text:p>Kanagawa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FC</text:p>
          </table:table-cell>
          <table:table-cell office:value-type="float" office:value="35.387748" calcext:value-type="float">
            <text:p>35.387748</text:p>
          </table:table-cell>
          <table:table-cell office:value-type="float" office:value="139.427814" calcext:value-type="float">
            <text:p>139.427814</text:p>
          </table:table-cell>
          <table:table-cell office:value-type="string" calcext:value-type="string">
            <text:p>Kanagawa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umifurusawaminami I</text:p>
          </table:table-cell>
          <table:table-cell office:value-type="float" office:value="35.7094" calcext:value-type="float">
            <text:p>35.7094</text:p>
          </table:table-cell>
          <table:table-cell office:value-type="float" office:value="140.286" calcext:value-type="float">
            <text:p>140.286</text:p>
          </table:table-cell>
          <table:table-cell office:value-type="string" calcext:value-type="string">
            <text:p>Chiba</text:p>
          </table:table-cell>
          <table:table-cell office:value-type="float" office:value="-29.7" calcext:value-type="float">
            <text:p>-2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sori</text:p>
          </table:table-cell>
          <table:table-cell office:value-type="float" office:value="35.6239" calcext:value-type="float">
            <text:p>35.6239</text:p>
          </table:table-cell>
          <table:table-cell office:value-type="float" office:value="140.164" calcext:value-type="float">
            <text:p>140.164</text:p>
          </table:table-cell>
          <table:table-cell office:value-type="string" calcext:value-type="string">
            <text:p>Chiba</text:p>
          </table:table-cell>
          <table:table-cell office:value-type="float" office:value="-26.9" calcext:value-type="float">
            <text:p>-26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sori</text:p>
          </table:table-cell>
          <table:table-cell office:value-type="float" office:value="35.6239" calcext:value-type="float">
            <text:p>35.6239</text:p>
          </table:table-cell>
          <table:table-cell office:value-type="float" office:value="140.164" calcext:value-type="float">
            <text:p>140.164</text:p>
          </table:table-cell>
          <table:table-cell office:value-type="string" calcext:value-type="string">
            <text:p>Chiba</text:p>
          </table:table-cell>
          <table:table-cell office:value-type="float" office:value="-28.2" calcext:value-type="float">
            <text:p>-28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Awashimadai</text:p>
          </table:table-cell>
          <table:table-cell office:value-type="float" office:value="35.7199" calcext:value-type="float">
            <text:p>35.7199</text:p>
          </table:table-cell>
          <table:table-cell office:value-type="float" office:value="140.838" calcext:value-type="float">
            <text:p>140.838</text:p>
          </table:table-cell>
          <table:table-cell office:value-type="string" calcext:value-type="string">
            <text:p>Chiba</text:p>
          </table:table-cell>
          <table:table-cell office:value-type="float" office:value="-26.9" calcext:value-type="float">
            <text:p>-26.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Awashimadai</text:p>
          </table:table-cell>
          <table:table-cell office:value-type="float" office:value="35.7199" calcext:value-type="float">
            <text:p>35.7199</text:p>
          </table:table-cell>
          <table:table-cell office:value-type="float" office:value="140.838" calcext:value-type="float">
            <text:p>140.838</text:p>
          </table:table-cell>
          <table:table-cell office:value-type="string" calcext:value-type="string">
            <text:p>Chiba</text:p>
          </table:table-cell>
          <table:table-cell office:value-type="float" office:value="-26.28" calcext:value-type="float">
            <text:p>-26.28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Musashinokokubunji</text:p>
          </table:table-cell>
          <table:table-cell office:value-type="float" office:value="35.6949" calcext:value-type="float">
            <text:p>35.6949</text:p>
          </table:table-cell>
          <table:table-cell office:value-type="float" office:value="139.477" calcext:value-type="float">
            <text:p>139.477</text:p>
          </table:table-cell>
          <table:table-cell office:value-type="string" calcext:value-type="string">
            <text:p>Tokyo</text:p>
          </table:table-cell>
          <table:table-cell office:value-type="float" office:value="-30.59" calcext:value-type="float">
            <text:p>-30.5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taegota</text:p>
          </table:table-cell>
          <table:table-cell office:value-type="float" office:value="35.726" calcext:value-type="float">
            <text:p>35.726</text:p>
          </table:table-cell>
          <table:table-cell office:value-type="float" office:value="139.669" calcext:value-type="float">
            <text:p>139.669</text:p>
          </table:table-cell>
          <table:table-cell office:value-type="string" calcext:value-type="string">
            <text:p>Toky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Tama New Town N. 520</text:p>
          </table:table-cell>
          <table:table-cell office:value-type="float" office:value="35.6269" calcext:value-type="float">
            <text:p>35.6269</text:p>
          </table:table-cell>
          <table:table-cell office:value-type="float" office:value="139.465" calcext:value-type="float">
            <text:p>139.465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ma New Town N. 520</text:p>
          </table:table-cell>
          <table:table-cell office:value-type="float" office:value="35.6269" calcext:value-type="float">
            <text:p>35.6269</text:p>
          </table:table-cell>
          <table:table-cell office:value-type="float" office:value="139.465" calcext:value-type="float">
            <text:p>139.465</text:p>
          </table:table-cell>
          <table:table-cell office:value-type="string" calcext:value-type="string">
            <text:p>Toky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Tama New Town N. 520</text:p>
          </table:table-cell>
          <table:table-cell office:value-type="float" office:value="35.6269" calcext:value-type="float">
            <text:p>35.6269</text:p>
          </table:table-cell>
          <table:table-cell office:value-type="float" office:value="139.465" calcext:value-type="float">
            <text:p>139.465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dao</text:p>
          </table:table-cell>
          <table:table-cell office:value-type="float" office:value="35.569" calcext:value-type="float">
            <text:p>35.569</text:p>
          </table:table-cell>
          <table:table-cell office:value-type="float" office:value="139.413" calcext:value-type="float">
            <text:p>139.413</text:p>
          </table:table-cell>
          <table:table-cell office:value-type="string" calcext:value-type="string">
            <text:p>Toky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Tadao</text:p>
          </table:table-cell>
          <table:table-cell office:value-type="float" office:value="35.569" calcext:value-type="float">
            <text:p>35.569</text:p>
          </table:table-cell>
          <table:table-cell office:value-type="float" office:value="139.413" calcext:value-type="float">
            <text:p>139.413</text:p>
          </table:table-cell>
          <table:table-cell office:value-type="string" calcext:value-type="string">
            <text:p>Toky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89" calcext:value-type="float">
            <text:p>-26.8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ashi</text:p>
          </table:table-cell>
          <table:table-cell office:value-type="float" office:value="35.6533" calcext:value-type="float">
            <text:p>35.6533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oky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ukaigo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139.423" calcext:value-type="float">
            <text:p>139.423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Mukaigo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139.423" calcext:value-type="float">
            <text:p>139.423</text:p>
          </table:table-cell>
          <table:table-cell office:value-type="string" calcext:value-type="string">
            <text:p>Tokyo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Mukaigo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139.423" calcext:value-type="float">
            <text:p>139.423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Mukaigo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139.423" calcext:value-type="float">
            <text:p>139.423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Mukaigo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139.423" calcext:value-type="float">
            <text:p>139.423</text:p>
          </table:table-cell>
          <table:table-cell office:value-type="string" calcext:value-type="string">
            <text:p>Tokyo</text:p>
          </table:table-cell>
          <table:table-cell office:value-type="float" office:value="-29.2" calcext:value-type="float">
            <text:p>-29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akauchi</text:p>
          </table:table-cell>
          <table:table-cell office:value-type="float" office:value="37.0094" calcext:value-type="float">
            <text:p>37.0094</text:p>
          </table:table-cell>
          <table:table-cell office:value-type="float" office:value="140.167" calcext:value-type="float">
            <text:p>140.167</text:p>
          </table:table-cell>
          <table:table-cell office:value-type="string" calcext:value-type="string">
            <text:p>Tochigi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Douzenkubo</text:p>
          </table:table-cell>
          <table:table-cell office:value-type="float" office:value="36.29" calcext:value-type="float">
            <text:p>36.29</text:p>
          </table:table-cell>
          <table:table-cell office:value-type="float" office:value="138.88" calcext:value-type="float">
            <text:p>138.88</text:p>
          </table:table-cell>
          <table:table-cell office:value-type="string" calcext:value-type="string">
            <text:p>Gunma</text:p>
          </table:table-cell>
          <table:table-cell office:value-type="float" office:value="-29.28" calcext:value-type="float">
            <text:p>-29.2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Jinba</text:p>
          </table:table-cell>
          <table:table-cell office:value-type="float" office:value="36.4" calcext:value-type="float">
            <text:p>36.4</text:p>
          </table:table-cell>
          <table:table-cell office:value-type="float" office:value="138.83" calcext:value-type="float">
            <text:p>138.83</text:p>
          </table:table-cell>
          <table:table-cell office:value-type="string" calcext:value-type="string">
            <text:p>Gunma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Ushiroya</text:p>
          </table:table-cell>
          <table:table-cell office:value-type="float" office:value="36.031664" calcext:value-type="float">
            <text:p>36.031664</text:p>
          </table:table-cell>
          <table:table-cell office:value-type="float" office:value="139.565932" calcext:value-type="float">
            <text:p>139.565932</text:p>
          </table:table-cell>
          <table:table-cell office:value-type="string" calcext:value-type="string">
            <text:p>Saitama</text:p>
          </table:table-cell>
          <table:table-cell office:value-type="float" office:value="-29.6" calcext:value-type="float">
            <text:p>-29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Ushiroya</text:p>
          </table:table-cell>
          <table:table-cell office:value-type="float" office:value="36.031664" calcext:value-type="float">
            <text:p>36.031664</text:p>
          </table:table-cell>
          <table:table-cell office:value-type="float" office:value="139.565932" calcext:value-type="float">
            <text:p>139.565932</text:p>
          </table:table-cell>
          <table:table-cell office:value-type="string" calcext:value-type="string">
            <text:p>Saitama</text:p>
          </table:table-cell>
          <table:table-cell office:value-type="float" office:value="-29.6" calcext:value-type="float">
            <text:p>-29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Ushiroya</text:p>
          </table:table-cell>
          <table:table-cell office:value-type="float" office:value="36.031664" calcext:value-type="float">
            <text:p>36.031664</text:p>
          </table:table-cell>
          <table:table-cell office:value-type="float" office:value="139.565932" calcext:value-type="float">
            <text:p>139.565932</text:p>
          </table:table-cell>
          <table:table-cell office:value-type="string" calcext:value-type="string">
            <text:p>Saitama</text:p>
          </table:table-cell>
          <table:table-cell office:value-type="float" office:value="-29.7" calcext:value-type="float">
            <text:p>-29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mitsuchidanaminami</text:p>
          </table:table-cell>
          <table:table-cell office:value-type="float" office:value="35.4155" calcext:value-type="float">
            <text:p>35.4155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Kanagawa</text:p>
          </table:table-cell>
          <table:table-cell office:value-type="float" office:value="-27.41" calcext:value-type="float">
            <text:p>-27.41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amitsuchidanaminami</text:p>
          </table:table-cell>
          <table:table-cell office:value-type="float" office:value="35.4155" calcext:value-type="float">
            <text:p>35.4155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Kanagawa</text:p>
          </table:table-cell>
          <table:table-cell office:value-type="float" office:value="-26.82" calcext:value-type="float">
            <text:p>-26.8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amitsuchidanaminami</text:p>
          </table:table-cell>
          <table:table-cell office:value-type="float" office:value="35.4155" calcext:value-type="float">
            <text:p>35.4155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Kanagawa</text:p>
          </table:table-cell>
          <table:table-cell office:value-type="float" office:value="-26.38" calcext:value-type="float">
            <text:p>-26.3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31.5" calcext:value-type="float">
            <text:p>-31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9.4" calcext:value-type="float">
            <text:p>-29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9.3" calcext:value-type="float">
            <text:p>-2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8.6" calcext:value-type="float">
            <text:p>-28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31.5" calcext:value-type="float">
            <text:p>-31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nariyama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139.625" calcext:value-type="float">
            <text:p>139.625</text:p>
          </table:table-cell>
          <table:table-cell office:value-type="string" calcext:value-type="string">
            <text:p>Kanagawa</text:p>
          </table:table-cell>
          <table:table-cell office:value-type="float" office:value="-30.8" calcext:value-type="float">
            <text:p>-30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69" calcext:value-type="float">
            <text:p>-26.6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91" calcext:value-type="float">
            <text:p>-26.9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81" calcext:value-type="float">
            <text:p>-26.8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7.38" calcext:value-type="float">
            <text:p>-27.3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97" calcext:value-type="float">
            <text:p>-26.9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7.5" calcext:value-type="float">
            <text:p>-27.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37" calcext:value-type="float">
            <text:p>-26.3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63" calcext:value-type="float">
            <text:p>-26.6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99" calcext:value-type="float">
            <text:p>-26.9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7.29" calcext:value-type="float">
            <text:p>-27.2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7.13" calcext:value-type="float">
            <text:p>-27.1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78" calcext:value-type="float">
            <text:p>-26.7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9" calcext:value-type="float">
            <text:p>-26.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7.16" calcext:value-type="float">
            <text:p>-27.1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nada – Kitakaname Group</text:p>
          </table:table-cell>
          <table:table-cell office:value-type="float" office:value="35.3667" calcext:value-type="float">
            <text:p>35.3667</text:p>
          </table:table-cell>
          <table:table-cell office:value-type="float" office:value="139.281" calcext:value-type="float">
            <text:p>139.281</text:p>
          </table:table-cell>
          <table:table-cell office:value-type="string" calcext:value-type="string">
            <text:p>Kanagawa</text:p>
          </table:table-cell>
          <table:table-cell office:value-type="float" office:value="-26.7" calcext:value-type="float">
            <text:p>-26.7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1.4" calcext:value-type="float">
            <text:p>-31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9.2" calcext:value-type="float">
            <text:p>-29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0.2" calcext:value-type="float">
            <text:p>-30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2.1" calcext:value-type="float">
            <text:p>-32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8.5" calcext:value-type="float">
            <text:p>-2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9.64" calcext:value-type="float">
            <text:p>-29.6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9.5" calcext:value-type="float">
            <text:p>-2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8.8" calcext:value-type="float">
            <text:p>-28.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1.36" calcext:value-type="float">
            <text:p>-31.3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9.5" calcext:value-type="float">
            <text:p>-2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31.7" calcext:value-type="float">
            <text:p>-3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ishinei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140.122" calcext:value-type="float">
            <text:p>140.122</text:p>
          </table:table-cell>
          <table:table-cell office:value-type="string" calcext:value-type="string">
            <text:p>Chiba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Doumekiyatsu</text:p>
          </table:table-cell>
          <table:table-cell office:value-type="float" office:value="35.75" calcext:value-type="float">
            <text:p>35.75</text:p>
          </table:table-cell>
          <table:table-cell office:value-type="float" office:value="139.91" calcext:value-type="float">
            <text:p>139.91</text:p>
          </table:table-cell>
          <table:table-cell office:value-type="string" calcext:value-type="string">
            <text:p>Chiba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Doumekiyatsu</text:p>
          </table:table-cell>
          <table:table-cell office:value-type="float" office:value="35.75" calcext:value-type="float">
            <text:p>35.75</text:p>
          </table:table-cell>
          <table:table-cell office:value-type="float" office:value="139.91" calcext:value-type="float">
            <text:p>139.91</text:p>
          </table:table-cell>
          <table:table-cell office:value-type="string" calcext:value-type="string">
            <text:p>Chiba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28.48" calcext:value-type="float">
            <text:p>-28.4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28.39" calcext:value-type="float">
            <text:p>-28.3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47.15" calcext:value-type="float">
            <text:p>-47.1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27.97" calcext:value-type="float">
            <text:p>-27.9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27.7" calcext:value-type="float">
            <text:p>-27.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30.16" calcext:value-type="float">
            <text:p>-30.1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</text:p>
          </table:table-cell>
          <table:table-cell office:value-type="float" office:value="35.5553" calcext:value-type="float">
            <text:p>35.5553</text:p>
          </table:table-cell>
          <table:table-cell office:value-type="float" office:value="140.187" calcext:value-type="float">
            <text:p>140.187</text:p>
          </table:table-cell>
          <table:table-cell office:value-type="string" calcext:value-type="string">
            <text:p>Chiba</text:p>
          </table:table-cell>
          <table:table-cell office:value-type="float" office:value="-30.2" calcext:value-type="float">
            <text:p>-3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38" calcext:value-type="float">
            <text:p>-29.38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7.12" calcext:value-type="float">
            <text:p>-27.1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01" calcext:value-type="float">
            <text:p>-26.0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43" calcext:value-type="float">
            <text:p>-29.4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8.86" calcext:value-type="float">
            <text:p>-28.86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83" calcext:value-type="float">
            <text:p>-26.8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8.49" calcext:value-type="float">
            <text:p>-28.4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8.62" calcext:value-type="float">
            <text:p>-28.6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8.13" calcext:value-type="float">
            <text:p>-28.13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23" calcext:value-type="float">
            <text:p>-29.2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31" calcext:value-type="float">
            <text:p>-26.3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85" calcext:value-type="float">
            <text:p>-29.8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63" calcext:value-type="float">
            <text:p>-29.6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7.66" calcext:value-type="float">
            <text:p>-27.66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4" calcext:value-type="float">
            <text:p>-26.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31.22" calcext:value-type="float">
            <text:p>-31.22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18" calcext:value-type="float">
            <text:p>-29.1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06" calcext:value-type="float">
            <text:p>-26.06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45" calcext:value-type="float">
            <text:p>-29.4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75" calcext:value-type="float">
            <text:p>-26.7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7.83" calcext:value-type="float">
            <text:p>-27.83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30.54" calcext:value-type="float">
            <text:p>-30.5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6.82" calcext:value-type="float">
            <text:p>-26.82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wanoyama</text:p>
          </table:table-cell>
          <table:table-cell office:value-type="float" office:value="35.86" calcext:value-type="float">
            <text:p>35.86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Chiba</text:p>
          </table:table-cell>
          <table:table-cell office:value-type="float" office:value="-29.79" calcext:value-type="float">
            <text:p>-29.79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ma New Town N. 243</text:p>
          </table:table-cell>
          <table:table-cell office:value-type="float" office:value="35.5975" calcext:value-type="float">
            <text:p>35.5975</text:p>
          </table:table-cell>
          <table:table-cell office:value-type="float" office:value="139.366" calcext:value-type="float">
            <text:p>139.366</text:p>
          </table:table-cell>
          <table:table-cell office:value-type="string" calcext:value-type="string">
            <text:p>Tokyo</text:p>
          </table:table-cell>
          <table:table-cell office:value-type="float" office:value="-30.7" calcext:value-type="float">
            <text:p>-30.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Tama New Town N. 243</text:p>
          </table:table-cell>
          <table:table-cell office:value-type="float" office:value="35.5975" calcext:value-type="float">
            <text:p>35.5975</text:p>
          </table:table-cell>
          <table:table-cell office:value-type="float" office:value="139.366" calcext:value-type="float">
            <text:p>139.366</text:p>
          </table:table-cell>
          <table:table-cell office:value-type="string" calcext:value-type="string">
            <text:p>Tokyo</text:p>
          </table:table-cell>
          <table:table-cell office:value-type="float" office:value="-27.34" calcext:value-type="float">
            <text:p>-27.3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Tama New Town N. 243</text:p>
          </table:table-cell>
          <table:table-cell office:value-type="float" office:value="35.5975" calcext:value-type="float">
            <text:p>35.5975</text:p>
          </table:table-cell>
          <table:table-cell office:value-type="float" office:value="139.366" calcext:value-type="float">
            <text:p>139.366</text:p>
          </table:table-cell>
          <table:table-cell office:value-type="string" calcext:value-type="string">
            <text:p>Toky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Tama New Town N. 243</text:p>
          </table:table-cell>
          <table:table-cell office:value-type="float" office:value="35.5975" calcext:value-type="float">
            <text:p>35.5975</text:p>
          </table:table-cell>
          <table:table-cell office:value-type="float" office:value="139.366" calcext:value-type="float">
            <text:p>139.366</text:p>
          </table:table-cell>
          <table:table-cell office:value-type="string" calcext:value-type="string">
            <text:p>Tokyo</text:p>
          </table:table-cell>
          <table:table-cell office:value-type="float" office:value="-28.44" calcext:value-type="float">
            <text:p>-28.4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9.7" calcext:value-type="float">
            <text:p>-2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8" calcext:value-type="float">
            <text:p>-30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2" calcext:value-type="float">
            <text:p>-30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3.3" calcext:value-type="float">
            <text:p>-3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2.4" calcext:value-type="float">
            <text:p>-32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9.7" calcext:value-type="float">
            <text:p>-2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7" calcext:value-type="float">
            <text:p>-2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9.8" calcext:value-type="float">
            <text:p>-29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9.2" calcext:value-type="float">
            <text:p>-29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30.7" calcext:value-type="float">
            <text:p>-30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1" calcext:value-type="float">
            <text:p>-26.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9.9" calcext:value-type="float">
            <text:p>-29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yakebe</text:p>
          </table:table-cell>
          <table:table-cell office:value-type="float" office:value="35.7663" calcext:value-type="float">
            <text:p>35.7663</text:p>
          </table:table-cell>
          <table:table-cell office:value-type="float" office:value="139.451" calcext:value-type="float">
            <text:p>139.451</text:p>
          </table:table-cell>
          <table:table-cell office:value-type="string" calcext:value-type="string">
            <text:p>Toky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Ternohigashi</text:p>
          </table:table-cell>
          <table:table-cell office:value-type="float" office:value="36.3281" calcext:value-type="float">
            <text:p>36.3281</text:p>
          </table:table-cell>
          <table:table-cell office:value-type="float" office:value="139.88" calcext:value-type="float">
            <text:p>139.88</text:p>
          </table:table-cell>
          <table:table-cell office:value-type="string" calcext:value-type="string">
            <text:p>Tochigi</text:p>
          </table:table-cell>
          <table:table-cell office:value-type="float" office:value="-26.26" calcext:value-type="float">
            <text:p>-26.2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amiana</text:p>
          </table:table-cell>
          <table:table-cell office:value-type="float" office:value="35.7684" calcext:value-type="float">
            <text:p>35.7684</text:p>
          </table:table-cell>
          <table:table-cell office:value-type="float" office:value="140.104" calcext:value-type="float">
            <text:p>140.104</text:p>
          </table:table-cell>
          <table:table-cell office:value-type="string" calcext:value-type="string">
            <text:p>Chiba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amiana</text:p>
          </table:table-cell>
          <table:table-cell office:value-type="float" office:value="35.7684" calcext:value-type="float">
            <text:p>35.7684</text:p>
          </table:table-cell>
          <table:table-cell office:value-type="float" office:value="140.104" calcext:value-type="float">
            <text:p>140.104</text:p>
          </table:table-cell>
          <table:table-cell office:value-type="string" calcext:value-type="string">
            <text:p>Chiba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tsubo</text:p>
          </table:table-cell>
          <table:table-cell office:value-type="float" office:value="35.258885" calcext:value-type="float">
            <text:p>35.258885</text:p>
          </table:table-cell>
          <table:table-cell office:value-type="float" office:value="139.874332" calcext:value-type="float">
            <text:p>139.874332</text:p>
          </table:table-cell>
          <table:table-cell office:value-type="string" calcext:value-type="string">
            <text:p>Chiba</text:p>
          </table:table-cell>
          <table:table-cell office:value-type="float" office:value="-27.23" calcext:value-type="float">
            <text:p>-27.2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Ootsubo</text:p>
          </table:table-cell>
          <table:table-cell office:value-type="float" office:value="35.258885" calcext:value-type="float">
            <text:p>35.258885</text:p>
          </table:table-cell>
          <table:table-cell office:value-type="float" office:value="139.874332" calcext:value-type="float">
            <text:p>139.874332</text:p>
          </table:table-cell>
          <table:table-cell office:value-type="string" calcext:value-type="string">
            <text:p>Chiba</text:p>
          </table:table-cell>
          <table:table-cell office:value-type="float" office:value="-37.32" calcext:value-type="float">
            <text:p>-37.3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Mukaihara</text:p>
          </table:table-cell>
          <table:table-cell office:value-type="float" office:value="36.54" calcext:value-type="float">
            <text:p>36.54</text:p>
          </table:table-cell>
          <table:table-cell office:value-type="float" office:value="138.64" calcext:value-type="float">
            <text:p>138.64</text:p>
          </table:table-cell>
          <table:table-cell office:value-type="string" calcext:value-type="string">
            <text:p>Gunma</text:p>
          </table:table-cell>
          <table:table-cell office:value-type="float" office:value="-28.22" calcext:value-type="float">
            <text:p>-28.2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ukaihara</text:p>
          </table:table-cell>
          <table:table-cell office:value-type="float" office:value="36.54" calcext:value-type="float">
            <text:p>36.54</text:p>
          </table:table-cell>
          <table:table-cell office:value-type="float" office:value="138.64" calcext:value-type="float">
            <text:p>138.64</text:p>
          </table:table-cell>
          <table:table-cell office:value-type="string" calcext:value-type="string">
            <text:p>Gunma</text:p>
          </table:table-cell>
          <table:table-cell office:value-type="float" office:value="-28.74" calcext:value-type="float">
            <text:p>-28.7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ohoku New Town – Ninzakimachi</text:p>
          </table:table-cell>
          <table:table-cell office:value-type="float" office:value="35.54" calcext:value-type="float">
            <text:p>35.54</text:p>
          </table:table-cell>
          <table:table-cell office:value-type="float" office:value="139.56" calcext:value-type="float">
            <text:p>139.56</text:p>
          </table:table-cell>
          <table:table-cell office:value-type="string" calcext:value-type="string">
            <text:p>Kanagawa</text:p>
          </table:table-cell>
          <table:table-cell office:value-type="float" office:value="-27.47" calcext:value-type="float">
            <text:p>-27.47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02" calcext:value-type="float">
            <text:p>-26.0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6" calcext:value-type="float">
            <text:p>-26.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8.29" calcext:value-type="float">
            <text:p>-28.2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9.02" calcext:value-type="float">
            <text:p>-29.0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7.15" calcext:value-type="float">
            <text:p>-27.1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8.5" calcext:value-type="float">
            <text:p>-2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19" calcext:value-type="float">
            <text:p>-26.1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2" calcext:value-type="float">
            <text:p>-26.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94" calcext:value-type="float">
            <text:p>-26.9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6" calcext:value-type="float">
            <text:p>-26.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9.9" calcext:value-type="float">
            <text:p>-29.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28" calcext:value-type="float">
            <text:p>-26.2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9.39" calcext:value-type="float">
            <text:p>-29.3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1" calcext:value-type="float">
            <text:p>-26.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99" calcext:value-type="float">
            <text:p>-26.9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8.16" calcext:value-type="float">
            <text:p>-28.1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izuko</text:p>
          </table:table-cell>
          <table:table-cell office:value-type="float" office:value="35.8457" calcext:value-type="float">
            <text:p>35.8457</text:p>
          </table:table-cell>
          <table:table-cell office:value-type="float" office:value="139.561" calcext:value-type="float">
            <text:p>139.561</text:p>
          </table:table-cell>
          <table:table-cell office:value-type="string" calcext:value-type="string">
            <text:p>Saitama</text:p>
          </table:table-cell>
          <table:table-cell office:value-type="float" office:value="-26.25" calcext:value-type="float">
            <text:p>-26.2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05" calcext:value-type="float">
            <text:p>-26.0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7" calcext:value-type="float">
            <text:p>-26.7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98" calcext:value-type="float">
            <text:p>-26.9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18" calcext:value-type="float">
            <text:p>-26.1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8.93" calcext:value-type="float">
            <text:p>-28.9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91" calcext:value-type="float">
            <text:p>-26.9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8.79" calcext:value-type="float">
            <text:p>-28.79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7" calcext:value-type="float">
            <text:p>-2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77" calcext:value-type="float">
            <text:p>-26.7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7" calcext:value-type="float">
            <text:p>-26.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Haneoka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139.269" calcext:value-type="float">
            <text:p>139.269</text:p>
          </table:table-cell>
          <table:table-cell office:value-type="string" calcext:value-type="string">
            <text:p>Kanagawa</text:p>
          </table:table-cell>
          <table:table-cell office:value-type="float" office:value="-26.67" calcext:value-type="float">
            <text:p>-26.6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Okadaira</text:p>
          </table:table-cell>
          <table:table-cell office:value-type="float" office:value="36.0139" calcext:value-type="float">
            <text:p>36.013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Ibaragi</text:p>
          </table:table-cell>
          <table:table-cell office:value-type="float" office:value="-30.3" calcext:value-type="float">
            <text:p>-30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kadaira</text:p>
          </table:table-cell>
          <table:table-cell office:value-type="float" office:value="36.0139" calcext:value-type="float">
            <text:p>36.013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Ibaragi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kadaira</text:p>
          </table:table-cell>
          <table:table-cell office:value-type="float" office:value="36.0139" calcext:value-type="float">
            <text:p>36.013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Ibaragi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kadaira</text:p>
          </table:table-cell>
          <table:table-cell office:value-type="float" office:value="36.0139" calcext:value-type="float">
            <text:p>36.013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Ibaragi</text:p>
          </table:table-cell>
          <table:table-cell office:value-type="float" office:value="-30.6" calcext:value-type="float">
            <text:p>-30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kadaira</text:p>
          </table:table-cell>
          <table:table-cell office:value-type="float" office:value="36.0139" calcext:value-type="float">
            <text:p>36.013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Ibaragi</text:p>
          </table:table-cell>
          <table:table-cell office:value-type="float" office:value="-31.3" calcext:value-type="float">
            <text:p>-31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Juoodoo</text:p>
          </table:table-cell>
          <table:table-cell office:value-type="float" office:value="36.5575" calcext:value-type="float">
            <text:p>36.5575</text:p>
          </table:table-cell>
          <table:table-cell office:value-type="float" office:value="140.619" calcext:value-type="float">
            <text:p>140.619</text:p>
          </table:table-cell>
          <table:table-cell office:value-type="string" calcext:value-type="string">
            <text:p>Ibaragi</text:p>
          </table:table-cell>
          <table:table-cell office:value-type="float" office:value="-30.64" calcext:value-type="float">
            <text:p>-30.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Ookawazoe(3)</text:p>
          </table:table-cell>
          <table:table-cell office:value-type="float" office:value="40.5261" calcext:value-type="float">
            <text:p>40.5261</text:p>
          </table:table-cell>
          <table:table-cell office:value-type="float" office:value="140.217" calcext:value-type="float">
            <text:p>140.217</text:p>
          </table:table-cell>
          <table:table-cell office:value-type="string" calcext:value-type="string">
            <text:p>Aomori</text:p>
          </table:table-cell>
          <table:table-cell office:value-type="float" office:value="-28.58" calcext:value-type="float">
            <text:p>-28.5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Ookawazoe(4)</text:p>
          </table:table-cell>
          <table:table-cell office:value-type="float" office:value="40.5239" calcext:value-type="float">
            <text:p>40.5239</text:p>
          </table:table-cell>
          <table:table-cell office:value-type="float" office:value="140.216" calcext:value-type="float">
            <text:p>140.216</text:p>
          </table:table-cell>
          <table:table-cell office:value-type="string" calcext:value-type="string">
            <text:p>Aomori</text:p>
          </table:table-cell>
          <table:table-cell office:value-type="float" office:value="-26.98" calcext:value-type="float">
            <text:p>-26.9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Ashizawa(2)</text:p>
          </table:table-cell>
          <table:table-cell office:value-type="float" office:value="40.5272" calcext:value-type="float">
            <text:p>40.5272</text:p>
          </table:table-cell>
          <table:table-cell office:value-type="float" office:value="140.236" calcext:value-type="float">
            <text:p>140.236</text:p>
          </table:table-cell>
          <table:table-cell office:value-type="string" calcext:value-type="string">
            <text:p>Aomori</text:p>
          </table:table-cell>
          <table:table-cell office:value-type="float" office:value="-27.48" calcext:value-type="float">
            <text:p>-27.4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anbara(2)</text:p>
          </table:table-cell>
          <table:table-cell office:value-type="float" office:value="40.7078" calcext:value-type="float">
            <text:p>40.7078</text:p>
          </table:table-cell>
          <table:table-cell office:value-type="float" office:value="140.4" calcext:value-type="float">
            <text:p>140.4</text:p>
          </table:table-cell>
          <table:table-cell office:value-type="string" calcext:value-type="string">
            <text:p>Aomori</text:p>
          </table:table-cell>
          <table:table-cell office:value-type="float" office:value="-27.71" calcext:value-type="float">
            <text:p>-27.71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awaharatai(4)</text:p>
          </table:table-cell>
          <table:table-cell office:value-type="float" office:value="40.5281" calcext:value-type="float">
            <text:p>40.5281</text:p>
          </table:table-cell>
          <table:table-cell office:value-type="float" office:value="140.228" calcext:value-type="float">
            <text:p>140.228</text:p>
          </table:table-cell>
          <table:table-cell office:value-type="string" calcext:value-type="string">
            <text:p>Aomori</text:p>
          </table:table-cell>
          <table:table-cell office:value-type="float" office:value="-28.49" calcext:value-type="float">
            <text:p>-28.49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awaharatai(4)</text:p>
          </table:table-cell>
          <table:table-cell office:value-type="float" office:value="40.5281" calcext:value-type="float">
            <text:p>40.5281</text:p>
          </table:table-cell>
          <table:table-cell office:value-type="float" office:value="140.228" calcext:value-type="float">
            <text:p>140.228</text:p>
          </table:table-cell>
          <table:table-cell office:value-type="string" calcext:value-type="string">
            <text:p>Aomori</text:p>
          </table:table-cell>
          <table:table-cell office:value-type="float" office:value="-26.96" calcext:value-type="float">
            <text:p>-26.9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nmachino</text:p>
          </table:table-cell>
          <table:table-cell office:value-type="float" office:value="40.7832" calcext:value-type="float">
            <text:p>40.7832</text:p>
          </table:table-cell>
          <table:table-cell office:value-type="float" office:value="140.751" calcext:value-type="float">
            <text:p>140.751</text:p>
          </table:table-cell>
          <table:table-cell office:value-type="string" calcext:value-type="string">
            <text:p>Aomori</text:p>
          </table:table-cell>
          <table:table-cell office:value-type="float" office:value="-26.81" calcext:value-type="float">
            <text:p>-26.8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Maekawa</text:p>
          </table:table-cell>
          <table:table-cell office:value-type="float" office:value="40.6297" calcext:value-type="float">
            <text:p>40.6297</text:p>
          </table:table-cell>
          <table:table-cell office:value-type="float" office:value="140.546" calcext:value-type="float">
            <text:p>140.546</text:p>
          </table:table-cell>
          <table:table-cell office:value-type="string" calcext:value-type="string">
            <text:p>Aomori</text:p>
          </table:table-cell>
          <table:table-cell office:value-type="float" office:value="-26.46" calcext:value-type="float">
            <text:p>-26.4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sako(2)</text:p>
          </table:table-cell>
          <table:table-cell office:value-type="float" office:value="40.4691666666667" calcext:value-type="float">
            <text:p>40.4691666667</text:p>
          </table:table-cell>
          <table:table-cell office:value-type="float" office:value="141.466944444444" calcext:value-type="float">
            <text:p>141.4669444444</text:p>
          </table:table-cell>
          <table:table-cell office:value-type="string" calcext:value-type="string">
            <text:p>Aomori</text:p>
          </table:table-cell>
          <table:table-cell office:value-type="float" office:value="-28.78" calcext:value-type="float">
            <text:p>-28.78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sako(2)</text:p>
          </table:table-cell>
          <table:table-cell office:value-type="float" office:value="40.4691666666667" calcext:value-type="float">
            <text:p>40.4691666667</text:p>
          </table:table-cell>
          <table:table-cell office:value-type="float" office:value="141.466944444444" calcext:value-type="float">
            <text:p>141.4669444444</text:p>
          </table:table-cell>
          <table:table-cell office:value-type="string" calcext:value-type="string">
            <text:p>Aomori</text:p>
          </table:table-cell>
          <table:table-cell office:value-type="float" office:value="-32.15" calcext:value-type="float">
            <text:p>-32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asako(2)</text:p>
          </table:table-cell>
          <table:table-cell office:value-type="float" office:value="40.4691666666667" calcext:value-type="float">
            <text:p>40.4691666667</text:p>
          </table:table-cell>
          <table:table-cell office:value-type="float" office:value="141.466944444444" calcext:value-type="float">
            <text:p>141.4669444444</text:p>
          </table:table-cell>
          <table:table-cell office:value-type="string" calcext:value-type="string">
            <text:p>Aomori</text:p>
          </table:table-cell>
          <table:table-cell office:value-type="float" office:value="-26.81" calcext:value-type="float">
            <text:p>-26.8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7.17" calcext:value-type="float">
            <text:p>-27.17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6.55" calcext:value-type="float">
            <text:p>-26.5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8.55" calcext:value-type="float">
            <text:p>-28.5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8.48" calcext:value-type="float">
            <text:p>-28.4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7.93" calcext:value-type="float">
            <text:p>-27.93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8.62" calcext:value-type="float">
            <text:p>-28.6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27.69" calcext:value-type="float">
            <text:p>-27.6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31.14" calcext:value-type="float">
            <text:p>-31.1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da(4)</text:p>
          </table:table-cell>
          <table:table-cell office:value-type="float" office:value="40.995" calcext:value-type="float">
            <text:p>40.995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Aomori</text:p>
          </table:table-cell>
          <table:table-cell office:value-type="float" office:value="-31.4" calcext:value-type="float">
            <text:p>-31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Fujisawa(2)</text:p>
          </table:table-cell>
          <table:table-cell office:value-type="float" office:value="40.4522" calcext:value-type="float">
            <text:p>40.4522</text:p>
          </table:table-cell>
          <table:table-cell office:value-type="float" office:value="141.643" calcext:value-type="float">
            <text:p>141.643</text:p>
          </table:table-cell>
          <table:table-cell office:value-type="string" calcext:value-type="string">
            <text:p>Aomori</text:p>
          </table:table-cell>
          <table:table-cell office:value-type="float" office:value="-27.02" calcext:value-type="float">
            <text:p>-27.0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zukami(4)</text:p>
          </table:table-cell>
          <table:table-cell office:value-type="float" office:value="40.538" calcext:value-type="float">
            <text:p>40.538</text:p>
          </table:table-cell>
          <table:table-cell office:value-type="float" office:value="140.2483" calcext:value-type="float">
            <text:p>140.2483</text:p>
          </table:table-cell>
          <table:table-cell office:value-type="string" calcext:value-type="string">
            <text:p>Aomori</text:p>
          </table:table-cell>
          <table:table-cell office:value-type="float" office:value="-26.3" calcext:value-type="float">
            <text:p>-26.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Mizukami(4)</text:p>
          </table:table-cell>
          <table:table-cell office:value-type="float" office:value="40.538" calcext:value-type="float">
            <text:p>40.538</text:p>
          </table:table-cell>
          <table:table-cell office:value-type="float" office:value="140.2483" calcext:value-type="float">
            <text:p>140.2483</text:p>
          </table:table-cell>
          <table:table-cell office:value-type="string" calcext:value-type="string">
            <text:p>Aomori</text:p>
          </table:table-cell>
          <table:table-cell office:value-type="float" office:value="-28.53" calcext:value-type="float">
            <text:p>-28.53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Ookawazoe(1)</text:p>
          </table:table-cell>
          <table:table-cell office:value-type="float" office:value="40.5291" calcext:value-type="float">
            <text:p>40.5291</text:p>
          </table:table-cell>
          <table:table-cell office:value-type="float" office:value="140.2161" calcext:value-type="float">
            <text:p>140.2161</text:p>
          </table:table-cell>
          <table:table-cell office:value-type="string" calcext:value-type="string">
            <text:p>Aomori</text:p>
          </table:table-cell>
          <table:table-cell office:value-type="float" office:value="-27.36" calcext:value-type="float">
            <text:p>-27.3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Ookawazoe(1)</text:p>
          </table:table-cell>
          <table:table-cell office:value-type="float" office:value="40.5291" calcext:value-type="float">
            <text:p>40.5291</text:p>
          </table:table-cell>
          <table:table-cell office:value-type="float" office:value="140.2161" calcext:value-type="float">
            <text:p>140.2161</text:p>
          </table:table-cell>
          <table:table-cell office:value-type="string" calcext:value-type="string">
            <text:p>Aomori</text:p>
          </table:table-cell>
          <table:table-cell office:value-type="float" office:value="-28.66" calcext:value-type="float">
            <text:p>-28.6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Ookawazoe(1)</text:p>
          </table:table-cell>
          <table:table-cell office:value-type="float" office:value="40.5291" calcext:value-type="float">
            <text:p>40.5291</text:p>
          </table:table-cell>
          <table:table-cell office:value-type="float" office:value="140.2161" calcext:value-type="float">
            <text:p>140.2161</text:p>
          </table:table-cell>
          <table:table-cell office:value-type="string" calcext:value-type="string">
            <text:p>Aomori</text:p>
          </table:table-cell>
          <table:table-cell office:value-type="float" office:value="-26.58" calcext:value-type="float">
            <text:p>-26.5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Horikirizawa(2)</text:p>
          </table:table-cell>
          <table:table-cell office:value-type="float" office:value="40.6497" calcext:value-type="float">
            <text:p>40.6497</text:p>
          </table:table-cell>
          <table:table-cell office:value-type="float" office:value="141.353" calcext:value-type="float">
            <text:p>141.353</text:p>
          </table:table-cell>
          <table:table-cell office:value-type="string" calcext:value-type="string">
            <text:p>Aomori</text:p>
          </table:table-cell>
          <table:table-cell office:value-type="float" office:value="-27.58" calcext:value-type="float">
            <text:p>-27.5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tobashitomita</text:p>
          </table:table-cell>
          <table:table-cell office:value-type="float" office:value="40.9425" calcext:value-type="float">
            <text:p>40.9425</text:p>
          </table:table-cell>
          <table:table-cell office:value-type="float" office:value="140.633" calcext:value-type="float">
            <text:p>140.633</text:p>
          </table:table-cell>
          <table:table-cell office:value-type="string" calcext:value-type="string">
            <text:p>Aomori</text:p>
          </table:table-cell>
          <table:table-cell office:value-type="float" office:value="-26.34" calcext:value-type="float">
            <text:p>-26.34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Ushirogata(1)</text:p>
          </table:table-cell>
          <table:table-cell office:value-type="float" office:value="40.9408" calcext:value-type="float">
            <text:p>40.9408</text:p>
          </table:table-cell>
          <table:table-cell office:value-type="float" office:value="140.6339" calcext:value-type="float">
            <text:p>140.6339</text:p>
          </table:table-cell>
          <table:table-cell office:value-type="string" calcext:value-type="string">
            <text:p>Aomori</text:p>
          </table:table-cell>
          <table:table-cell office:value-type="float" office:value="-29.36" calcext:value-type="float">
            <text:p>-29.3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Ushirogata(1)</text:p>
          </table:table-cell>
          <table:table-cell office:value-type="float" office:value="40.9408" calcext:value-type="float">
            <text:p>40.9408</text:p>
          </table:table-cell>
          <table:table-cell office:value-type="float" office:value="140.6339" calcext:value-type="float">
            <text:p>140.6339</text:p>
          </table:table-cell>
          <table:table-cell office:value-type="string" calcext:value-type="string">
            <text:p>Aomori</text:p>
          </table:table-cell>
          <table:table-cell office:value-type="float" office:value="-27.49" calcext:value-type="float">
            <text:p>-27.4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unakose</text:p>
          </table:table-cell>
          <table:table-cell office:value-type="float" office:value="40.53" calcext:value-type="float">
            <text:p>40.53</text:p>
          </table:table-cell>
          <table:table-cell office:value-type="float" office:value="140.2433" calcext:value-type="float">
            <text:p>140.2433</text:p>
          </table:table-cell>
          <table:table-cell office:value-type="string" calcext:value-type="string">
            <text:p>Aomori</text:p>
          </table:table-cell>
          <table:table-cell office:value-type="float" office:value="-27.51" calcext:value-type="float">
            <text:p>-27.5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unakose</text:p>
          </table:table-cell>
          <table:table-cell office:value-type="float" office:value="40.53" calcext:value-type="float">
            <text:p>40.53</text:p>
          </table:table-cell>
          <table:table-cell office:value-type="float" office:value="140.2433" calcext:value-type="float">
            <text:p>140.2433</text:p>
          </table:table-cell>
          <table:table-cell office:value-type="string" calcext:value-type="string">
            <text:p>Aomori</text:p>
          </table:table-cell>
          <table:table-cell office:value-type="float" office:value="-26.12" calcext:value-type="float">
            <text:p>-26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unakose</text:p>
          </table:table-cell>
          <table:table-cell office:value-type="float" office:value="40.53" calcext:value-type="float">
            <text:p>40.53</text:p>
          </table:table-cell>
          <table:table-cell office:value-type="float" office:value="140.2433" calcext:value-type="float">
            <text:p>140.2433</text:p>
          </table:table-cell>
          <table:table-cell office:value-type="string" calcext:value-type="string">
            <text:p>Aomori</text:p>
          </table:table-cell>
          <table:table-cell office:value-type="float" office:value="-27.04" calcext:value-type="float">
            <text:p>-27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unakose</text:p>
          </table:table-cell>
          <table:table-cell office:value-type="float" office:value="40.53" calcext:value-type="float">
            <text:p>40.53</text:p>
          </table:table-cell>
          <table:table-cell office:value-type="float" office:value="140.2433" calcext:value-type="float">
            <text:p>140.2433</text:p>
          </table:table-cell>
          <table:table-cell office:value-type="string" calcext:value-type="string">
            <text:p>Aomori</text:p>
          </table:table-cell>
          <table:table-cell office:value-type="float" office:value="-26.75" calcext:value-type="float">
            <text:p>-26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kawazoe(2)</text:p>
          </table:table-cell>
          <table:table-cell office:value-type="float" office:value="40.52444" calcext:value-type="float">
            <text:p>40.52444</text:p>
          </table:table-cell>
          <table:table-cell office:value-type="float" office:value="140.2219" calcext:value-type="float">
            <text:p>140.2219</text:p>
          </table:table-cell>
          <table:table-cell office:value-type="string" calcext:value-type="string">
            <text:p>Aomori</text:p>
          </table:table-cell>
          <table:table-cell office:value-type="float" office:value="-26.72" calcext:value-type="float">
            <text:p>-26.7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Ookawazoe(2)</text:p>
          </table:table-cell>
          <table:table-cell office:value-type="float" office:value="40.52444" calcext:value-type="float">
            <text:p>40.52444</text:p>
          </table:table-cell>
          <table:table-cell office:value-type="float" office:value="140.2219" calcext:value-type="float">
            <text:p>140.2219</text:p>
          </table:table-cell>
          <table:table-cell office:value-type="string" calcext:value-type="string">
            <text:p>Aomori</text:p>
          </table:table-cell>
          <table:table-cell office:value-type="float" office:value="-26.57" calcext:value-type="float">
            <text:p>-26.5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7.79" calcext:value-type="float">
            <text:p>-27.7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rinba 1</text:p>
          </table:table-cell>
          <table:table-cell office:value-type="float" office:value="42.885806" calcext:value-type="float">
            <text:p>42.885806</text:p>
          </table:table-cell>
          <table:table-cell office:value-type="float" office:value="141.588806" calcext:value-type="float">
            <text:p>141.588806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8.5" calcext:value-type="float">
            <text:p>-2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9.8" calcext:value-type="float">
            <text:p>-29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9.5" calcext:value-type="float">
            <text:p>-2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Ishikarikouyouyama 49</text:p>
          </table:table-cell>
          <table:table-cell office:value-type="float" office:value="43.148499" calcext:value-type="float">
            <text:p>43.148499</text:p>
          </table:table-cell>
          <table:table-cell office:value-type="float" office:value="141.314124" calcext:value-type="float">
            <text:p>141.314124</text:p>
          </table:table-cell>
          <table:table-cell office:value-type="string" calcext:value-type="string">
            <text:p>Hokkaid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onehara 4</text:p>
          </table:table-cell>
          <table:table-cell office:value-type="float" office:value="42.564485" calcext:value-type="float">
            <text:p>42.564485</text:p>
          </table:table-cell>
          <table:table-cell office:value-type="float" office:value="141.980581" calcext:value-type="float">
            <text:p>141.980581</text:p>
          </table:table-cell>
          <table:table-cell office:value-type="string" calcext:value-type="string">
            <text:p>Hokkaido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yato 4</text:p>
          </table:table-cell>
          <table:table-cell office:value-type="float" office:value="42.565685" calcext:value-type="float">
            <text:p>42.565685</text:p>
          </table:table-cell>
          <table:table-cell office:value-type="float" office:value="141.978623" calcext:value-type="float">
            <text:p>141.978623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onioigawaugan</text:p>
          </table:table-cell>
          <table:table-cell office:value-type="float" office:value="43.310493" calcext:value-type="float">
            <text:p>43.310493</text:p>
          </table:table-cell>
          <table:table-cell office:value-type="float" office:value="145.541785" calcext:value-type="float">
            <text:p>145.541785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Honioigawaugan</text:p>
          </table:table-cell>
          <table:table-cell office:value-type="float" office:value="43.310493" calcext:value-type="float">
            <text:p>43.310493</text:p>
          </table:table-cell>
          <table:table-cell office:value-type="float" office:value="145.541785" calcext:value-type="float">
            <text:p>145.541785</text:p>
          </table:table-cell>
          <table:table-cell office:value-type="string" calcext:value-type="string">
            <text:p>Hokkaido</text:p>
          </table:table-cell>
          <table:table-cell office:value-type="float" office:value="-27.44" calcext:value-type="float">
            <text:p>-27.44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Honioigawaugan</text:p>
          </table:table-cell>
          <table:table-cell office:value-type="float" office:value="43.310493" calcext:value-type="float">
            <text:p>43.310493</text:p>
          </table:table-cell>
          <table:table-cell office:value-type="float" office:value="145.541785" calcext:value-type="float">
            <text:p>145.541785</text:p>
          </table:table-cell>
          <table:table-cell office:value-type="string" calcext:value-type="string">
            <text:p>Hokkaido</text:p>
          </table:table-cell>
          <table:table-cell office:value-type="float" office:value="-26.83" calcext:value-type="float">
            <text:p>-26.8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Honioigawaugan</text:p>
          </table:table-cell>
          <table:table-cell office:value-type="float" office:value="43.310493" calcext:value-type="float">
            <text:p>43.310493</text:p>
          </table:table-cell>
          <table:table-cell office:value-type="float" office:value="145.541785" calcext:value-type="float">
            <text:p>145.541785</text:p>
          </table:table-cell>
          <table:table-cell office:value-type="string" calcext:value-type="string">
            <text:p>Hokkaido</text:p>
          </table:table-cell>
          <table:table-cell office:value-type="float" office:value="-27.01" calcext:value-type="float">
            <text:p>-27.0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9.5" calcext:value-type="float">
            <text:p>-29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43" calcext:value-type="float">
            <text:p>-26.4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Riyamunai3</text:p>
          </table:table-cell>
          <table:table-cell office:value-type="float" office:value="42.99946" calcext:value-type="float">
            <text:p>42.99946</text:p>
          </table:table-cell>
          <table:table-cell office:value-type="float" office:value="140.540623" calcext:value-type="float">
            <text:p>140.540623</text:p>
          </table:table-cell>
          <table:table-cell office:value-type="string" calcext:value-type="string">
            <text:p>Hokkaido</text:p>
          </table:table-cell>
          <table:table-cell office:value-type="float" office:value="-26.91" calcext:value-type="float">
            <text:p>-26.9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machi2</text:p>
          </table:table-cell>
          <table:table-cell office:value-type="float" office:value="42.769097" calcext:value-type="float">
            <text:p>42.769097</text:p>
          </table:table-cell>
          <table:table-cell office:value-type="float" office:value="141.819696" calcext:value-type="float">
            <text:p>141.819696</text:p>
          </table:table-cell>
          <table:table-cell office:value-type="string" calcext:value-type="string">
            <text:p>Hokkaido</text:p>
          </table:table-cell>
          <table:table-cell office:value-type="float" office:value="-26.24" calcext:value-type="float">
            <text:p>-26.24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Oomachi2</text:p>
          </table:table-cell>
          <table:table-cell office:value-type="float" office:value="42.769097" calcext:value-type="float">
            <text:p>42.769097</text:p>
          </table:table-cell>
          <table:table-cell office:value-type="float" office:value="141.819696" calcext:value-type="float">
            <text:p>141.819696</text:p>
          </table:table-cell>
          <table:table-cell office:value-type="string" calcext:value-type="string">
            <text:p>Hokkaido</text:p>
          </table:table-cell>
          <table:table-cell office:value-type="float" office:value="-27.53" calcext:value-type="float">
            <text:p>-27.5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Kiusu4</text:p>
          </table:table-cell>
          <table:table-cell office:value-type="float" office:value="42.88194" calcext:value-type="float">
            <text:p>42.88194</text:p>
          </table:table-cell>
          <table:table-cell office:value-type="float" office:value="141.71123" calcext:value-type="float">
            <text:p>141.71123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Kojohama2</text:p>
          </table:table-cell>
          <table:table-cell office:value-type="float" office:value="42.45819" calcext:value-type="float">
            <text:p>42.45819</text:p>
          </table:table-cell>
          <table:table-cell office:value-type="float" office:value="141.19457" calcext:value-type="float">
            <text:p>141.19457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ojohama2</text:p>
          </table:table-cell>
          <table:table-cell office:value-type="float" office:value="42.45819" calcext:value-type="float">
            <text:p>42.45819</text:p>
          </table:table-cell>
          <table:table-cell office:value-type="float" office:value="141.19457" calcext:value-type="float">
            <text:p>141.19457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Kojohama2</text:p>
          </table:table-cell>
          <table:table-cell office:value-type="float" office:value="42.45819" calcext:value-type="float">
            <text:p>42.45819</text:p>
          </table:table-cell>
          <table:table-cell office:value-type="float" office:value="141.19457" calcext:value-type="float">
            <text:p>141.19457</text:p>
          </table:table-cell>
          <table:table-cell office:value-type="string" calcext:value-type="string">
            <text:p>Hokkaido</text:p>
          </table:table-cell>
          <table:table-cell office:value-type="float" office:value="-29.9" calcext:value-type="float">
            <text:p>-29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koshi2</text:p>
          </table:table-cell>
          <table:table-cell office:value-type="float" office:value="42.22426" calcext:value-type="float">
            <text:p>42.22426</text:p>
          </table:table-cell>
          <table:table-cell office:value-type="float" office:value="140.33724" calcext:value-type="float">
            <text:p>140.33724</text:p>
          </table:table-cell>
          <table:table-cell office:value-type="string" calcext:value-type="string">
            <text:p>Hokkaido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koshi2</text:p>
          </table:table-cell>
          <table:table-cell office:value-type="float" office:value="42.22426" calcext:value-type="float">
            <text:p>42.22426</text:p>
          </table:table-cell>
          <table:table-cell office:value-type="float" office:value="140.33724" calcext:value-type="float">
            <text:p>140.33724</text:p>
          </table:table-cell>
          <table:table-cell office:value-type="string" calcext:value-type="string">
            <text:p>Hokkaido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koshi2</text:p>
          </table:table-cell>
          <table:table-cell office:value-type="float" office:value="42.22426" calcext:value-type="float">
            <text:p>42.22426</text:p>
          </table:table-cell>
          <table:table-cell office:value-type="float" office:value="140.33724" calcext:value-type="float">
            <text:p>140.33724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koshi2</text:p>
          </table:table-cell>
          <table:table-cell office:value-type="float" office:value="42.22426" calcext:value-type="float">
            <text:p>42.22426</text:p>
          </table:table-cell>
          <table:table-cell office:value-type="float" office:value="140.33724" calcext:value-type="float">
            <text:p>140.33724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ukanboshi E2</text:p>
          </table:table-cell>
          <table:table-cell office:value-type="float" office:value="42.87234" calcext:value-type="float">
            <text:p>42.87234</text:p>
          </table:table-cell>
          <table:table-cell office:value-type="float" office:value="141.59402" calcext:value-type="float">
            <text:p>141.59402</text:p>
          </table:table-cell>
          <table:table-cell office:value-type="string" calcext:value-type="string">
            <text:p>Hokkaido</text:p>
          </table:table-cell>
          <table:table-cell office:value-type="float" office:value="-26.34" calcext:value-type="float">
            <text:p>-26.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ukanboshi E2</text:p>
          </table:table-cell>
          <table:table-cell office:value-type="float" office:value="42.87234" calcext:value-type="float">
            <text:p>42.87234</text:p>
          </table:table-cell>
          <table:table-cell office:value-type="float" office:value="141.59402" calcext:value-type="float">
            <text:p>141.59402</text:p>
          </table:table-cell>
          <table:table-cell office:value-type="string" calcext:value-type="string">
            <text:p>Hokkaido</text:p>
          </table:table-cell>
          <table:table-cell office:value-type="float" office:value="-26.35" calcext:value-type="float">
            <text:p>-26.3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ukanboshi E11</text:p>
          </table:table-cell>
          <table:table-cell office:value-type="float" office:value="42.87308" calcext:value-type="float">
            <text:p>42.87308</text:p>
          </table:table-cell>
          <table:table-cell office:value-type="float" office:value="141.59702" calcext:value-type="float">
            <text:p>141.59702</text:p>
          </table:table-cell>
          <table:table-cell office:value-type="string" calcext:value-type="string">
            <text:p>Hokkaido</text:p>
          </table:table-cell>
          <table:table-cell office:value-type="float" office:value="-27.87" calcext:value-type="float">
            <text:p>-27.87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ishishimamatsu5</text:p>
          </table:table-cell>
          <table:table-cell office:value-type="float" office:value="42.9078" calcext:value-type="float">
            <text:p>42.9078</text:p>
          </table:table-cell>
          <table:table-cell office:value-type="float" office:value="141.56772" calcext:value-type="float">
            <text:p>141.56772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Nishishimamatsu5</text:p>
          </table:table-cell>
          <table:table-cell office:value-type="float" office:value="42.9078" calcext:value-type="float">
            <text:p>42.9078</text:p>
          </table:table-cell>
          <table:table-cell office:value-type="float" office:value="141.56772" calcext:value-type="float">
            <text:p>141.56772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ishishimamatsu5</text:p>
          </table:table-cell>
          <table:table-cell office:value-type="float" office:value="42.9078" calcext:value-type="float">
            <text:p>42.9078</text:p>
          </table:table-cell>
          <table:table-cell office:value-type="float" office:value="141.56772" calcext:value-type="float">
            <text:p>141.56772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ishishimamatsu5</text:p>
          </table:table-cell>
          <table:table-cell office:value-type="float" office:value="42.9078" calcext:value-type="float">
            <text:p>42.9078</text:p>
          </table:table-cell>
          <table:table-cell office:value-type="float" office:value="141.56772" calcext:value-type="float">
            <text:p>141.56772</text:p>
          </table:table-cell>
          <table:table-cell office:value-type="string" calcext:value-type="string">
            <text:p>Hokkaido</text:p>
          </table:table-cell>
          <table:table-cell office:value-type="float" office:value="-29.1" calcext:value-type="float">
            <text:p>-2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Honioi3tateanagun</text:p>
          </table:table-cell>
          <table:table-cell office:value-type="float" office:value="43.30622" calcext:value-type="float">
            <text:p>43.30622</text:p>
          </table:table-cell>
          <table:table-cell office:value-type="float" office:value="145.53906" calcext:value-type="float">
            <text:p>145.53906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onioi3tateanagun</text:p>
          </table:table-cell>
          <table:table-cell office:value-type="float" office:value="43.30622" calcext:value-type="float">
            <text:p>43.30622</text:p>
          </table:table-cell>
          <table:table-cell office:value-type="float" office:value="145.53906" calcext:value-type="float">
            <text:p>145.53906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onioi3tateanagun</text:p>
          </table:table-cell>
          <table:table-cell office:value-type="float" office:value="43.30622" calcext:value-type="float">
            <text:p>43.30622</text:p>
          </table:table-cell>
          <table:table-cell office:value-type="float" office:value="145.53906" calcext:value-type="float">
            <text:p>145.53906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onioi3tateanagun</text:p>
          </table:table-cell>
          <table:table-cell office:value-type="float" office:value="43.30622" calcext:value-type="float">
            <text:p>43.30622</text:p>
          </table:table-cell>
          <table:table-cell office:value-type="float" office:value="145.53906" calcext:value-type="float">
            <text:p>145.53906</text:p>
          </table:table-cell>
          <table:table-cell office:value-type="string" calcext:value-type="string">
            <text:p>Hokkaid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Chipunii 2</text:p>
          </table:table-cell>
          <table:table-cell office:value-type="float" office:value="42.86847" calcext:value-type="float">
            <text:p>42.86847</text:p>
          </table:table-cell>
          <table:table-cell office:value-type="float" office:value="141.7153" calcext:value-type="float">
            <text:p>141.7153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C424</text:p>
          </table:table-cell>
          <table:table-cell office:value-type="float" office:value="43.07417" calcext:value-type="float">
            <text:p>43.07417</text:p>
          </table:table-cell>
          <table:table-cell office:value-type="float" office:value="141.32118" calcext:value-type="float">
            <text:p>141.32118</text:p>
          </table:table-cell>
          <table:table-cell office:value-type="string" calcext:value-type="string">
            <text:p>Hokkaido</text:p>
          </table:table-cell>
          <table:table-cell office:value-type="float" office:value="-26.85" calcext:value-type="float">
            <text:p>-26.8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C424</text:p>
          </table:table-cell>
          <table:table-cell office:value-type="float" office:value="43.07417" calcext:value-type="float">
            <text:p>43.07417</text:p>
          </table:table-cell>
          <table:table-cell office:value-type="float" office:value="141.32118" calcext:value-type="float">
            <text:p>141.32118</text:p>
          </table:table-cell>
          <table:table-cell office:value-type="string" calcext:value-type="string">
            <text:p>Hokkaido</text:p>
          </table:table-cell>
          <table:table-cell office:value-type="float" office:value="-31.26" calcext:value-type="float">
            <text:p>-31.26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C424</text:p>
          </table:table-cell>
          <table:table-cell office:value-type="float" office:value="43.07417" calcext:value-type="float">
            <text:p>43.07417</text:p>
          </table:table-cell>
          <table:table-cell office:value-type="float" office:value="141.32118" calcext:value-type="float">
            <text:p>141.32118</text:p>
          </table:table-cell>
          <table:table-cell office:value-type="string" calcext:value-type="string">
            <text:p>Hokkaido</text:p>
          </table:table-cell>
          <table:table-cell office:value-type="float" office:value="-26.27" calcext:value-type="float">
            <text:p>-26.2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ratakidai30chiten</text:p>
          </table:table-cell>
          <table:table-cell office:value-type="float" office:value="43.87433" calcext:value-type="float">
            <text:p>43.87433</text:p>
          </table:table-cell>
          <table:table-cell office:value-type="float" office:value="143.16965" calcext:value-type="float">
            <text:p>143.16965</text:p>
          </table:table-cell>
          <table:table-cell office:value-type="string" calcext:value-type="string">
            <text:p>Hokkaido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ratakidai30chiten</text:p>
          </table:table-cell>
          <table:table-cell office:value-type="float" office:value="43.87433" calcext:value-type="float">
            <text:p>43.87433</text:p>
          </table:table-cell>
          <table:table-cell office:value-type="float" office:value="143.16965" calcext:value-type="float">
            <text:p>143.16965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7.11" calcext:value-type="float">
            <text:p>-27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.1" calcext:value-type="float">
            <text:p>-29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.6" calcext:value-type="float">
            <text:p>-2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30.1" calcext:value-type="float">
            <text:p>-30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.3" calcext:value-type="float">
            <text:p>-2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9.9" calcext:value-type="float">
            <text:p>-29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Karinba 3</text:p>
          </table:table-cell>
          <table:table-cell office:value-type="float" office:value="42.88923" calcext:value-type="float">
            <text:p>42.88923</text:p>
          </table:table-cell>
          <table:table-cell office:value-type="float" office:value="141.59389" calcext:value-type="float">
            <text:p>141.59389</text:p>
          </table:table-cell>
          <table:table-cell office:value-type="string" calcext:value-type="string">
            <text:p>Hokkaido</text:p>
          </table:table-cell>
          <table:table-cell office:value-type="float" office:value="-26.84" calcext:value-type="float">
            <text:p>-26.8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Otoshibe1</text:p>
          </table:table-cell>
          <table:table-cell office:value-type="float" office:value="42.18428" calcext:value-type="float">
            <text:p>42.18428</text:p>
          </table:table-cell>
          <table:table-cell office:value-type="float" office:value="140.42395" calcext:value-type="float">
            <text:p>140.42395</text:p>
          </table:table-cell>
          <table:table-cell office:value-type="string" calcext:value-type="string">
            <text:p>Hokkaid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Otoshibe1</text:p>
          </table:table-cell>
          <table:table-cell office:value-type="float" office:value="42.18428" calcext:value-type="float">
            <text:p>42.18428</text:p>
          </table:table-cell>
          <table:table-cell office:value-type="float" office:value="140.42395" calcext:value-type="float">
            <text:p>140.42395</text:p>
          </table:table-cell>
          <table:table-cell office:value-type="string" calcext:value-type="string">
            <text:p>Hokkaido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7.1" calcext:value-type="float">
            <text:p>-2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1</text:p>
          </table:table-cell>
          <table:table-cell office:value-type="float" office:value="42.22056" calcext:value-type="float">
            <text:p>42.22056</text:p>
          </table:table-cell>
          <table:table-cell office:value-type="float" office:value="140.34569" calcext:value-type="float">
            <text:p>140.34569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onioi2tateanagun</text:p>
          </table:table-cell>
          <table:table-cell office:value-type="float" office:value="43.31462" calcext:value-type="float">
            <text:p>43.31462</text:p>
          </table:table-cell>
          <table:table-cell office:value-type="float" office:value="145.55463" calcext:value-type="float">
            <text:p>145.55463</text:p>
          </table:table-cell>
          <table:table-cell office:value-type="string" calcext:value-type="string">
            <text:p>Hokkaido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onioi2tateanagun</text:p>
          </table:table-cell>
          <table:table-cell office:value-type="float" office:value="43.31462" calcext:value-type="float">
            <text:p>43.31462</text:p>
          </table:table-cell>
          <table:table-cell office:value-type="float" office:value="145.55463" calcext:value-type="float">
            <text:p>145.55463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onioi2tateanagun</text:p>
          </table:table-cell>
          <table:table-cell office:value-type="float" office:value="43.31462" calcext:value-type="float">
            <text:p>43.31462</text:p>
          </table:table-cell>
          <table:table-cell office:value-type="float" office:value="145.55463" calcext:value-type="float">
            <text:p>145.55463</text:p>
          </table:table-cell>
          <table:table-cell office:value-type="string" calcext:value-type="string">
            <text:p>Hokkaid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onioi2tateanagun</text:p>
          </table:table-cell>
          <table:table-cell office:value-type="float" office:value="43.31462" calcext:value-type="float">
            <text:p>43.31462</text:p>
          </table:table-cell>
          <table:table-cell office:value-type="float" office:value="145.55463" calcext:value-type="float">
            <text:p>145.55463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onioi2tateanagun</text:p>
          </table:table-cell>
          <table:table-cell office:value-type="float" office:value="43.31462" calcext:value-type="float">
            <text:p>43.31462</text:p>
          </table:table-cell>
          <table:table-cell office:value-type="float" office:value="145.55463" calcext:value-type="float">
            <text:p>145.55463</text:p>
          </table:table-cell>
          <table:table-cell office:value-type="string" calcext:value-type="string">
            <text:p>Hokkaido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ruika1</text:p>
          </table:table-cell>
          <table:table-cell office:value-type="float" office:value="42.85899" calcext:value-type="float">
            <text:p>42.85899</text:p>
          </table:table-cell>
          <table:table-cell office:value-type="float" office:value="141.70862" calcext:value-type="float">
            <text:p>141.70862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2</text:p>
          </table:table-cell>
          <table:table-cell office:value-type="float" office:value="42.15728" calcext:value-type="float">
            <text:p>42.15728</text:p>
          </table:table-cell>
          <table:table-cell office:value-type="float" office:value="140.46915" calcext:value-type="float">
            <text:p>140.46915</text:p>
          </table:table-cell>
          <table:table-cell office:value-type="string" calcext:value-type="string">
            <text:p>Hokkaid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2</text:p>
          </table:table-cell>
          <table:table-cell office:value-type="float" office:value="42.15728" calcext:value-type="float">
            <text:p>42.15728</text:p>
          </table:table-cell>
          <table:table-cell office:value-type="float" office:value="140.46915" calcext:value-type="float">
            <text:p>140.46915</text:p>
          </table:table-cell>
          <table:table-cell office:value-type="string" calcext:value-type="string">
            <text:p>Hokkaid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2</text:p>
          </table:table-cell>
          <table:table-cell office:value-type="float" office:value="42.15728" calcext:value-type="float">
            <text:p>42.15728</text:p>
          </table:table-cell>
          <table:table-cell office:value-type="float" office:value="140.46915" calcext:value-type="float">
            <text:p>140.46915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2</text:p>
          </table:table-cell>
          <table:table-cell office:value-type="float" office:value="42.15728" calcext:value-type="float">
            <text:p>42.15728</text:p>
          </table:table-cell>
          <table:table-cell office:value-type="float" office:value="140.46915" calcext:value-type="float">
            <text:p>140.46915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6" calcext:value-type="float">
            <text:p>-28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9.1" calcext:value-type="float">
            <text:p>-2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2" calcext:value-type="float">
            <text:p>-2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31" calcext:value-type="float">
            <text:p>-26.3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31.95" calcext:value-type="float">
            <text:p>-31.9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84" calcext:value-type="float">
            <text:p>-26.8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32.23" calcext:value-type="float">
            <text:p>-32.23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7.74" calcext:value-type="float">
            <text:p>-27.74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30.4" calcext:value-type="float">
            <text:p>-3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49" calcext:value-type="float">
            <text:p>-26.4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7.26" calcext:value-type="float">
            <text:p>-27.2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91" calcext:value-type="float">
            <text:p>-26.9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42" calcext:value-type="float">
            <text:p>-28.4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99" calcext:value-type="float">
            <text:p>-26.9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84" calcext:value-type="float">
            <text:p>-26.8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03" calcext:value-type="float">
            <text:p>-26.0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23" calcext:value-type="float">
            <text:p>-26.2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9.07" calcext:value-type="float">
            <text:p>-29.0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6.16" calcext:value-type="float">
            <text:p>-26.1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5" calcext:value-type="float">
            <text:p>-2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Tsuishikari2</text:p>
          </table:table-cell>
          <table:table-cell office:value-type="float" office:value="43.12939" calcext:value-type="float">
            <text:p>43.12939</text:p>
          </table:table-cell>
          <table:table-cell office:value-type="float" office:value="141.51707" calcext:value-type="float">
            <text:p>141.51707</text:p>
          </table:table-cell>
          <table:table-cell office:value-type="string" calcext:value-type="string">
            <text:p>Hokkaido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Namabuchi 2</text:p>
          </table:table-cell>
          <table:table-cell office:value-type="float" office:value="42.38584" calcext:value-type="float">
            <text:p>42.38584</text:p>
          </table:table-cell>
          <table:table-cell office:value-type="float" office:value="139.82859" calcext:value-type="float">
            <text:p>139.82859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amabuchi 2</text:p>
          </table:table-cell>
          <table:table-cell office:value-type="float" office:value="42.38584" calcext:value-type="float">
            <text:p>42.38584</text:p>
          </table:table-cell>
          <table:table-cell office:value-type="float" office:value="139.82859" calcext:value-type="float">
            <text:p>139.82859</text:p>
          </table:table-cell>
          <table:table-cell office:value-type="string" calcext:value-type="string">
            <text:p>Hokkaid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amabuchi 2</text:p>
          </table:table-cell>
          <table:table-cell office:value-type="float" office:value="42.38584" calcext:value-type="float">
            <text:p>42.38584</text:p>
          </table:table-cell>
          <table:table-cell office:value-type="float" office:value="139.82859" calcext:value-type="float">
            <text:p>139.82859</text:p>
          </table:table-cell>
          <table:table-cell office:value-type="string" calcext:value-type="string">
            <text:p>Hokkaid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Namabuchi 2</text:p>
          </table:table-cell>
          <table:table-cell office:value-type="float" office:value="42.38584" calcext:value-type="float">
            <text:p>42.38584</text:p>
          </table:table-cell>
          <table:table-cell office:value-type="float" office:value="139.82859" calcext:value-type="float">
            <text:p>139.82859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amabuchi 2</text:p>
          </table:table-cell>
          <table:table-cell office:value-type="float" office:value="42.38584" calcext:value-type="float">
            <text:p>42.38584</text:p>
          </table:table-cell>
          <table:table-cell office:value-type="float" office:value="139.82859" calcext:value-type="float">
            <text:p>139.82859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Kiusu 7</text:p>
          </table:table-cell>
          <table:table-cell office:value-type="float" office:value="42.87759" calcext:value-type="float">
            <text:p>42.87759</text:p>
          </table:table-cell>
          <table:table-cell office:value-type="float" office:value="141.72736" calcext:value-type="float">
            <text:p>141.72736</text:p>
          </table:table-cell>
          <table:table-cell office:value-type="string" calcext:value-type="string">
            <text:p>Hokkaido</text:p>
          </table:table-cell>
          <table:table-cell office:value-type="float" office:value="-27.4" calcext:value-type="float">
            <text:p>-2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 7</text:p>
          </table:table-cell>
          <table:table-cell office:value-type="float" office:value="42.87759" calcext:value-type="float">
            <text:p>42.87759</text:p>
          </table:table-cell>
          <table:table-cell office:value-type="float" office:value="141.72736" calcext:value-type="float">
            <text:p>141.72736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 7</text:p>
          </table:table-cell>
          <table:table-cell office:value-type="float" office:value="42.87759" calcext:value-type="float">
            <text:p>42.87759</text:p>
          </table:table-cell>
          <table:table-cell office:value-type="float" office:value="141.72736" calcext:value-type="float">
            <text:p>141.72736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 7</text:p>
          </table:table-cell>
          <table:table-cell office:value-type="float" office:value="42.87759" calcext:value-type="float">
            <text:p>42.87759</text:p>
          </table:table-cell>
          <table:table-cell office:value-type="float" office:value="141.72736" calcext:value-type="float">
            <text:p>141.72736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 5</text:p>
          </table:table-cell>
          <table:table-cell office:value-type="float" office:value="42.87984" calcext:value-type="float">
            <text:p>42.87984</text:p>
          </table:table-cell>
          <table:table-cell office:value-type="float" office:value="141.72077" calcext:value-type="float">
            <text:p>141.72077</text:p>
          </table:table-cell>
          <table:table-cell office:value-type="string" calcext:value-type="string">
            <text:p>Hokkaido</text:p>
          </table:table-cell>
          <table:table-cell office:value-type="float" office:value="-26.6" calcext:value-type="float">
            <text:p>-2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usu 5</text:p>
          </table:table-cell>
          <table:table-cell office:value-type="float" office:value="42.87984" calcext:value-type="float">
            <text:p>42.87984</text:p>
          </table:table-cell>
          <table:table-cell office:value-type="float" office:value="141.72077" calcext:value-type="float">
            <text:p>141.72077</text:p>
          </table:table-cell>
          <table:table-cell office:value-type="string" calcext:value-type="string">
            <text:p>Hokkaido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43.07862" calcext:value-type="float">
            <text:p>43.07862</text:p>
          </table:table-cell>
          <table:table-cell office:value-type="float" office:value="141.31143" calcext:value-type="float">
            <text:p>141.31143</text:p>
          </table:table-cell>
          <table:table-cell office:value-type="string" calcext:value-type="string">
            <text:p>Hokkaido</text:p>
          </table:table-cell>
          <table:table-cell office:value-type="float" office:value="-29.3" calcext:value-type="float">
            <text:p>-2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43.07862" calcext:value-type="float">
            <text:p>43.07862</text:p>
          </table:table-cell>
          <table:table-cell office:value-type="float" office:value="141.31143" calcext:value-type="float">
            <text:p>141.31143</text:p>
          </table:table-cell>
          <table:table-cell office:value-type="string" calcext:value-type="string">
            <text:p>Hokkaido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anaoka 2</text:p>
          </table:table-cell>
          <table:table-cell office:value-type="float" office:value="42.46229" calcext:value-type="float">
            <text:p>42.46229</text:p>
          </table:table-cell>
          <table:table-cell office:value-type="float" office:value="140.33066" calcext:value-type="float">
            <text:p>140.33066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anaoka 2</text:p>
          </table:table-cell>
          <table:table-cell office:value-type="float" office:value="42.46229" calcext:value-type="float">
            <text:p>42.46229</text:p>
          </table:table-cell>
          <table:table-cell office:value-type="float" office:value="140.33066" calcext:value-type="float">
            <text:p>140.33066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mishirataki 7</text:p>
          </table:table-cell>
          <table:table-cell office:value-type="float" office:value="43.8707" calcext:value-type="float">
            <text:p>43.8707</text:p>
          </table:table-cell>
          <table:table-cell office:value-type="float" office:value="143.15095" calcext:value-type="float">
            <text:p>143.15095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mishirataki 7</text:p>
          </table:table-cell>
          <table:table-cell office:value-type="float" office:value="43.8707" calcext:value-type="float">
            <text:p>43.8707</text:p>
          </table:table-cell>
          <table:table-cell office:value-type="float" office:value="143.15095" calcext:value-type="float">
            <text:p>143.15095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igashimachi</text:p>
          </table:table-cell>
          <table:table-cell office:value-type="float" office:value="44.02909" calcext:value-type="float">
            <text:p>44.02909</text:p>
          </table:table-cell>
          <table:table-cell office:value-type="float" office:value="142.41811" calcext:value-type="float">
            <text:p>142.41811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masaki 4</text:p>
          </table:table-cell>
          <table:table-cell office:value-type="float" office:value="42.33129" calcext:value-type="float">
            <text:p>42.33129</text:p>
          </table:table-cell>
          <table:table-cell office:value-type="float" office:value="140.27437" calcext:value-type="float">
            <text:p>140.27437</text:p>
          </table:table-cell>
          <table:table-cell office:value-type="string" calcext:value-type="string">
            <text:p>Hokkaido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4</text:p>
          </table:table-cell>
          <table:table-cell office:value-type="float" office:value="42.33129" calcext:value-type="float">
            <text:p>42.33129</text:p>
          </table:table-cell>
          <table:table-cell office:value-type="float" office:value="140.27437" calcext:value-type="float">
            <text:p>140.27437</text:p>
          </table:table-cell>
          <table:table-cell office:value-type="string" calcext:value-type="string">
            <text:p>Hokkaido</text:p>
          </table:table-cell>
          <table:table-cell office:value-type="float" office:value="-29.6" calcext:value-type="float">
            <text:p>-2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4</text:p>
          </table:table-cell>
          <table:table-cell office:value-type="float" office:value="42.33129" calcext:value-type="float">
            <text:p>42.33129</text:p>
          </table:table-cell>
          <table:table-cell office:value-type="float" office:value="140.27437" calcext:value-type="float">
            <text:p>140.27437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4</text:p>
          </table:table-cell>
          <table:table-cell office:value-type="float" office:value="42.33129" calcext:value-type="float">
            <text:p>42.33129</text:p>
          </table:table-cell>
          <table:table-cell office:value-type="float" office:value="140.27437" calcext:value-type="float">
            <text:p>140.27437</text:p>
          </table:table-cell>
          <table:table-cell office:value-type="string" calcext:value-type="string">
            <text:p>Hokkaido</text:p>
          </table:table-cell>
          <table:table-cell office:value-type="float" office:value="-27.9" calcext:value-type="float">
            <text:p>-2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4</text:p>
          </table:table-cell>
          <table:table-cell office:value-type="float" office:value="42.33129" calcext:value-type="float">
            <text:p>42.33129</text:p>
          </table:table-cell>
          <table:table-cell office:value-type="float" office:value="140.27437" calcext:value-type="float">
            <text:p>140.27437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7.7" calcext:value-type="float">
            <text:p>-2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masaki 5</text:p>
          </table:table-cell>
          <table:table-cell office:value-type="float" office:value="42.33515" calcext:value-type="float">
            <text:p>42.33515</text:p>
          </table:table-cell>
          <table:table-cell office:value-type="float" office:value="140.27645" calcext:value-type="float">
            <text:p>140.27645</text:p>
          </table:table-cell>
          <table:table-cell office:value-type="string" calcext:value-type="string">
            <text:p>Hokkaido</text:p>
          </table:table-cell>
          <table:table-cell office:value-type="float" office:value="-26.9" calcext:value-type="float">
            <text:p>-2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 2</text:p>
          </table:table-cell>
          <table:table-cell office:value-type="float" office:value="42.22059" calcext:value-type="float">
            <text:p>42.2205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 2</text:p>
          </table:table-cell>
          <table:table-cell office:value-type="float" office:value="42.22059" calcext:value-type="float">
            <text:p>42.2205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 2</text:p>
          </table:table-cell>
          <table:table-cell office:value-type="float" office:value="42.22059" calcext:value-type="float">
            <text:p>42.2205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 2</text:p>
          </table:table-cell>
          <table:table-cell office:value-type="float" office:value="42.22059" calcext:value-type="float">
            <text:p>42.22059</text:p>
          </table:table-cell>
          <table:table-cell office:value-type="float" office:value="140.351" calcext:value-type="float">
            <text:p>140.351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 4</text:p>
          </table:table-cell>
          <table:table-cell office:value-type="float" office:value="42.22149" calcext:value-type="float">
            <text:p>42.22149</text:p>
          </table:table-cell>
          <table:table-cell office:value-type="float" office:value="140.35661" calcext:value-type="float">
            <text:p>140.35661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 4</text:p>
          </table:table-cell>
          <table:table-cell office:value-type="float" office:value="42.22149" calcext:value-type="float">
            <text:p>42.22149</text:p>
          </table:table-cell>
          <table:table-cell office:value-type="float" office:value="140.35661" calcext:value-type="float">
            <text:p>140.35661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Nodaoi 4</text:p>
          </table:table-cell>
          <table:table-cell office:value-type="float" office:value="42.22149" calcext:value-type="float">
            <text:p>42.22149</text:p>
          </table:table-cell>
          <table:table-cell office:value-type="float" office:value="140.35661" calcext:value-type="float">
            <text:p>140.35661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</text:p>
          </table:table-cell>
          <table:table-cell office:value-type="float" office:value="41.76556" calcext:value-type="float">
            <text:p>41.76556</text:p>
          </table:table-cell>
          <table:table-cell office:value-type="float" office:value="140.84495" calcext:value-type="float">
            <text:p>140.84495</text:p>
          </table:table-cell>
          <table:table-cell office:value-type="string" calcext:value-type="string">
            <text:p>Hokkaido</text:p>
          </table:table-cell>
          <table:table-cell office:value-type="float" office:value="-28.6" calcext:value-type="float">
            <text:p>-28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</text:p>
          </table:table-cell>
          <table:table-cell office:value-type="float" office:value="41.76556" calcext:value-type="float">
            <text:p>41.76556</text:p>
          </table:table-cell>
          <table:table-cell office:value-type="float" office:value="140.84495" calcext:value-type="float">
            <text:p>140.84495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</text:p>
          </table:table-cell>
          <table:table-cell office:value-type="float" office:value="41.76556" calcext:value-type="float">
            <text:p>41.76556</text:p>
          </table:table-cell>
          <table:table-cell office:value-type="float" office:value="140.84495" calcext:value-type="float">
            <text:p>140.84495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Usakumai N</text:p>
          </table:table-cell>
          <table:table-cell office:value-type="float" office:value="42.81459" calcext:value-type="float">
            <text:p>42.81459</text:p>
          </table:table-cell>
          <table:table-cell office:value-type="float" office:value="141.59364" calcext:value-type="float">
            <text:p>141.59364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omino 3</text:p>
          </table:table-cell>
          <table:table-cell office:value-type="float" office:value="42.51803" calcext:value-type="float">
            <text:p>42.51803</text:p>
          </table:table-cell>
          <table:table-cell office:value-type="float" office:value="140.36179" calcext:value-type="float">
            <text:p>140.36179</text:p>
          </table:table-cell>
          <table:table-cell office:value-type="string" calcext:value-type="string">
            <text:p>Hokkaido</text:p>
          </table:table-cell>
          <table:table-cell office:value-type="float" office:value="-27.3" calcext:value-type="float">
            <text:p>-2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omino 3</text:p>
          </table:table-cell>
          <table:table-cell office:value-type="float" office:value="42.51803" calcext:value-type="float">
            <text:p>42.51803</text:p>
          </table:table-cell>
          <table:table-cell office:value-type="float" office:value="140.36179" calcext:value-type="float">
            <text:p>140.36179</text:p>
          </table:table-cell>
          <table:table-cell office:value-type="string" calcext:value-type="string">
            <text:p>Hokkaido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omino 3</text:p>
          </table:table-cell>
          <table:table-cell office:value-type="float" office:value="42.51803" calcext:value-type="float">
            <text:p>42.51803</text:p>
          </table:table-cell>
          <table:table-cell office:value-type="float" office:value="140.36179" calcext:value-type="float">
            <text:p>140.36179</text:p>
          </table:table-cell>
          <table:table-cell office:value-type="string" calcext:value-type="string">
            <text:p>Hokkaido</text:p>
          </table:table-cell>
          <table:table-cell office:value-type="float" office:value="-28.1" calcext:value-type="float">
            <text:p>-2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omino 3</text:p>
          </table:table-cell>
          <table:table-cell office:value-type="float" office:value="42.51803" calcext:value-type="float">
            <text:p>42.51803</text:p>
          </table:table-cell>
          <table:table-cell office:value-type="float" office:value="140.36179" calcext:value-type="float">
            <text:p>140.36179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omino 3</text:p>
          </table:table-cell>
          <table:table-cell office:value-type="float" office:value="42.51803" calcext:value-type="float">
            <text:p>42.51803</text:p>
          </table:table-cell>
          <table:table-cell office:value-type="float" office:value="140.36179" calcext:value-type="float">
            <text:p>140.36179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namigaoka 4</text:p>
          </table:table-cell>
          <table:table-cell office:value-type="float" office:value="43.78083" calcext:value-type="float">
            <text:p>43.78083</text:p>
          </table:table-cell>
          <table:table-cell office:value-type="float" office:value="143.90863" calcext:value-type="float">
            <text:p>143.90863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9.23" calcext:value-type="float">
            <text:p>-29.2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71" calcext:value-type="float">
            <text:p>-26.7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7.58" calcext:value-type="float">
            <text:p>-27.5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7.24" calcext:value-type="float">
            <text:p>-27.2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9.16" calcext:value-type="float">
            <text:p>-29.1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30.27" calcext:value-type="float">
            <text:p>-30.27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1" calcext:value-type="float">
            <text:p>-26.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64" calcext:value-type="float">
            <text:p>-26.6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35" calcext:value-type="float">
            <text:p>-26.3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8.72" calcext:value-type="float">
            <text:p>-28.7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07" calcext:value-type="float">
            <text:p>-26.07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35" calcext:value-type="float">
            <text:p>-26.3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8.63" calcext:value-type="float">
            <text:p>-28.63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9.56" calcext:value-type="float">
            <text:p>-29.56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7.29" calcext:value-type="float">
            <text:p>-27.2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82" calcext:value-type="float">
            <text:p>-26.82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8.12" calcext:value-type="float">
            <text:p>-28.1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2</text:p>
          </table:table-cell>
          <table:table-cell office:value-type="float" office:value="41.79336" calcext:value-type="float">
            <text:p>41.79336</text:p>
          </table:table-cell>
          <table:table-cell office:value-type="float" office:value="140.61733" calcext:value-type="float">
            <text:p>140.61733</text:p>
          </table:table-cell>
          <table:table-cell office:value-type="string" calcext:value-type="string">
            <text:p>Hokkaido</text:p>
          </table:table-cell>
          <table:table-cell office:value-type="float" office:value="-26.36" calcext:value-type="float">
            <text:p>-26.36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36" calcext:value-type="float">
            <text:p>-28.36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6.98" calcext:value-type="float">
            <text:p>-26.9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89" calcext:value-type="float">
            <text:p>-28.8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32.17" calcext:value-type="float">
            <text:p>-32.17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66" calcext:value-type="float">
            <text:p>-28.66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4" calcext:value-type="float">
            <text:p>-28.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7.44" calcext:value-type="float">
            <text:p>-27.4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7.57" calcext:value-type="float">
            <text:p>-27.57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6.23" calcext:value-type="float">
            <text:p>-26.23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9.57" calcext:value-type="float">
            <text:p>-29.5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7.68" calcext:value-type="float">
            <text:p>-27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34.1" calcext:value-type="float">
            <text:p>-34.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01" calcext:value-type="float">
            <text:p>-28.0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6.44" calcext:value-type="float">
            <text:p>-26.4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8.04" calcext:value-type="float">
            <text:p>-28.0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Umekawa 4</text:p>
          </table:table-cell>
          <table:table-cell office:value-type="float" office:value="42.82908" calcext:value-type="float">
            <text:p>42.82908</text:p>
          </table:table-cell>
          <table:table-cell office:value-type="float" office:value="141.69113" calcext:value-type="float">
            <text:p>141.69113</text:p>
          </table:table-cell>
          <table:table-cell office:value-type="string" calcext:value-type="string">
            <text:p>Hokkaido</text:p>
          </table:table-cell>
          <table:table-cell office:value-type="float" office:value="-26.54" calcext:value-type="float">
            <text:p>-26.54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enomai 2</text:p>
          </table:table-cell>
          <table:table-cell office:value-type="float" office:value="42.4625" calcext:value-type="float">
            <text:p>42.4625</text:p>
          </table:table-cell>
          <table:table-cell office:value-type="float" office:value="142.17341" calcext:value-type="float">
            <text:p>142.17341</text:p>
          </table:table-cell>
          <table:table-cell office:value-type="string" calcext:value-type="string">
            <text:p>Hokkaido</text:p>
          </table:table-cell>
          <table:table-cell office:value-type="float" office:value="-26.64" calcext:value-type="float">
            <text:p>-26.64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Seed/Nut</text:p>
          </table:table-cell>
        </table:table-row>
        <table:table-row table:style-name="ro1">
          <table:table-cell office:value-type="string" calcext:value-type="string">
            <text:p>Shimamatsu B Chashi Shimamatsusawa 8</text:p>
          </table:table-cell>
          <table:table-cell office:value-type="float" office:value="42.92141" calcext:value-type="float">
            <text:p>42.92141</text:p>
          </table:table-cell>
          <table:table-cell office:value-type="float" office:value="141.53848" calcext:value-type="float">
            <text:p>141.53848</text:p>
          </table:table-cell>
          <table:table-cell office:value-type="string" calcext:value-type="string">
            <text:p>Hokkaido</text:p>
          </table:table-cell>
          <table:table-cell office:value-type="float" office:value="-27.57" calcext:value-type="float">
            <text:p>-27.5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amatsu B Chashi Shimamatsusawa 8</text:p>
          </table:table-cell>
          <table:table-cell office:value-type="float" office:value="42.92141" calcext:value-type="float">
            <text:p>42.92141</text:p>
          </table:table-cell>
          <table:table-cell office:value-type="float" office:value="141.53848" calcext:value-type="float">
            <text:p>141.53848</text:p>
          </table:table-cell>
          <table:table-cell office:value-type="string" calcext:value-type="string">
            <text:p>Hokkaido</text:p>
          </table:table-cell>
          <table:table-cell office:value-type="float" office:value="-26.25" calcext:value-type="float">
            <text:p>-26.2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amatsu B Chashi Shimamatsusawa 8</text:p>
          </table:table-cell>
          <table:table-cell office:value-type="float" office:value="42.92141" calcext:value-type="float">
            <text:p>42.92141</text:p>
          </table:table-cell>
          <table:table-cell office:value-type="float" office:value="141.53848" calcext:value-type="float">
            <text:p>141.53848</text:p>
          </table:table-cell>
          <table:table-cell office:value-type="string" calcext:value-type="string">
            <text:p>Hokkaido</text:p>
          </table:table-cell>
          <table:table-cell office:value-type="float" office:value="-30.28" calcext:value-type="float">
            <text:p>-30.2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amatsu B Chashi Shimamatsusawa 8</text:p>
          </table:table-cell>
          <table:table-cell office:value-type="float" office:value="42.92141" calcext:value-type="float">
            <text:p>42.92141</text:p>
          </table:table-cell>
          <table:table-cell office:value-type="float" office:value="141.53848" calcext:value-type="float">
            <text:p>141.53848</text:p>
          </table:table-cell>
          <table:table-cell office:value-type="string" calcext:value-type="string">
            <text:p>Hokkaido</text:p>
          </table:table-cell>
          <table:table-cell office:value-type="float" office:value="-26.23" calcext:value-type="float">
            <text:p>-26.2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amatsu B Chashi Shimamatsusawa 8</text:p>
          </table:table-cell>
          <table:table-cell office:value-type="float" office:value="42.92141" calcext:value-type="float">
            <text:p>42.92141</text:p>
          </table:table-cell>
          <table:table-cell office:value-type="float" office:value="141.53848" calcext:value-type="float">
            <text:p>141.53848</text:p>
          </table:table-cell>
          <table:table-cell office:value-type="string" calcext:value-type="string">
            <text:p>Hokkaido</text:p>
          </table:table-cell>
          <table:table-cell office:value-type="float" office:value="-27.19" calcext:value-type="float">
            <text:p>-27.1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itakogane 2</text:p>
          </table:table-cell>
          <table:table-cell office:value-type="float" office:value="42.40455" calcext:value-type="float">
            <text:p>42.40455</text:p>
          </table:table-cell>
          <table:table-cell office:value-type="float" office:value="140.91221" calcext:value-type="float">
            <text:p>140.91221</text:p>
          </table:table-cell>
          <table:table-cell office:value-type="string" calcext:value-type="string">
            <text:p>Hokkaido</text:p>
          </table:table-cell>
          <table:table-cell office:value-type="float" office:value="-27.75" calcext:value-type="float">
            <text:p>-27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oheji 4</text:p>
          </table:table-cell>
          <table:table-cell office:value-type="float" office:value="41.76346" calcext:value-type="float">
            <text:p>41.76346</text:p>
          </table:table-cell>
          <table:table-cell office:value-type="float" office:value="140.58826" calcext:value-type="float">
            <text:p>140.58826</text:p>
          </table:table-cell>
          <table:table-cell office:value-type="string" calcext:value-type="string">
            <text:p>Hokkaido</text:p>
          </table:table-cell>
          <table:table-cell office:value-type="float" office:value="-26.12" calcext:value-type="float">
            <text:p>-26.1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ukanboshi E1</text:p>
          </table:table-cell>
          <table:table-cell office:value-type="float" office:value="42.86802" calcext:value-type="float">
            <text:p>42.86802</text:p>
          </table:table-cell>
          <table:table-cell office:value-type="float" office:value="141.58435" calcext:value-type="float">
            <text:p>141.58435</text:p>
          </table:table-cell>
          <table:table-cell office:value-type="string" calcext:value-type="string">
            <text:p>Hokkaido</text:p>
          </table:table-cell>
          <table:table-cell office:value-type="float" office:value="-30.84" calcext:value-type="float">
            <text:p>-30.8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Yukanboshi E1</text:p>
          </table:table-cell>
          <table:table-cell office:value-type="float" office:value="42.86802" calcext:value-type="float">
            <text:p>42.86802</text:p>
          </table:table-cell>
          <table:table-cell office:value-type="float" office:value="141.58435" calcext:value-type="float">
            <text:p>141.58435</text:p>
          </table:table-cell>
          <table:table-cell office:value-type="string" calcext:value-type="string">
            <text:p>Hokkaido</text:p>
          </table:table-cell>
          <table:table-cell office:value-type="float" office:value="-27.22" calcext:value-type="float">
            <text:p>-27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ukanboshi E1</text:p>
          </table:table-cell>
          <table:table-cell office:value-type="float" office:value="42.86802" calcext:value-type="float">
            <text:p>42.86802</text:p>
          </table:table-cell>
          <table:table-cell office:value-type="float" office:value="141.58435" calcext:value-type="float">
            <text:p>141.58435</text:p>
          </table:table-cell>
          <table:table-cell office:value-type="string" calcext:value-type="string">
            <text:p>Hokkaido</text:p>
          </table:table-cell>
          <table:table-cell office:value-type="float" office:value="-29.47" calcext:value-type="float">
            <text:p>-29.4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betsugawaguchisagan 2</text:p>
          </table:table-cell>
          <table:table-cell office:value-type="float" office:value="43.67068" calcext:value-type="float">
            <text:p>43.67068</text:p>
          </table:table-cell>
          <table:table-cell office:value-type="float" office:value="145.11437" calcext:value-type="float">
            <text:p>145.11437</text:p>
          </table:table-cell>
          <table:table-cell office:value-type="string" calcext:value-type="string">
            <text:p>Hokkaido</text:p>
          </table:table-cell>
          <table:table-cell office:value-type="float" office:value="-31.05" calcext:value-type="float">
            <text:p>-31.05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betsugawaguchisagan 2</text:p>
          </table:table-cell>
          <table:table-cell office:value-type="float" office:value="43.67068" calcext:value-type="float">
            <text:p>43.67068</text:p>
          </table:table-cell>
          <table:table-cell office:value-type="float" office:value="145.11437" calcext:value-type="float">
            <text:p>145.11437</text:p>
          </table:table-cell>
          <table:table-cell office:value-type="string" calcext:value-type="string">
            <text:p>Hokkaido</text:p>
          </table:table-cell>
          <table:table-cell office:value-type="float" office:value="-27.6" calcext:value-type="float">
            <text:p>-27.6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betsugawaguchisagan 2</text:p>
          </table:table-cell>
          <table:table-cell office:value-type="float" office:value="43.67068" calcext:value-type="float">
            <text:p>43.67068</text:p>
          </table:table-cell>
          <table:table-cell office:value-type="float" office:value="145.11437" calcext:value-type="float">
            <text:p>145.11437</text:p>
          </table:table-cell>
          <table:table-cell office:value-type="string" calcext:value-type="string">
            <text:p>Hokkaido</text:p>
          </table:table-cell>
          <table:table-cell office:value-type="float" office:value="-30.27" calcext:value-type="float">
            <text:p>-30.2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betsugawaguchisagan 2</text:p>
          </table:table-cell>
          <table:table-cell office:value-type="float" office:value="43.67068" calcext:value-type="float">
            <text:p>43.67068</text:p>
          </table:table-cell>
          <table:table-cell office:value-type="float" office:value="145.11437" calcext:value-type="float">
            <text:p>145.11437</text:p>
          </table:table-cell>
          <table:table-cell office:value-type="string" calcext:value-type="string">
            <text:p>Hokkaido</text:p>
          </table:table-cell>
          <table:table-cell office:value-type="float" office:value="-26.25" calcext:value-type="float">
            <text:p>-26.25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Yafurai 7</text:p>
          </table:table-cell>
          <table:table-cell office:value-type="float" office:value="41.77475" calcext:value-type="float">
            <text:p>41.77475</text:p>
          </table:table-cell>
          <table:table-cell office:value-type="float" office:value="140.59926" calcext:value-type="float">
            <text:p>140.59926</text:p>
          </table:table-cell>
          <table:table-cell office:value-type="string" calcext:value-type="string">
            <text:p>Hokkaido</text:p>
          </table:table-cell>
          <table:table-cell office:value-type="float" office:value="-26.81" calcext:value-type="float">
            <text:p>-26.81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furai 7</text:p>
          </table:table-cell>
          <table:table-cell office:value-type="float" office:value="41.77475" calcext:value-type="float">
            <text:p>41.77475</text:p>
          </table:table-cell>
          <table:table-cell office:value-type="float" office:value="140.59926" calcext:value-type="float">
            <text:p>140.59926</text:p>
          </table:table-cell>
          <table:table-cell office:value-type="string" calcext:value-type="string">
            <text:p>Hokkaido</text:p>
          </table:table-cell>
          <table:table-cell office:value-type="float" office:value="-26.67" calcext:value-type="float">
            <text:p>-26.6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furai 7</text:p>
          </table:table-cell>
          <table:table-cell office:value-type="float" office:value="41.77475" calcext:value-type="float">
            <text:p>41.77475</text:p>
          </table:table-cell>
          <table:table-cell office:value-type="float" office:value="140.59926" calcext:value-type="float">
            <text:p>140.59926</text:p>
          </table:table-cell>
          <table:table-cell office:value-type="string" calcext:value-type="string">
            <text:p>Hokkaido</text:p>
          </table:table-cell>
          <table:table-cell office:value-type="float" office:value="-27.29" calcext:value-type="float">
            <text:p>-27.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furai 7</text:p>
          </table:table-cell>
          <table:table-cell office:value-type="float" office:value="41.77475" calcext:value-type="float">
            <text:p>41.77475</text:p>
          </table:table-cell>
          <table:table-cell office:value-type="float" office:value="140.59926" calcext:value-type="float">
            <text:p>140.59926</text:p>
          </table:table-cell>
          <table:table-cell office:value-type="string" calcext:value-type="string">
            <text:p>Hokkaido</text:p>
          </table:table-cell>
          <table:table-cell office:value-type="float" office:value="-27.28" calcext:value-type="float">
            <text:p>-27.2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Yafurai 7</text:p>
          </table:table-cell>
          <table:table-cell office:value-type="float" office:value="41.77475" calcext:value-type="float">
            <text:p>41.77475</text:p>
          </table:table-cell>
          <table:table-cell office:value-type="float" office:value="140.59926" calcext:value-type="float">
            <text:p>140.59926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Morikawa</text:p>
          </table:table-cell>
          <table:table-cell office:value-type="float" office:value="42.08459" calcext:value-type="float">
            <text:p>42.08459</text:p>
          </table:table-cell>
          <table:table-cell office:value-type="float" office:value="140.57053" calcext:value-type="float">
            <text:p>140.57053</text:p>
          </table:table-cell>
          <table:table-cell office:value-type="string" calcext:value-type="string">
            <text:p>Hokkaido</text:p>
          </table:table-cell>
          <table:table-cell office:value-type="float" office:value="-27.17" calcext:value-type="float">
            <text:p>-27.1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orikawa</text:p>
          </table:table-cell>
          <table:table-cell office:value-type="float" office:value="42.08459" calcext:value-type="float">
            <text:p>42.08459</text:p>
          </table:table-cell>
          <table:table-cell office:value-type="float" office:value="140.57053" calcext:value-type="float">
            <text:p>140.57053</text:p>
          </table:table-cell>
          <table:table-cell office:value-type="string" calcext:value-type="string">
            <text:p>Hokkaido</text:p>
          </table:table-cell>
          <table:table-cell office:value-type="float" office:value="-26.77" calcext:value-type="float">
            <text:p>-26.7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orikawa</text:p>
          </table:table-cell>
          <table:table-cell office:value-type="float" office:value="42.08459" calcext:value-type="float">
            <text:p>42.08459</text:p>
          </table:table-cell>
          <table:table-cell office:value-type="float" office:value="140.57053" calcext:value-type="float">
            <text:p>140.57053</text:p>
          </table:table-cell>
          <table:table-cell office:value-type="string" calcext:value-type="string">
            <text:p>Hokkaido</text:p>
          </table:table-cell>
          <table:table-cell office:value-type="float" office:value="-28.35" calcext:value-type="float">
            <text:p>-28.3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4</text:p>
          </table:table-cell>
          <table:table-cell office:value-type="float" office:value="41.79758" calcext:value-type="float">
            <text:p>41.79758</text:p>
          </table:table-cell>
          <table:table-cell office:value-type="float" office:value="140.61649" calcext:value-type="float">
            <text:p>140.61649</text:p>
          </table:table-cell>
          <table:table-cell office:value-type="string" calcext:value-type="string">
            <text:p>Hokkaido</text:p>
          </table:table-cell>
          <table:table-cell office:value-type="float" office:value="-27.72" calcext:value-type="float">
            <text:p>-27.7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4</text:p>
          </table:table-cell>
          <table:table-cell office:value-type="float" office:value="41.79758" calcext:value-type="float">
            <text:p>41.79758</text:p>
          </table:table-cell>
          <table:table-cell office:value-type="float" office:value="140.61649" calcext:value-type="float">
            <text:p>140.61649</text:p>
          </table:table-cell>
          <table:table-cell office:value-type="string" calcext:value-type="string">
            <text:p>Hokkaido</text:p>
          </table:table-cell>
          <table:table-cell office:value-type="float" office:value="-26.27" calcext:value-type="float">
            <text:p>-26.2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4</text:p>
          </table:table-cell>
          <table:table-cell office:value-type="float" office:value="41.79758" calcext:value-type="float">
            <text:p>41.79758</text:p>
          </table:table-cell>
          <table:table-cell office:value-type="float" office:value="140.61649" calcext:value-type="float">
            <text:p>140.61649</text:p>
          </table:table-cell>
          <table:table-cell office:value-type="string" calcext:value-type="string">
            <text:p>Hokkaido</text:p>
          </table:table-cell>
          <table:table-cell office:value-type="float" office:value="-28.31" calcext:value-type="float">
            <text:p>-28.31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4</text:p>
          </table:table-cell>
          <table:table-cell office:value-type="float" office:value="41.79758" calcext:value-type="float">
            <text:p>41.79758</text:p>
          </table:table-cell>
          <table:table-cell office:value-type="float" office:value="140.61649" calcext:value-type="float">
            <text:p>140.61649</text:p>
          </table:table-cell>
          <table:table-cell office:value-type="string" calcext:value-type="string">
            <text:p>Hokkaido</text:p>
          </table:table-cell>
          <table:table-cell office:value-type="float" office:value="-27.19" calcext:value-type="float">
            <text:p>-27.19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4</text:p>
          </table:table-cell>
          <table:table-cell office:value-type="float" office:value="41.79758" calcext:value-type="float">
            <text:p>41.79758</text:p>
          </table:table-cell>
          <table:table-cell office:value-type="float" office:value="140.61649" calcext:value-type="float">
            <text:p>140.61649</text:p>
          </table:table-cell>
          <table:table-cell office:value-type="string" calcext:value-type="string">
            <text:p>Hokkaido</text:p>
          </table:table-cell>
          <table:table-cell office:value-type="float" office:value="-29.14" calcext:value-type="float">
            <text:p>-29.1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kasago</text:p>
          </table:table-cell>
          <table:table-cell office:value-type="float" office:value="42.54265" calcext:value-type="float">
            <text:p>42.54265</text:p>
          </table:table-cell>
          <table:table-cell office:value-type="float" office:value="140.77486" calcext:value-type="float">
            <text:p>140.77486</text:p>
          </table:table-cell>
          <table:table-cell office:value-type="string" calcext:value-type="string">
            <text:p>Hokkaido</text:p>
          </table:table-cell>
          <table:table-cell office:value-type="float" office:value="-26.5" calcext:value-type="float">
            <text:p>-26.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kasago</text:p>
          </table:table-cell>
          <table:table-cell office:value-type="float" office:value="42.54265" calcext:value-type="float">
            <text:p>42.54265</text:p>
          </table:table-cell>
          <table:table-cell office:value-type="float" office:value="140.77486" calcext:value-type="float">
            <text:p>140.77486</text:p>
          </table:table-cell>
          <table:table-cell office:value-type="string" calcext:value-type="string">
            <text:p>Hokkaido</text:p>
          </table:table-cell>
          <table:table-cell office:value-type="float" office:value="-29.36" calcext:value-type="float">
            <text:p>-29.36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micharo</text:p>
          </table:table-cell>
          <table:table-cell office:value-type="float" office:value="43.11593" calcext:value-type="float">
            <text:p>43.11593</text:p>
          </table:table-cell>
          <table:table-cell office:value-type="float" office:value="143.89723" calcext:value-type="float">
            <text:p>143.89723</text:p>
          </table:table-cell>
          <table:table-cell office:value-type="string" calcext:value-type="string">
            <text:p>Hokkaido</text:p>
          </table:table-cell>
          <table:table-cell office:value-type="float" office:value="-26.25" calcext:value-type="float">
            <text:p>-26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8.26" calcext:value-type="float">
            <text:p>-28.2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7.25" calcext:value-type="float">
            <text:p>-27.2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8.24" calcext:value-type="float">
            <text:p>-28.2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6.33" calcext:value-type="float">
            <text:p>-26.33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7.18" calcext:value-type="float">
            <text:p>-27.1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Ishikura 1</text:p>
          </table:table-cell>
          <table:table-cell office:value-type="float" office:value="42.14961" calcext:value-type="float">
            <text:p>42.14961</text:p>
          </table:table-cell>
          <table:table-cell office:value-type="float" office:value="140.4804" calcext:value-type="float">
            <text:p>140.4804</text:p>
          </table:table-cell>
          <table:table-cell office:value-type="string" calcext:value-type="string">
            <text:p>Hokkaido</text:p>
          </table:table-cell>
          <table:table-cell office:value-type="float" office:value="-27.01" calcext:value-type="float">
            <text:p>-27.0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orokasawa I</text:p>
          </table:table-cell>
          <table:table-cell office:value-type="float" office:value="43.90889" calcext:value-type="float">
            <text:p>43.90889</text:p>
          </table:table-cell>
          <table:table-cell office:value-type="float" office:value="143.21414" calcext:value-type="float">
            <text:p>143.21414</text:p>
          </table:table-cell>
          <table:table-cell office:value-type="string" calcext:value-type="string">
            <text:p>Hokkaido</text:p>
          </table:table-cell>
          <table:table-cell office:value-type="float" office:value="-27.11" calcext:value-type="float">
            <text:p>-27.11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enneru 1</text:p>
          </table:table-cell>
          <table:table-cell office:value-type="float" office:value="43.00763" calcext:value-type="float">
            <text:p>43.00763</text:p>
          </table:table-cell>
          <table:table-cell office:value-type="float" office:value="144.43184" calcext:value-type="float">
            <text:p>144.43184</text:p>
          </table:table-cell>
          <table:table-cell office:value-type="string" calcext:value-type="string">
            <text:p>Hokkaido</text:p>
          </table:table-cell>
          <table:table-cell office:value-type="float" office:value="-27.2" calcext:value-type="float">
            <text:p>-27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enneru 1</text:p>
          </table:table-cell>
          <table:table-cell office:value-type="float" office:value="43.00763" calcext:value-type="float">
            <text:p>43.00763</text:p>
          </table:table-cell>
          <table:table-cell office:value-type="float" office:value="144.43184" calcext:value-type="float">
            <text:p>144.43184</text:p>
          </table:table-cell>
          <table:table-cell office:value-type="string" calcext:value-type="string">
            <text:p>Hokkaido</text:p>
          </table:table-cell>
          <table:table-cell office:value-type="float" office:value="-26.15" calcext:value-type="float">
            <text:p>-26.1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enneru 1</text:p>
          </table:table-cell>
          <table:table-cell office:value-type="float" office:value="43.00763" calcext:value-type="float">
            <text:p>43.00763</text:p>
          </table:table-cell>
          <table:table-cell office:value-type="float" office:value="144.43184" calcext:value-type="float">
            <text:p>144.43184</text:p>
          </table:table-cell>
          <table:table-cell office:value-type="string" calcext:value-type="string">
            <text:p>Hokkaido</text:p>
          </table:table-cell>
          <table:table-cell office:value-type="float" office:value="-30.22" calcext:value-type="float">
            <text:p>-30.22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enneru 1</text:p>
          </table:table-cell>
          <table:table-cell office:value-type="float" office:value="43.00763" calcext:value-type="float">
            <text:p>43.00763</text:p>
          </table:table-cell>
          <table:table-cell office:value-type="float" office:value="144.43184" calcext:value-type="float">
            <text:p>144.43184</text:p>
          </table:table-cell>
          <table:table-cell office:value-type="string" calcext:value-type="string">
            <text:p>Hokkaido</text:p>
          </table:table-cell>
          <table:table-cell office:value-type="float" office:value="-26.58" calcext:value-type="float">
            <text:p>-26.58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takami 4</text:p>
          </table:table-cell>
          <table:table-cell office:value-type="float" office:value="43.76766" calcext:value-type="float">
            <text:p>43.76766</text:p>
          </table:table-cell>
          <table:table-cell office:value-type="float" office:value="143.85033" calcext:value-type="float">
            <text:p>143.85033</text:p>
          </table:table-cell>
          <table:table-cell office:value-type="string" calcext:value-type="string">
            <text:p>Hokkaido</text:p>
          </table:table-cell>
          <table:table-cell office:value-type="float" office:value="-27.82" calcext:value-type="float">
            <text:p>-27.8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Oohira</text:p>
          </table:table-cell>
          <table:table-cell office:value-type="float" office:value="41.6911" calcext:value-type="float">
            <text:p>41.6911</text:p>
          </table:table-cell>
          <table:table-cell office:value-type="float" office:value="140.44739" calcext:value-type="float">
            <text:p>140.44739</text:p>
          </table:table-cell>
          <table:table-cell office:value-type="string" calcext:value-type="string">
            <text:p>Hokkaido</text:p>
          </table:table-cell>
          <table:table-cell office:value-type="float" office:value="-26.47" calcext:value-type="float">
            <text:p>-26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Oohira</text:p>
          </table:table-cell>
          <table:table-cell office:value-type="float" office:value="41.6911" calcext:value-type="float">
            <text:p>41.6911</text:p>
          </table:table-cell>
          <table:table-cell office:value-type="float" office:value="140.44739" calcext:value-type="float">
            <text:p>140.44739</text:p>
          </table:table-cell>
          <table:table-cell office:value-type="string" calcext:value-type="string">
            <text:p>Hokkaido</text:p>
          </table:table-cell>
          <table:table-cell office:value-type="float" office:value="-26.51" calcext:value-type="float">
            <text:p>-26.51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Oohira</text:p>
          </table:table-cell>
          <table:table-cell office:value-type="float" office:value="41.6911" calcext:value-type="float">
            <text:p>41.6911</text:p>
          </table:table-cell>
          <table:table-cell office:value-type="float" office:value="140.44739" calcext:value-type="float">
            <text:p>140.44739</text:p>
          </table:table-cell>
          <table:table-cell office:value-type="string" calcext:value-type="string">
            <text:p>Hokkaido</text:p>
          </table:table-cell>
          <table:table-cell office:value-type="float" office:value="-26.38" calcext:value-type="float">
            <text:p>-26.3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27.02" calcext:value-type="float">
            <text:p>-27.0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26.18" calcext:value-type="float">
            <text:p>-26.1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27.08" calcext:value-type="float">
            <text:p>-27.08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30.33" calcext:value-type="float">
            <text:p>-30.33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26.03" calcext:value-type="float">
            <text:p>-26.0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Hebinai 2</text:p>
          </table:table-cell>
          <table:table-cell office:value-type="float" office:value="41.69369" calcext:value-type="float">
            <text:p>41.69369</text:p>
          </table:table-cell>
          <table:table-cell office:value-type="float" office:value="140.45888" calcext:value-type="float">
            <text:p>140.45888</text:p>
          </table:table-cell>
          <table:table-cell office:value-type="string" calcext:value-type="string">
            <text:p>Hokkaido</text:p>
          </table:table-cell>
          <table:table-cell office:value-type="float" office:value="-28.28" calcext:value-type="float">
            <text:p>-28.2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Minamirokugousagan</text:p>
          </table:table-cell>
          <table:table-cell office:value-type="float" office:value="42.95079" calcext:value-type="float">
            <text:p>42.95079</text:p>
          </table:table-cell>
          <table:table-cell office:value-type="float" office:value="141.71428" calcext:value-type="float">
            <text:p>141.71428</text:p>
          </table:table-cell>
          <table:table-cell office:value-type="string" calcext:value-type="string">
            <text:p>Hokkaido</text:p>
          </table:table-cell>
          <table:table-cell office:value-type="float" office:value="-31.84" calcext:value-type="float">
            <text:p>-31.84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Minamirokugousagan</text:p>
          </table:table-cell>
          <table:table-cell office:value-type="float" office:value="42.95079" calcext:value-type="float">
            <text:p>42.95079</text:p>
          </table:table-cell>
          <table:table-cell office:value-type="float" office:value="141.71428" calcext:value-type="float">
            <text:p>141.71428</text:p>
          </table:table-cell>
          <table:table-cell office:value-type="string" calcext:value-type="string">
            <text:p>Hokkaido</text:p>
          </table:table-cell>
          <table:table-cell office:value-type="float" office:value="-28.75" calcext:value-type="float">
            <text:p>-28.7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Minamirokugousagan</text:p>
          </table:table-cell>
          <table:table-cell office:value-type="float" office:value="42.95079" calcext:value-type="float">
            <text:p>42.95079</text:p>
          </table:table-cell>
          <table:table-cell office:value-type="float" office:value="141.71428" calcext:value-type="float">
            <text:p>141.71428</text:p>
          </table:table-cell>
          <table:table-cell office:value-type="string" calcext:value-type="string">
            <text:p>Hokkaido</text:p>
          </table:table-cell>
          <table:table-cell office:value-type="float" office:value="-26.83" calcext:value-type="float">
            <text:p>-26.8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7.99" calcext:value-type="float">
            <text:p>-27.9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9.56" calcext:value-type="float">
            <text:p>-29.5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7.87" calcext:value-type="float">
            <text:p>-27.8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8.13" calcext:value-type="float">
            <text:p>-28.1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6.3" calcext:value-type="float">
            <text:p>-26.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6.22" calcext:value-type="float">
            <text:p>-26.2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6.55" calcext:value-type="float">
            <text:p>-26.5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ateno 6</text:p>
          </table:table-cell>
          <table:table-cell office:value-type="float" office:value="41.78922" calcext:value-type="float">
            <text:p>41.78922</text:p>
          </table:table-cell>
          <table:table-cell office:value-type="float" office:value="140.61767" calcext:value-type="float">
            <text:p>140.61767</text:p>
          </table:table-cell>
          <table:table-cell office:value-type="string" calcext:value-type="string">
            <text:p>Hokkaido</text:p>
          </table:table-cell>
          <table:table-cell office:value-type="float" office:value="-26.15" calcext:value-type="float">
            <text:p>-26.1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7.35" calcext:value-type="float">
            <text:p>-27.3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7.5" calcext:value-type="float">
            <text:p>-27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6.15" calcext:value-type="float">
            <text:p>-26.1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6.77" calcext:value-type="float">
            <text:p>-26.77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6.34" calcext:value-type="float">
            <text:p>-26.3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6.8" calcext:value-type="float">
            <text:p>-26.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8" calcext:value-type="float">
            <text:p>-28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ikonai</text:p>
          </table:table-cell>
          <table:table-cell office:value-type="float" office:value="41.68526" calcext:value-type="float">
            <text:p>41.68526</text:p>
          </table:table-cell>
          <table:table-cell office:value-type="float" office:value="140.44102" calcext:value-type="float">
            <text:p>140.44102</text:p>
          </table:table-cell>
          <table:table-cell office:value-type="string" calcext:value-type="string">
            <text:p>Hokkaido</text:p>
          </table:table-cell>
          <table:table-cell office:value-type="float" office:value="-29.09" calcext:value-type="float">
            <text:p>-29.09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ukubaigawaono</text:p>
          </table:table-cell>
          <table:table-cell office:value-type="float" office:value="42.83328" calcext:value-type="float">
            <text:p>42.83328</text:p>
          </table:table-cell>
          <table:table-cell office:value-type="float" office:value="141.69171" calcext:value-type="float">
            <text:p>141.69171</text:p>
          </table:table-cell>
          <table:table-cell office:value-type="string" calcext:value-type="string">
            <text:p>Hokkaido</text:p>
          </table:table-cell>
          <table:table-cell office:value-type="float" office:value="-26.09" calcext:value-type="float">
            <text:p>-26.0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ukubaigawaono</text:p>
          </table:table-cell>
          <table:table-cell office:value-type="float" office:value="42.83328" calcext:value-type="float">
            <text:p>42.83328</text:p>
          </table:table-cell>
          <table:table-cell office:value-type="float" office:value="141.69171" calcext:value-type="float">
            <text:p>141.69171</text:p>
          </table:table-cell>
          <table:table-cell office:value-type="string" calcext:value-type="string">
            <text:p>Hokkaido</text:p>
          </table:table-cell>
          <table:table-cell office:value-type="float" office:value="-27" calcext:value-type="float">
            <text:p>-2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ukubaigawaono</text:p>
          </table:table-cell>
          <table:table-cell office:value-type="float" office:value="42.83328" calcext:value-type="float">
            <text:p>42.83328</text:p>
          </table:table-cell>
          <table:table-cell office:value-type="float" office:value="141.69171" calcext:value-type="float">
            <text:p>141.69171</text:p>
          </table:table-cell>
          <table:table-cell office:value-type="string" calcext:value-type="string">
            <text:p>Hokkaido</text:p>
          </table:table-cell>
          <table:table-cell office:value-type="float" office:value="-26.94" calcext:value-type="float">
            <text:p>-26.9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ukubaigawaono</text:p>
          </table:table-cell>
          <table:table-cell office:value-type="float" office:value="42.83328" calcext:value-type="float">
            <text:p>42.83328</text:p>
          </table:table-cell>
          <table:table-cell office:value-type="float" office:value="141.69171" calcext:value-type="float">
            <text:p>141.69171</text:p>
          </table:table-cell>
          <table:table-cell office:value-type="string" calcext:value-type="string">
            <text:p>Hokkaido</text:p>
          </table:table-cell>
          <table:table-cell office:value-type="float" office:value="-27.66" calcext:value-type="float">
            <text:p>-27.6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ukubaigawaono</text:p>
          </table:table-cell>
          <table:table-cell office:value-type="float" office:value="42.83328" calcext:value-type="float">
            <text:p>42.83328</text:p>
          </table:table-cell>
          <table:table-cell office:value-type="float" office:value="141.69171" calcext:value-type="float">
            <text:p>141.69171</text:p>
          </table:table-cell>
          <table:table-cell office:value-type="string" calcext:value-type="string">
            <text:p>Hokkaido</text:p>
          </table:table-cell>
          <table:table-cell office:value-type="float" office:value="-26.58" calcext:value-type="float">
            <text:p>-26.58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7.49" calcext:value-type="float">
            <text:p>-27.49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18" calcext:value-type="float">
            <text:p>-26.18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44" calcext:value-type="float">
            <text:p>-26.4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77" calcext:value-type="float">
            <text:p>-26.7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35" calcext:value-type="float">
            <text:p>-26.3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7.12" calcext:value-type="float">
            <text:p>-27.1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8.28" calcext:value-type="float">
            <text:p>-28.28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44" calcext:value-type="float">
            <text:p>-26.44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01" calcext:value-type="float">
            <text:p>-26.0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62" calcext:value-type="float">
            <text:p>-26.6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7.03" calcext:value-type="float">
            <text:p>-27.0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28" calcext:value-type="float">
            <text:p>-26.2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8.24" calcext:value-type="float">
            <text:p>-28.2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imohororo 1</text:p>
          </table:table-cell>
          <table:table-cell office:value-type="float" office:value="43.15259" calcext:value-type="float">
            <text:p>43.15259</text:p>
          </table:table-cell>
          <table:table-cell office:value-type="float" office:value="144.33056" calcext:value-type="float">
            <text:p>144.33056</text:p>
          </table:table-cell>
          <table:table-cell office:value-type="string" calcext:value-type="string">
            <text:p>Hokkaido</text:p>
          </table:table-cell>
          <table:table-cell office:value-type="float" office:value="-26.94" calcext:value-type="float">
            <text:p>-26.94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tsukari 5</text:p>
          </table:table-cell>
          <table:table-cell office:value-type="float" office:value="41.70362" calcext:value-type="float">
            <text:p>41.70362</text:p>
          </table:table-cell>
          <table:table-cell office:value-type="float" office:value="140.47212" calcext:value-type="float">
            <text:p>140.47212</text:p>
          </table:table-cell>
          <table:table-cell office:value-type="string" calcext:value-type="string">
            <text:p>Hokkaido</text:p>
          </table:table-cell>
          <table:table-cell office:value-type="float" office:value="-26.4" calcext:value-type="float">
            <text:p>-26.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tsukari 5</text:p>
          </table:table-cell>
          <table:table-cell office:value-type="float" office:value="41.70362" calcext:value-type="float">
            <text:p>41.70362</text:p>
          </table:table-cell>
          <table:table-cell office:value-type="float" office:value="140.47212" calcext:value-type="float">
            <text:p>140.47212</text:p>
          </table:table-cell>
          <table:table-cell office:value-type="string" calcext:value-type="string">
            <text:p>Hokkaido</text:p>
          </table:table-cell>
          <table:table-cell office:value-type="float" office:value="-31.08" calcext:value-type="float">
            <text:p>-31.0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Satsukari 5</text:p>
          </table:table-cell>
          <table:table-cell office:value-type="float" office:value="41.70362" calcext:value-type="float">
            <text:p>41.70362</text:p>
          </table:table-cell>
          <table:table-cell office:value-type="float" office:value="140.47212" calcext:value-type="float">
            <text:p>140.47212</text:p>
          </table:table-cell>
          <table:table-cell office:value-type="string" calcext:value-type="string">
            <text:p>Hokkaido</text:p>
          </table:table-cell>
          <table:table-cell office:value-type="float" office:value="-27.41" calcext:value-type="float">
            <text:p>-27.41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Kamaya 8</text:p>
          </table:table-cell>
          <table:table-cell office:value-type="float" office:value="41.72604" calcext:value-type="float">
            <text:p>41.72604</text:p>
          </table:table-cell>
          <table:table-cell office:value-type="float" office:value="140.53199" calcext:value-type="float">
            <text:p>140.53199</text:p>
          </table:table-cell>
          <table:table-cell office:value-type="string" calcext:value-type="string">
            <text:p>Hokkaido</text:p>
          </table:table-cell>
          <table:table-cell office:value-type="float" office:value="-31.31" calcext:value-type="float">
            <text:p>-31.3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amaya 8</text:p>
          </table:table-cell>
          <table:table-cell office:value-type="float" office:value="41.72604" calcext:value-type="float">
            <text:p>41.72604</text:p>
          </table:table-cell>
          <table:table-cell office:value-type="float" office:value="140.53199" calcext:value-type="float">
            <text:p>140.53199</text:p>
          </table:table-cell>
          <table:table-cell office:value-type="string" calcext:value-type="string">
            <text:p>Hokkaido</text:p>
          </table:table-cell>
          <table:table-cell office:value-type="float" office:value="-27.02" calcext:value-type="float">
            <text:p>-27.02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Kamaya 8</text:p>
          </table:table-cell>
          <table:table-cell office:value-type="float" office:value="41.72604" calcext:value-type="float">
            <text:p>41.72604</text:p>
          </table:table-cell>
          <table:table-cell office:value-type="float" office:value="140.53199" calcext:value-type="float">
            <text:p>140.53199</text:p>
          </table:table-cell>
          <table:table-cell office:value-type="string" calcext:value-type="string">
            <text:p>Hokkaido</text:p>
          </table:table-cell>
          <table:table-cell office:value-type="float" office:value="-29.69" calcext:value-type="float">
            <text:p>-29.69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oubetsugawasagan</text:p>
          </table:table-cell>
          <table:table-cell office:value-type="float" office:value="41.75948" calcext:value-type="float">
            <text:p>41.75948</text:p>
          </table:table-cell>
          <table:table-cell office:value-type="float" office:value="140.58364" calcext:value-type="float">
            <text:p>140.58364</text:p>
          </table:table-cell>
          <table:table-cell office:value-type="string" calcext:value-type="string">
            <text:p>Hokkaido</text:p>
          </table:table-cell>
          <table:table-cell office:value-type="float" office:value="-26.7" calcext:value-type="float">
            <text:p>-26.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oubetsugawasagan</text:p>
          </table:table-cell>
          <table:table-cell office:value-type="float" office:value="41.75948" calcext:value-type="float">
            <text:p>41.75948</text:p>
          </table:table-cell>
          <table:table-cell office:value-type="float" office:value="140.58364" calcext:value-type="float">
            <text:p>140.58364</text:p>
          </table:table-cell>
          <table:table-cell office:value-type="string" calcext:value-type="string">
            <text:p>Hokkaido</text:p>
          </table:table-cell>
          <table:table-cell office:value-type="float" office:value="-26.71" calcext:value-type="float">
            <text:p>-26.71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Asahi</text:p>
          </table:table-cell>
          <table:table-cell office:value-type="float" office:value="42.73615" calcext:value-type="float">
            <text:p>42.73615</text:p>
          </table:table-cell>
          <table:table-cell office:value-type="float" office:value="141.90042" calcext:value-type="float">
            <text:p>141.90042</text:p>
          </table:table-cell>
          <table:table-cell office:value-type="string" calcext:value-type="string">
            <text:p>Hokkaido</text:p>
          </table:table-cell>
          <table:table-cell office:value-type="float" office:value="-28.57" calcext:value-type="float">
            <text:p>-28.5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Asahi</text:p>
          </table:table-cell>
          <table:table-cell office:value-type="float" office:value="42.73615" calcext:value-type="float">
            <text:p>42.73615</text:p>
          </table:table-cell>
          <table:table-cell office:value-type="float" office:value="141.90042" calcext:value-type="float">
            <text:p>141.90042</text:p>
          </table:table-cell>
          <table:table-cell office:value-type="string" calcext:value-type="string">
            <text:p>Hokkaido</text:p>
          </table:table-cell>
          <table:table-cell office:value-type="float" office:value="-29.95" calcext:value-type="float">
            <text:p>-29.9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Lacquer</text:p>
          </table:table-cell>
        </table:table-row>
        <table:table-row table:style-name="ro1">
          <table:table-cell office:value-type="string" calcext:value-type="string">
            <text:p>Miyako</text:p>
          </table:table-cell>
          <table:table-cell office:value-type="float" office:value="42.22932" calcext:value-type="float">
            <text:p>42.22932</text:p>
          </table:table-cell>
          <table:table-cell office:value-type="float" office:value="139.81626" calcext:value-type="float">
            <text:p>139.81626</text:p>
          </table:table-cell>
          <table:table-cell office:value-type="string" calcext:value-type="string">
            <text:p>Hokkaido</text:p>
          </table:table-cell>
          <table:table-cell office:value-type="float" office:value="-26.37" calcext:value-type="float">
            <text:p>-26.3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yako</text:p>
          </table:table-cell>
          <table:table-cell office:value-type="float" office:value="42.22932" calcext:value-type="float">
            <text:p>42.22932</text:p>
          </table:table-cell>
          <table:table-cell office:value-type="float" office:value="139.81626" calcext:value-type="float">
            <text:p>139.81626</text:p>
          </table:table-cell>
          <table:table-cell office:value-type="string" calcext:value-type="string">
            <text:p>Hokkaido</text:p>
          </table:table-cell>
          <table:table-cell office:value-type="float" office:value="-27.13" calcext:value-type="float">
            <text:p>-27.1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Miyako</text:p>
          </table:table-cell>
          <table:table-cell office:value-type="float" office:value="42.22932" calcext:value-type="float">
            <text:p>42.22932</text:p>
          </table:table-cell>
          <table:table-cell office:value-type="float" office:value="139.81626" calcext:value-type="float">
            <text:p>139.81626</text:p>
          </table:table-cell>
          <table:table-cell office:value-type="string" calcext:value-type="string">
            <text:p>Hokkaido</text:p>
          </table:table-cell>
          <table:table-cell office:value-type="float" office:value="-26.63" calcext:value-type="float">
            <text:p>-26.6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harred Remain</text:p>
          </table:table-cell>
        </table:table-row>
        <table:table-row table:style-name="ro1">
          <table:table-cell office:value-type="string" calcext:value-type="string">
            <text:p>Tsubunoshinai 2</text:p>
          </table:table-cell>
          <table:table-cell office:value-type="float" office:value="44.23276" calcext:value-type="float">
            <text:p>44.23276</text:p>
          </table:table-cell>
          <table:table-cell office:value-type="float" office:value="143.53112" calcext:value-type="float">
            <text:p>143.53112</text:p>
          </table:table-cell>
          <table:table-cell office:value-type="string" calcext:value-type="string">
            <text:p>Hokkaido</text:p>
          </table:table-cell>
          <table:table-cell office:value-type="float" office:value="-27.36" calcext:value-type="float">
            <text:p>-27.3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Pottery Food Residue</text:p>
          </table:table-cell>
        </table:table-row>
        <table:table-row table:style-name="ro1">
          <table:table-cell office:value-type="string" calcext:value-type="string">
            <text:p>Toosamuporokoshuhentateanagun</text:p>
          </table:table-cell>
          <table:table-cell office:value-type="float" office:value="43.38052" calcext:value-type="float">
            <text:p>43.38052</text:p>
          </table:table-cell>
          <table:table-cell office:value-type="float" office:value="145.75964" calcext:value-type="float">
            <text:p>145.75964</text:p>
          </table:table-cell>
          <table:table-cell office:value-type="string" calcext:value-type="string">
            <text:p>Hokkaido</text:p>
          </table:table-cell>
          <table:table-cell office:value-type="float" office:value="-27.14" calcext:value-type="float">
            <text:p>-27.1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Toosamuporokoshuhentateanagun</text:p>
          </table:table-cell>
          <table:table-cell office:value-type="float" office:value="43.38052" calcext:value-type="float">
            <text:p>43.38052</text:p>
          </table:table-cell>
          <table:table-cell office:value-type="float" office:value="145.75964" calcext:value-type="float">
            <text:p>145.75964</text:p>
          </table:table-cell>
          <table:table-cell office:value-type="string" calcext:value-type="string">
            <text:p>Hokkaido</text:p>
          </table:table-cell>
          <table:table-cell office:value-type="float" office:value="-26.54" calcext:value-type="float">
            <text:p>-26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Onikishibe 1</text:p>
          </table:table-cell>
          <table:table-cell office:value-type="float" office:value="42.76613" calcext:value-type="float">
            <text:p>42.76613</text:p>
          </table:table-cell>
          <table:table-cell office:value-type="float" office:value="142.00333" calcext:value-type="float">
            <text:p>142.00333</text:p>
          </table:table-cell>
          <table:table-cell office:value-type="string" calcext:value-type="string">
            <text:p>Hokkaido</text:p>
          </table:table-cell>
          <table:table-cell office:value-type="float" office:value="-28.2" calcext:value-type="float">
            <text:p>-28.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W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17:43:00.944908000</dc:date>
    <dc:creator>Enrico Crema</dc:creator>
    <meta:editing-duration>PT8M1S</meta:editing-duration>
    <meta:editing-cycles>3</meta:editing-cycles>
    <meta:generator>LibreOffice/4.3.5.2$MacOSX_x86 LibreOffice_project/3a87456aaa6a95c63eea1c1b3201acedf0751bd5</meta:generator>
    <meta:document-statistic meta:table-count="2" meta:cell-count="13316" meta:object-count="0"/>
  </office:meta>
</office:document-meta>
</file>